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octet-stream" manifest:full-path="Object 3"/>
  <manifest:file-entry manifest:media-type="application/binary" manifest:full-path="layout-cache"/>
  <manifest:file-entry manifest:media-type="application/octet-stream" manifest:full-path="Object 4"/>
  <manifest:file-entry manifest:media-type="text/xml" manifest:full-path="settings.xml"/>
  <manifest:file-entry manifest:media-type="application/octet-stream" manifest:full-path="Object 5"/>
  <manifest:file-entry manifest:media-type="text/xml" manifest:full-path="styles.xml"/>
  <manifest:file-entry manifest:media-type="application/rdf+xml" manifest:full-path="manifest.rdf"/>
  <manifest:file-entry manifest:media-type="application/octet-stream"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1" svg:font-family="Arial"/>
    <style:font-face style:name="Birka" svg:font-family="Birka"/>
    <style:font-face style:name="Calibri" svg:font-family="Calibri"/>
    <style:font-face style:name="Consolas" svg:font-family="Consolas"/>
    <style:font-face style:name="Courier New" svg:font-family="'Courier New'"/>
    <style:font-face style:name="Myriad-CnSemibold" svg:font-family="Myriad-CnSemibold"/>
    <style:font-face style:name="Segoe UI" svg:font-family="'Segoe UI'"/>
    <style:font-face style:name="Segoe UI Semibold" svg:font-family="'Segoe UI Semibold'"/>
    <style:font-face style:name="StoneSerif" svg:font-family="StoneSerif"/>
    <style:font-face style:name="Symbol" svg:font-family="Symbol"/>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25in" fo:margin-left="0in" table:align="left" style:may-break-between-rows="true" style:writing-mode="lr-tb"/>
    </style:style>
    <style:style style:name="Table1.A" style:family="table-column">
      <style:table-column-properties style:column-width="0.5514in"/>
    </style:style>
    <style:style style:name="Table1.B" style:family="table-column">
      <style:table-column-properties style:column-width="5.6986in"/>
    </style:style>
    <style:style style:name="Table1.A1" style:family="table-cell">
      <style:table-cell-properties fo:background-color="#ffffff" fo:padding-left="0.0104in" fo:padding-right="0.0104in" fo:padding-top="0in" fo:padding-bottom="0in" fo:border="0.0007in solid #000000" fo:vertical-align="center">
        <style:background-image/>
      </style:table-cell-properties>
    </style:style>
    <style:style style:name="Table2" style:family="table">
      <style:table-properties style:width="6.5417in" fo:margin-left="0in" table:align="left" style:may-break-between-rows="true" style:writing-mode="lr-tb"/>
    </style:style>
    <style:style style:name="Table2.A" style:family="table-column">
      <style:table-column-properties style:column-width="1.2063in"/>
    </style:style>
    <style:style style:name="Table2.B" style:family="table-column">
      <style:table-column-properties style:column-width="3.1778in"/>
    </style:style>
    <style:style style:name="Table2.C" style:family="table-column">
      <style:table-column-properties style:column-width="2.1576in"/>
    </style:style>
    <style:style style:name="Table2.A1" style:family="table-cell">
      <style:table-cell-properties fo:background-color="#ffffff" fo:padding="0in" fo:border="0.0007in solid #000000" fo:vertical-align="center">
        <style:background-image/>
      </style:table-cell-properties>
    </style:style>
    <style:style style:name="Table3" style:family="table">
      <style:table-properties style:width="6.5417in" fo:margin-left="0in" table:align="left" style:may-break-between-rows="true" style:writing-mode="lr-tb"/>
    </style:style>
    <style:style style:name="Table3.A" style:family="table-column">
      <style:table-column-properties style:column-width="1.7688in"/>
    </style:style>
    <style:style style:name="Table3.B" style:family="table-column">
      <style:table-column-properties style:column-width="4.7729in"/>
    </style:style>
    <style:style style:name="Table3.A1" style:family="table-cell">
      <style:table-cell-properties fo:background-color="#ffffff" fo:padding="0in" fo:border="0.0007in solid #000000" fo:vertical-align="center">
        <style:background-image/>
      </style:table-cell-properties>
    </style:style>
    <style:style style:name="P1" style:family="paragraph" style:parent-style-name="Standard">
      <style:paragraph-properties fo:line-height="115%" fo:text-align="start" style:justify-single-word="false"/>
      <style:text-properties fo:color="#444444" style:font-name="Segoe UI" fo:font-size="10pt" fo:font-weight="bold" fo:background-color="transparent" style:font-name-asian="Segoe UI" style:font-name-complex="Segoe UI"/>
    </style:style>
    <style:style style:name="P2" style:family="paragraph" style:parent-style-name="Standard">
      <style:paragraph-properties fo:line-height="100%" fo:text-align="start" style:justify-single-word="false"/>
      <style:text-properties fo:color="#444444" style:font-name="Segoe UI" fo:font-size="10pt" fo:font-weight="bold" fo:background-color="transparent" style:font-name-asian="Segoe UI" style:font-name-complex="Segoe UI"/>
    </style:style>
    <style:style style:name="P3" style:family="paragraph" style:parent-style-name="Standard">
      <style:paragraph-properties fo:line-height="115%" fo:text-align="start" style:justify-single-word="false"/>
      <style:text-properties fo:color="#444444" style:font-name="Segoe UI" fo:font-size="10pt" fo:font-weight="normal" fo:background-color="transparent" style:font-name-asian="Segoe UI" style:font-name-complex="Segoe UI"/>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paragraph-properties fo:line-height="100%" fo:text-align="start" style:justify-single-word="false"/>
      <style:text-properties style:use-window-font-color="true" style:font-name="Myriad-CnSemibold" fo:font-size="15pt" fo:font-weight="normal" fo:background-color="transparent" style:font-name-asian="Myriad-CnSemibold" style:font-name-complex="Myriad-CnSemibold"/>
    </style:style>
    <style:style style:name="P8" style:family="paragraph" style:parent-style-name="Standard">
      <style:paragraph-properties fo:line-height="100%" fo:text-align="start" style:justify-single-word="false"/>
      <style:text-properties style:use-window-font-color="true" style:font-name="Segoe UI" fo:font-size="10pt" fo:font-weight="normal" fo:background-color="transparent" style:font-name-asian="Segoe UI" style:font-name-complex="Segoe UI"/>
    </style:style>
    <style:style style:name="P9" style:family="paragraph" style:parent-style-name="Standard">
      <style:paragraph-properties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10" style:family="paragraph" style:parent-style-name="Standard">
      <style:paragraph-properties fo:line-height="100%" fo:text-align="start" style:justify-single-word="false"/>
      <style:text-properties fo:color="#008000" style:font-name="Consolas" fo:font-size="9pt" fo:font-style="italic" fo:font-weight="normal" fo:background-color="#fbedbb" style:font-name-asian="Consolas" style:font-name-complex="Consolas"/>
    </style:style>
    <style:style style:name="P11" style:family="paragraph" style:parent-style-name="Standard">
      <style:paragraph-properties fo:line-height="100%" fo:text-align="start" style:justify-single-word="false"/>
      <style:text-properties fo:color="#000000" style:font-name="Consolas" fo:font-size="9pt" fo:font-weight="normal" fo:background-color="#fbedbb" style:font-name-asian="Consolas" style:font-name-complex="Consolas"/>
    </style:style>
    <style:style style:name="P12" style:family="paragraph" style:parent-style-name="Standard">
      <style:paragraph-properties fo:line-height="100%" fo:text-align="start" style:justify-single-word="false"/>
      <style:text-properties fo:color="#000000" style:font-name="Segoe UI" fo:font-size="10pt" fo:font-weight="normal" fo:background-color="transparent" style:font-name-asian="Segoe UI" style:font-name-complex="Segoe UI"/>
    </style:style>
    <style:style style:name="P13" style:family="paragraph" style:parent-style-name="Standard">
      <style:paragraph-properties fo:line-height="100%" fo:text-align="start" style:justify-single-word="false"/>
      <style:text-properties fo:color="#a31515" style:font-name="Consolas" fo:font-size="9.5pt" fo:font-weight="normal" fo:background-color="transparent" style:font-name-asian="Consolas" style:font-name-complex="Consolas"/>
    </style:style>
    <style:style style:name="P14" style:family="paragraph" style:parent-style-name="Standard">
      <style:paragraph-properties fo:line-height="100%" fo:text-align="start" style:justify-single-word="false"/>
      <style:text-properties fo:color="#111111" style:font-name="Segoe UI" fo:font-size="10.5pt" fo:font-weight="bold" fo:background-color="transparent" style:font-name-asian="Segoe UI" style:font-name-complex="Segoe UI"/>
    </style:style>
    <style:style style:name="P15" style:family="paragraph" style:parent-style-name="Standard">
      <style:paragraph-properties fo:line-height="100%" fo:text-align="start" style:justify-single-word="false"/>
      <style:text-properties fo:color="#111111" style:font-name="Segoe UI" fo:font-size="10.5pt" fo:font-weight="normal" fo:background-color="transparent" style:font-name-asian="Segoe UI" style:font-name-complex="Segoe UI"/>
    </style:style>
    <style:style style:name="P16" style:family="paragraph" style:parent-style-name="Standard">
      <style:paragraph-properties fo:line-height="100%" fo:text-align="start" style:justify-single-word="false"/>
      <style:text-properties fo:color="#990000" style:font-name="Consolas" fo:font-size="11pt" fo:font-weight="normal" fo:background-color="transparent" style:font-name-asian="Consolas" style:font-name-complex="Consolas"/>
    </style:style>
    <style:style style:name="P17" style:family="paragraph" style:parent-style-name="Standard">
      <style:paragraph-properties fo:line-height="115%" fo:text-align="start" style:justify-single-word="false"/>
      <style:text-properties fo:color="#2a2a2a" style:font-name="Segoe UI" fo:font-size="10pt" fo:font-weight="normal" fo:background-color="transparent" style:font-name-asian="Segoe UI" style:font-name-complex="Segoe UI"/>
    </style:style>
    <style:style style:name="P18" style:family="paragraph" style:parent-style-name="Standard">
      <style:paragraph-properties fo:margin-left="-0.5in" fo:margin-right="0in" fo:line-height="100%" fo:text-align="start" style:justify-single-word="false" fo:text-indent="0in" style:auto-text-indent="false"/>
      <style:text-properties style:use-window-font-color="true" style:font-name="Calibri" fo:font-size="11pt" fo:font-weight="normal" fo:background-color="transparent" style:font-name-asian="Calibri" style:font-name-complex="Calibri"/>
    </style:style>
    <style:style style:name="P19"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0"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21"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9pt" fo:font-weight="bold" fo:background-color="transparent" style:font-name-asian="Segoe UI" style:font-name-complex="Segoe UI"/>
    </style:style>
    <style:style style:name="P22" style:family="paragraph" style:parent-style-name="Standard">
      <style:paragraph-properties fo:margin-left="-0.5in" fo:margin-right="0in" fo:line-height="100%" fo:text-align="start" style:justify-single-word="false" fo:text-indent="0in" style:auto-text-indent="false"/>
    </style:style>
    <style:style style:name="P23" style:family="paragraph" style:parent-style-name="Standard">
      <style:paragraph-properties fo:margin-left="-0.5in" fo:margin-right="0in" fo:margin-top="0in" fo:margin-bottom="0.1043in" fo:line-height="100%" fo:text-align="start" style:justify-single-word="false" fo:text-indent="0in" style:auto-text-indent="false"/>
    </style:style>
    <style:style style:name="P24" style:family="paragraph" style:parent-style-name="Standard">
      <style:paragraph-properties fo:margin-left="-0.5in" fo:margin-right="0in" fo:margin-top="0in" fo:margin-bottom="0.1043in" fo:line-height="100%" fo:text-align="start" style:justify-single-word="false" fo:text-indent="0in" style:auto-text-indent="false"/>
      <style:text-properties fo:color="#000000" style:font-name="Calibri" fo:font-size="12pt" fo:font-weight="normal" fo:background-color="transparent" style:font-name-asian="Calibri" style:font-name-complex="Calibri"/>
    </style:style>
    <style:style style:name="P25" style:family="paragraph" style:parent-style-name="Standard">
      <style:paragraph-properties fo:margin-left="-0.5in" fo:margin-right="0in" fo:margin-top="0in" fo:margin-bottom="0.1043in" fo:line-height="100%" fo:text-align="start" style:justify-single-word="false" fo:text-indent="0in" style:auto-text-indent="false"/>
      <style:text-properties style:use-window-font-color="true" style:font-name="Calibri" fo:font-size="11pt" fo:font-weight="normal" fo:background-color="transparent" style:font-name-asian="Calibri" style:font-name-complex="Calibri"/>
    </style:style>
    <style:style style:name="P26"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27"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normal" fo:background-color="transparent" style:font-name-asian="Segoe UI" style:font-name-complex="Segoe UI"/>
    </style:style>
    <style:style style:name="P28" style:family="paragraph" style:parent-style-name="Standard">
      <style:paragraph-properties fo:margin-left="-0.5in" fo:margin-right="0in" fo:margin-top="0.0693in" fo:margin-bottom="0.0693in" fo:line-height="115%" fo:text-align="start" style:justify-single-word="false" fo:text-indent="0in" style:auto-text-indent="false"/>
    </style:style>
    <style:style style:name="P29"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30"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normal" fo:background-color="transparent" style:font-name-asian="Segoe UI" style:font-name-complex="Segoe UI"/>
    </style:style>
    <style:style style:name="P31"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bold" fo:background-color="transparent" style:font-name-asian="Segoe UI" style:font-name-complex="Segoe UI"/>
    </style:style>
    <style:style style:name="P32" style:family="paragraph" style:parent-style-name="Standard">
      <style:paragraph-properties fo:margin-left="-0.5in" fo:margin-right="0in" fo:margin-top="0.0693in" fo:margin-bottom="0.0693in" fo:line-height="115%" fo:text-align="start" style:justify-single-word="false" fo:text-indent="0in" style:auto-text-indent="false"/>
      <style:text-properties style:use-window-font-color="true" style:font-name="Calibri" fo:font-size="11pt" fo:font-weight="normal" fo:background-color="transparent" style:font-name-asian="Calibri" style:font-name-complex="Calibri"/>
    </style:style>
    <style:style style:name="P33"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 fo:font-size="11pt" fo:font-weight="normal" fo:background-color="transparent" style:font-name-asian="Calibri" style:font-name-complex="Calibri"/>
    </style:style>
    <style:style style:name="P34"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normal" fo:background-color="transparent" style:font-name-asian="Segoe UI" style:font-name-complex="Segoe UI"/>
    </style:style>
    <style:style style:name="P35"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bold" fo:background-color="transparent" style:font-name-asian="Segoe UI" style:font-name-complex="Segoe UI"/>
    </style:style>
    <style:style style:name="P36"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37" style:family="paragraph" style:parent-style-name="Standard">
      <style:paragraph-properties fo:margin-left="-0.5in" fo:margin-right="0in" fo:margin-top="0in" fo:margin-bottom="0.0693in" fo:line-height="100%" fo:text-align="start" style:justify-single-word="false" fo:text-indent="0in" style:auto-text-indent="false"/>
      <style:text-properties style:use-window-font-color="true" style:font-name="Calibri" fo:font-size="11pt" fo:font-weight="normal" fo:background-color="transparent" style:font-name-asian="Calibri" style:font-name-complex="Calibri"/>
    </style:style>
    <style:style style:name="P38" style:family="paragraph" style:parent-style-name="Standard">
      <style:paragraph-properties fo:margin-left="-0.5in" fo:margin-right="0in" fo:margin-top="0in" fo:margin-bottom="0.1043in" fo:line-height="100%" fo:text-align="start" style:justify-single-word="false" fo:text-indent="0.5in" style:auto-text-indent="false"/>
      <style:text-properties fo:color="#444444" style:font-name="Segoe UI" fo:font-size="10pt" fo:font-weight="normal" fo:background-color="transparent" style:font-name-asian="Segoe UI" style:font-name-complex="Segoe UI"/>
    </style:style>
    <style:style style:name="P39" style:family="paragraph" style:parent-style-name="Standard">
      <style:paragraph-properties fo:margin-left="-0.5in" fo:margin-right="0in" fo:margin-top="0.0693in" fo:margin-bottom="0.0693in" fo:line-height="115%" fo:text-align="start" style:justify-single-word="false" fo:text-indent="0.5in" style:auto-text-indent="false"/>
    </style:style>
    <style:style style:name="P40" style:family="paragraph" style:parent-style-name="Standard">
      <style:paragraph-properties fo:margin-left="-0.5in" fo:margin-right="0in" fo:margin-top="0.0693in" fo:margin-bottom="0.0693in" fo:line-height="115%" fo:text-align="start" style:justify-single-word="false" fo:text-indent="0.5in" style:auto-text-indent="false"/>
      <style:text-properties style:use-window-font-color="true" style:font-name="Calibri" fo:font-size="11pt" fo:font-weight="normal" fo:background-color="transparent" style:font-name-asian="Calibri" style:font-name-complex="Calibri"/>
    </style:style>
    <style:style style:name="P41" style:family="paragraph" style:parent-style-name="Standard">
      <style:paragraph-properties fo:margin-top="0in" fo:margin-bottom="0.1043in" fo:line-height="100%" fo:text-align="start" style:justify-single-word="false"/>
      <style:text-properties fo:color="#444444" style:font-name="Segoe UI" fo:font-size="10pt" fo:font-weight="normal" fo:background-color="transparent" style:font-name-asian="Segoe UI" style:font-name-complex="Segoe UI"/>
    </style:style>
    <style:style style:name="P42" style:family="paragraph" style:parent-style-name="Standard">
      <style:paragraph-properties fo:margin-top="0in" fo:margin-bottom="0.1043in" fo:line-height="115%" fo:text-align="start" style:justify-single-word="false"/>
      <style:text-properties fo:color="#444444" style:font-name="Segoe UI" fo:font-size="10pt" fo:font-weight="normal" fo:background-color="transparent" style:font-name-asian="Segoe UI" style:font-name-complex="Segoe UI"/>
    </style:style>
    <style:style style:name="P43" style:family="paragraph" style:parent-style-name="Standard">
      <style:paragraph-properties fo:margin-top="0in" fo:margin-bottom="0.1043in" fo:line-height="115%" fo:text-align="start" style:justify-single-word="false"/>
      <style:text-properties fo:color="#444444" style:font-name="Segoe UI" fo:font-size="10pt" fo:font-weight="bold" fo:background-color="transparent" style:font-name-asian="Segoe UI" style:font-name-complex="Segoe UI"/>
    </style:style>
    <style:style style:name="P44" style:family="paragraph" style:parent-style-name="Standard">
      <style:paragraph-properties fo:margin-top="0in" fo:margin-bottom="0.1043in"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45" style:family="paragraph" style:parent-style-name="Standard">
      <style:paragraph-properties fo:margin-top="0in" fo:margin-bottom="0.1043in" fo:line-height="100%" fo:text-align="start" style:justify-single-word="false"/>
    </style:style>
    <style:style style:name="P46" style:family="paragraph" style:parent-style-name="Standard">
      <style:paragraph-properties fo:margin-top="0in" fo:margin-bottom="0.1043in" fo:line-height="115%" fo:text-align="start" style:justify-single-word="false"/>
    </style:style>
    <style:style style:name="P47" style:family="paragraph" style:parent-style-name="Standard" style:list-style-name="L1">
      <style:paragraph-properties fo:margin-left="-0.25in" fo:margin-right="0in" fo:margin-top="0.0693in" fo:margin-bottom="0.0693in" fo:line-height="115%" fo:text-align="start" style:justify-single-word="false" fo:text-indent="0.25in" style:auto-text-indent="false"/>
    </style:style>
    <style:style style:name="P48" style:family="paragraph" style:parent-style-name="Standard" style:list-style-name="L12">
      <style:paragraph-properties fo:margin-left="-0.25in" fo:margin-right="0in" fo:margin-top="0.0693in" fo:margin-bottom="0.0693in" fo:line-height="115%" fo:text-align="start" style:justify-single-word="false" fo:text-indent="0.25in" style:auto-text-indent="false"/>
    </style:style>
    <style:style style:name="P49" style:family="paragraph" style:parent-style-name="Standard" style:list-style-name="L9">
      <style:paragraph-properties fo:margin-left="-0.25in" fo:margin-right="0in" fo:line-height="100%" fo:text-align="start" style:justify-single-word="false" fo:text-indent="0.25in" style:auto-text-indent="false"/>
    </style:style>
    <style:style style:name="P50" style:family="paragraph" style:parent-style-name="Standard" style:list-style-name="L10">
      <style:paragraph-properties fo:margin-left="-0.25in" fo:margin-right="0in" fo:line-height="100%" fo:text-align="start" style:justify-single-word="false" fo:text-indent="0.25in" style:auto-text-indent="false"/>
    </style:style>
    <style:style style:name="P51" style:family="paragraph" style:parent-style-name="Standard" style:list-style-name="L11">
      <style:paragraph-properties fo:margin-left="-0.25in" fo:margin-right="0in" fo:line-height="100%" fo:text-align="start" style:justify-single-word="false" fo:text-indent="0.25in" style:auto-text-indent="false"/>
    </style:style>
    <style:style style:name="P52" style:family="paragraph" style:parent-style-name="Standard" style:list-style-name="L15">
      <style:paragraph-properties fo:margin-left="-0.25in" fo:margin-right="0in" fo:line-height="100%" fo:text-align="start" style:justify-single-word="false" fo:text-indent="0.25in" style:auto-text-indent="false"/>
    </style:style>
    <style:style style:name="P53" style:family="paragraph" style:parent-style-name="Standard" style:list-style-name="L11">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54" style:family="paragraph" style:parent-style-name="Standard" style:list-style-name="L14">
      <style:paragraph-properties fo:margin-left="-0.25in" fo:margin-right="0in" fo:line-height="115%" fo:text-align="start" style:justify-single-word="false" fo:text-indent="0.25in" style:auto-text-indent="false"/>
    </style:style>
    <style:style style:name="P55" style:family="paragraph" style:parent-style-name="Standard" style:list-style-name="L13">
      <style:paragraph-properties fo:margin-left="-0.25in" fo:margin-right="0in" fo:margin-top="0.0193in" fo:margin-bottom="0in" fo:line-height="115%" fo:text-align="start" style:justify-single-word="false" fo:text-indent="0.25in" style:auto-text-indent="false"/>
    </style:style>
    <style:style style:name="P56" style:family="paragraph" style:parent-style-name="Standard" style:list-style-name="L13">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8f8f8" style:font-name-asian="Consolas" style:font-name-complex="Consolas"/>
    </style:style>
    <style:style style:name="P57" style:family="paragraph" style:parent-style-name="Standard" style:list-style-name="L13">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fffff" style:font-name-asian="Consolas" style:font-name-complex="Consolas"/>
    </style:style>
    <style:style style:name="P58" style:family="paragraph" style:parent-style-name="Standard">
      <style:paragraph-properties fo:margin-top="0.0693in" fo:margin-bottom="0.0693in" fo:line-height="115%" fo:text-align="start" style:justify-single-word="false"/>
      <style:text-properties fo:color="#2a2a2a" style:font-name="Segoe UI" fo:font-size="10pt" fo:font-weight="normal" fo:background-color="transparent" style:font-name-asian="Segoe UI" style:font-name-complex="Segoe UI"/>
    </style:style>
    <style:style style:name="P59"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ffffff" style:font-name-asian="Segoe UI" style:font-name-complex="Segoe UI"/>
    </style:style>
    <style:style style:name="P60"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transparent" style:font-name-asian="Segoe UI" style:font-name-complex="Segoe UI"/>
    </style:style>
    <style:style style:name="P61"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00000a" style:font-name="Segoe UI" fo:font-size="10pt" fo:font-weight="bold" fo:background-color="#ffffff" style:font-name-asian="Segoe UI" style:font-name-complex="Segoe UI"/>
    </style:style>
    <style:style style:name="P62" style:family="paragraph" style:parent-style-name="Standard">
      <style:paragraph-properties fo:margin-left="0.25in" fo:margin-right="0in" fo:margin-top="0.139in" fo:margin-bottom="0in" fo:line-height="115%" fo:text-align="start" style:justify-single-word="false" fo:text-indent="-0.25in" style:auto-text-indent="false"/>
      <style:text-properties fo:color="#00000a" style:font-name="Segoe UI" fo:font-size="12pt" fo:font-weight="bold" fo:background-color="#ffffff" style:font-name-asian="Segoe UI" style:font-name-complex="Segoe UI"/>
    </style:style>
    <style:style style:name="P63" style:family="paragraph" style:parent-style-name="Standard">
      <style:paragraph-properties fo:margin-left="0.25in" fo:margin-right="0in" fo:margin-top="0.3126in" fo:margin-bottom="0in" fo:line-height="115%" fo:text-align="start" style:justify-single-word="false" fo:text-indent="-0.25in" style:auto-text-indent="false"/>
      <style:text-properties style:use-window-font-color="true" style:font-name="Calibri" fo:font-size="11pt" fo:font-weight="normal" fo:background-color="transparent" style:font-name-asian="Calibri" style:font-name-complex="Calibri"/>
    </style:style>
    <style:style style:name="P64" style:family="paragraph" style:parent-style-name="Standard">
      <style:paragraph-properties fo:margin-left="0.25in" fo:margin-right="0in" fo:line-height="115%" fo:text-align="start" style:justify-single-word="false" fo:text-indent="-0.25in" style:auto-text-indent="false"/>
      <style:text-properties fo:color="#ff9900" style:font-name="Segoe UI" fo:font-size="14.5pt" fo:font-weight="normal" fo:background-color="#ffffff" style:font-name-asian="Segoe UI" style:font-name-complex="Segoe UI"/>
    </style:style>
    <style:style style:name="P65"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0000" style:font-name="Courier New" fo:font-size="10pt" fo:font-weight="normal" fo:background-color="transparent" style:font-name-asian="Courier New" style:font-name-complex="Courier New"/>
    </style:style>
    <style:style style:name="P66"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7"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 fo:font-size="10pt" fo:font-weight="normal" fo:background-color="transparent" style:font-name-asian="Courier New" style:font-name-complex="Courier New"/>
    </style:style>
    <style:style style:name="P68"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 fo:font-size="10pt" fo:font-weight="bold" fo:background-color="transparent" style:font-name-asian="Courier New" style:font-name-complex="Courier New"/>
    </style:style>
    <style:style style:name="P69"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normal" fo:background-color="transparent" style:font-name-asian="Segoe UI" style:font-name-complex="Segoe UI"/>
    </style:style>
    <style:style style:name="P70"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 fo:font-size="11pt" fo:font-weight="normal" fo:background-color="transparent" style:font-name-asian="Calibri" style:font-name-complex="Calibri"/>
    </style:style>
    <style:style style:name="P71" style:family="paragraph" style:parent-style-name="Standard">
      <style:paragraph-properties fo:margin-left="0in" fo:margin-right="-0.0835in" fo:line-height="100%" fo:text-align="start" style:justify-single-word="false" fo:text-indent="0in" style:auto-text-indent="false"/>
    </style:style>
    <style:style style:name="P72"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00000" style:font-name="Courier New" fo:font-size="10pt" fo:font-weight="normal" fo:background-color="transparent" style:font-name-asian="Courier New" style:font-name-complex="Courier New"/>
    </style:style>
    <style:style style:name="P73"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urier New" fo:font-size="10pt" fo:font-weight="normal" fo:background-color="transparent" style:font-name-asian="Courier New" style:font-name-complex="Courier New"/>
    </style:style>
    <style:style style:name="P74"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font-weight="normal" fo:background-color="transparent" style:font-name-asian="Courier New" style:font-name-complex="Courier New"/>
    </style:style>
    <style:style style:name="P75" style:family="paragraph" style:parent-style-name="Standard">
      <style:paragraph-properties fo:margin-left="0.5in" fo:margin-right="0in" fo:line-height="100%" fo:text-align="start" style:justify-single-word="false" fo:text-indent="0in" style:auto-text-indent="false"/>
    </style:style>
    <style:style style:name="P76"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Segoe UI" fo:font-size="10pt" fo:font-weight="bold" fo:background-color="transparent" style:font-name-asian="Segoe UI" style:font-name-complex="Segoe UI"/>
    </style:style>
    <style:style style:name="P77"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 fo:font-size="11pt" fo:font-weight="normal" fo:background-color="transparent" style:font-name-asian="Calibri" style:font-name-complex="Calibri"/>
    </style:style>
    <style:style style:name="P78"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9"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1" fo:font-size="10.5pt" fo:font-weight="bold" fo:background-color="transparent" style:font-name-asian="Arial1" style:font-name-complex="Arial1"/>
    </style:style>
    <style:style style:name="P80"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transparent" style:font-name-asian="Segoe UI" style:font-name-complex="Segoe UI"/>
    </style:style>
    <style:style style:name="P81" style:family="paragraph" style:parent-style-name="Standard">
      <style:paragraph-properties fo:margin-left="-0.25in" fo:margin-right="0in" fo:margin-top="0.3126in" fo:margin-bottom="0in" fo:line-height="115%" fo:text-align="start" style:justify-single-word="false" fo:text-indent="-0.25in" style:auto-text-indent="false"/>
      <style:text-properties fo:color="#00000a" style:font-name="Segoe UI" fo:font-size="10pt" fo:font-weight="bold" fo:background-color="transparent" style:font-name-asian="Segoe UI" style:font-name-complex="Segoe UI"/>
    </style:style>
    <style:style style:name="P82" style:family="paragraph" style:parent-style-name="Standard">
      <style:paragraph-properties fo:margin-top="0.0193in" fo:margin-bottom="0in" fo:line-height="100%" fo:text-align="start" style:justify-single-word="false"/>
      <style:text-properties fo:color="#111111" style:font-name="Segoe UI" fo:font-size="10.5pt" fo:font-weight="bold" fo:background-color="transparent" style:font-name-asian="Segoe UI" style:font-name-complex="Segoe UI"/>
    </style:style>
    <style:style style:name="P83" style:family="paragraph" style:parent-style-name="Standard">
      <style:paragraph-properties fo:margin-top="0.0193in" fo:margin-bottom="0in" fo:line-height="100%" fo:text-align="start" style:justify-single-word="false"/>
      <style:text-properties fo:color="#990000" style:font-name="Consolas" fo:font-size="11pt" fo:font-weight="normal" fo:background-color="transparent" style:font-name-asian="Consolas" style:font-name-complex="Consolas"/>
    </style:style>
    <style:style style:name="P84" style:family="paragraph" style:parent-style-name="Standard">
      <style:paragraph-properties fo:margin-top="0.0193in" fo:margin-bottom="0in" fo:line-height="100%" fo:text-align="start" style:justify-single-word="false"/>
    </style:style>
    <style:style style:name="P85" style:family="paragraph" style:parent-style-name="Standard">
      <style:paragraph-properties fo:margin-left="0.052in" fo:margin-right="0.052in" fo:line-height="100%" fo:text-align="start" style:justify-single-word="false" fo:text-indent="0in" style:auto-text-indent="false">
        <style:tab-stops>
          <style:tab-stop style:position="0.5839in"/>
          <style:tab-stop style:position="1.2201in"/>
          <style:tab-stop style:position="1.8563in"/>
          <style:tab-stop style:position="2.4925in"/>
          <style:tab-stop style:position="3.1283in"/>
          <style:tab-stop style:position="3.7646in"/>
          <style:tab-stop style:position="4.4008in"/>
          <style:tab-stop style:position="5.0366in"/>
          <style:tab-stop style:position="5.6728in"/>
          <style:tab-stop style:position="6.3091in"/>
          <style:tab-stop style:position="6.9453in"/>
          <style:tab-stop style:position="7.5811in"/>
          <style:tab-stop style:position="8.2173in"/>
          <style:tab-stop style:position="8.8535in"/>
          <style:tab-stop style:position="9.4898in"/>
          <style:tab-stop style:position="10.1256in"/>
        </style:tab-stops>
      </style:paragraph-properties>
    </style:style>
    <style:style style:name="P86" style:family="paragraph" style:parent-style-name="Standard">
      <style:paragraph-properties fo:margin-left="-0.3752in" fo:margin-right="0in" fo:line-height="100%" fo:text-align="start" style:justify-single-word="false" fo:text-indent="0in" style:auto-text-indent="false"/>
    </style:style>
    <style:style style:name="P87"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Standard">
      <style:paragraph-properties fo:margin-top="0in" fo:margin-bottom="0.1874in" fo:line-height="100%" fo:text-align="start" style:justify-single-word="false"/>
    </style:style>
    <style:style style:name="P89"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 fo:font-size="11pt" fo:font-weight="normal" fo:background-color="transparent" style:font-name-asian="Calibri" style:font-name-complex="Calibri"/>
    </style:style>
    <style:style style:name="P90"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nsolas" fo:font-size="9pt" fo:font-weight="normal" fo:background-color="#f5f5f5" style:font-name-asian="Consolas" style:font-name-complex="Consolas"/>
    </style:style>
    <style:style style:name="P91" style:family="paragraph" style:parent-style-name="Standard">
      <style:paragraph-properties fo:margin-left="0in" fo:margin-right="0in" fo:line-height="100%"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92" style:family="paragraph" style:parent-style-name="Standard">
      <style:paragraph-properties fo:margin-left="0in" fo:margin-right="0in" fo:margin-top="0in" fo:margin-bottom="0.139in" fo:line-height="115%"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93" style:family="paragraph" style:parent-style-name="Standard">
      <style:paragraph-properties fo:margin-top="0in" fo:margin-bottom="0.139in" fo:line-height="115%" fo:text-align="start" style:justify-single-word="false"/>
    </style:style>
    <style:style style:name="P94" style:family="paragraph" style:parent-style-name="Standard">
      <style:paragraph-properties fo:margin-top="0in" fo:margin-bottom="0.139in" fo:line-height="115%" fo:text-align="center" style:justify-single-word="false"/>
    </style:style>
    <style:style style:name="P95" style:family="paragraph" style:parent-style-name="Standard">
      <style:paragraph-properties fo:margin-top="0in" fo:margin-bottom="0.139in" fo:line-height="115%" fo:text-align="start" style:justify-single-word="false"/>
      <style:text-properties fo:color="#444444" style:font-name="Consolas" fo:font-size="9.5pt" fo:font-weight="normal" fo:background-color="#ffffff" style:font-name-asian="Consolas" style:font-name-complex="Consolas"/>
    </style:style>
    <style:style style:name="P96" style:family="paragraph" style:parent-style-name="Standard">
      <style:paragraph-properties fo:margin-top="0in" fo:margin-bottom="0.139in"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97" style:family="paragraph" style:parent-style-name="Standard">
      <style:paragraph-properties fo:margin-top="0in" fo:margin-bottom="0.139in" fo:line-height="115%" fo:text-align="center" style:justify-single-word="false"/>
      <style:text-properties style:use-window-font-color="true" style:font-name="Calibri" fo:font-size="11pt" fo:font-weight="normal" fo:background-color="transparent" style:font-name-asian="Calibri" style:font-name-complex="Calibri"/>
    </style:style>
    <style:style style:name="P98" style:family="paragraph" style:parent-style-name="Standard">
      <style:paragraph-properties fo:margin-top="0in" fo:margin-bottom="0.139in"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99" style:family="paragraph" style:parent-style-name="Standard" style:master-page-name="">
      <style:paragraph-properties fo:margin-left="-0.0102in" fo:margin-right="-0.2709in" fo:line-height="100%" fo:text-align="start" style:justify-single-word="false" fo:text-indent="0in" style:auto-text-indent="false" style:page-number="auto"/>
    </style:style>
    <style:style style:name="T1" style:family="text">
      <style:text-properties fo:color="#444444" style:font-name="Segoe UI" fo:font-size="10pt" fo:font-weight="bold" fo:background-color="transparent" style:font-name-asian="Segoe UI" style:font-name-complex="Segoe UI"/>
    </style:style>
    <style:style style:name="T2" style:family="text">
      <style:text-properties fo:color="#444444" style:font-name="Segoe UI" fo:font-size="10pt" fo:font-weight="bold" fo:background-color="#ffffff" style:font-name-asian="Segoe UI" style:font-name-complex="Segoe UI"/>
    </style:style>
    <style:style style:name="T3" style:family="text">
      <style:text-properties fo:color="#444444" style:font-name="Segoe UI" fo:font-size="10pt" fo:font-weight="normal" fo:background-color="transparent" style:font-name-asian="Segoe UI" style:font-name-complex="Segoe UI"/>
    </style:style>
    <style:style style:name="T4" style:family="text">
      <style:text-properties fo:color="#444444" style:font-name="Segoe UI" fo:font-size="10pt" fo:font-weight="normal" fo:background-color="#ffffff" style:font-name-asian="Segoe UI" style:font-name-complex="Segoe UI"/>
    </style:style>
    <style:style style:name="T5" style:family="text">
      <style:text-properties fo:color="#444444" style:font-name="Courier New" fo:font-size="10pt" fo:font-weight="normal" fo:background-color="transparent" style:font-name-asian="Courier New" style:font-name-complex="Courier New"/>
    </style:style>
    <style:style style:name="T6" style:family="text">
      <style:text-properties fo:color="#444444" style:font-name="Consolas" fo:font-size="9.5pt" fo:font-weight="normal" fo:background-color="#ffffff" style:font-name-asian="Consolas" style:font-name-complex="Consolas"/>
    </style:style>
    <style:style style:name="T7" style:family="text">
      <style:text-properties fo:color="#444444" style:font-name="Consolas" fo:font-size="9.5pt" fo:font-weight="bold" fo:background-color="#ffffff" style:font-name-asian="Consolas" style:font-name-complex="Consolas"/>
    </style:style>
    <style:style style:name="T8" style:family="text">
      <style:text-properties fo:color="#a89565" style:font-name="Segoe UI" fo:font-size="11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9" style:family="text">
      <style:text-properties fo:color="#111111" style:font-name="Segoe UI" fo:font-size="10.5pt" fo:font-weight="normal" fo:background-color="#ffffff" style:font-name-asian="Segoe UI" style:font-name-complex="Segoe UI"/>
    </style:style>
    <style:style style:name="T10" style:family="text">
      <style:text-properties fo:color="#111111" style:font-name="Segoe UI" fo:font-size="10.5pt" fo:font-weight="normal" fo:background-color="transparent" style:font-name-asian="Segoe UI" style:font-name-complex="Segoe UI"/>
    </style:style>
    <style:style style:name="T11" style:family="text">
      <style:text-properties fo:color="#111111" style:font-name="Segoe UI" fo:font-size="10.5pt" fo:font-weight="normal" fo:background-color="#eeeeee" style:font-name-asian="Segoe UI" style:font-name-complex="Segoe UI"/>
    </style:style>
    <style:style style:name="T12" style:family="text">
      <style:text-properties fo:color="#111111" style:font-name="Segoe UI" fo:font-size="10.5pt" fo:font-style="italic" fo:font-weight="normal" fo:background-color="#ffffff" style:font-name-asian="Segoe UI" style:font-name-complex="Segoe UI"/>
    </style:style>
    <style:style style:name="T13" style:family="text">
      <style:text-properties fo:color="#111111" style:font-name="Segoe UI" fo:font-size="10.5pt" fo:font-style="italic" fo:font-weight="bold" fo:background-color="#ffffff" style:font-name-asian="Segoe UI" style:font-name-complex="Segoe UI"/>
    </style:style>
    <style:style style:name="T14" style:family="text">
      <style:text-properties fo:color="#990000" style:font-name="Consolas" fo:font-size="11pt" fo:font-weight="normal" fo:background-color="#ffffff" style:font-name-asian="Consolas" style:font-name-complex="Consolas"/>
    </style:style>
    <style:style style:name="T15" style:family="text">
      <style:text-properties fo:color="#990000" style:font-name="Consolas" fo:font-size="11pt" fo:font-weight="normal" fo:background-color="transparent" style:font-name-asian="Consolas" style:font-name-complex="Consolas"/>
    </style:style>
    <style:style style:name="T16" style:family="text">
      <style:text-properties fo:color="#990000" style:font-name="Consolas" fo:font-size="11pt" fo:font-weight="bold" fo:background-color="#ffffff" style:font-name-asian="Consolas" style:font-name-complex="Consolas"/>
    </style:style>
    <style:style style:name="T17" style:family="text">
      <style:text-properties fo:color="#990000" style:font-name="Consolas" fo:font-size="11pt" fo:font-style="italic" fo:font-weight="bold" fo:background-color="#ffffff" style:font-name-asian="Consolas" style:font-name-complex="Consolas"/>
    </style:style>
    <style:style style:name="T18" style:family="text">
      <style:text-properties fo:color="#990000" style:font-name="Consolas" fo:font-size="10pt" fo:font-weight="normal" fo:background-color="#ffffff" style:font-name-asian="Consolas" style:font-name-complex="Consolas"/>
    </style:style>
    <style:style style:name="T19" style:family="text">
      <style:text-properties fo:color="#2a2a2a" style:font-name="Segoe UI" fo:font-size="10pt" fo:font-weight="normal" fo:background-color="transparent" style:font-name-asian="Segoe UI" style:font-name-complex="Segoe UI"/>
    </style:style>
    <style:style style:name="T20" style:family="text">
      <style:text-properties fo:color="#2a2a2a" style:font-name="Segoe UI" fo:font-size="10pt" fo:font-style="italic" fo:font-weight="normal" fo:background-color="transparent" style:font-name-asian="Segoe UI" style:font-name-complex="Segoe UI"/>
    </style:style>
    <style:style style:name="T21" style:family="text">
      <style:text-properties fo:color="#333333" style:font-name="Verdana" fo:font-size="10pt" fo:font-weight="normal" fo:background-color="#ffffff" style:font-name-asian="Verdana" style:font-name-complex="Verdana"/>
    </style:style>
    <style:style style:name="T22" style:family="text">
      <style:text-properties fo:color="#333333" style:font-name="Verdana" fo:font-size="10pt" fo:font-style="italic" fo:font-weight="normal" fo:background-color="#ffffff" style:font-name-asian="Verdana" style:font-name-complex="Verdana"/>
    </style:style>
    <style:style style:name="T23" style:family="text">
      <style:text-properties fo:color="#0000ff" style:font-name="Consolas" fo:font-size="9pt" fo:font-weight="normal" fo:background-color="#fbedbb" style:font-name-asian="Consolas" style:font-name-complex="Consolas"/>
    </style:style>
    <style:style style:name="T24" style:family="text">
      <style:text-properties fo:color="#0000ff" style:font-name="Consolas" fo:font-size="9pt" fo:font-weight="normal" fo:background-color="#f2f2f2" style:font-name-asian="Consolas" style:font-name-complex="Consolas"/>
    </style:style>
    <style:style style:name="T25" style:family="text">
      <style:text-properties fo:color="#0000ff" style:font-name="Consolas" fo:font-size="9.5pt" fo:font-weight="normal" fo:background-color="transparent" style:font-name-asian="Consolas" style:font-name-complex="Consolas"/>
    </style:style>
    <style:style style:name="T26" style:family="text">
      <style:text-properties fo:color="#0000ff" style:font-name="Consolas" fo:font-size="9.5pt" fo:font-weight="normal" fo:background-color="#ffffff" style:font-name-asian="Consolas" style:font-name-complex="Consolas"/>
    </style:style>
    <style:style style:name="T27" style:family="text">
      <style:text-properties fo:color="#0000ff" style:font-name="Consolas" fo:font-size="9.5pt" fo:font-weight="bold" fo:background-color="#ffffff" style:font-name-asian="Consolas" style:font-name-complex="Consolas"/>
    </style:style>
    <style:style style:name="T28" style:family="text">
      <style:text-properties fo:color="#0000ff" style:font-name="Courier New" fo:font-size="10pt" fo:font-weight="normal" fo:background-color="transparent" style:font-name-asian="Courier New" style:font-name-complex="Courier New"/>
    </style:style>
    <style:style style:name="T29" style:family="text">
      <style:text-properties fo:color="#0000ff" style:font-name="Courier New" fo:font-size="10pt" style:text-underline-style="solid" style:text-underline-width="auto" style:text-underline-color="font-color" fo:font-weight="bold" style:text-underline-mode="continuous" style:text-overline-mode="continuous" style:text-line-through-mode="continuous" fo:background-color="transparent" style:font-name-asian="Courier New" style:font-name-complex="Courier New"/>
    </style:style>
    <style:style style:name="T30" style:family="text">
      <style:text-properties fo:color="#800000" style:font-name="Consolas" fo:font-size="9pt" fo:font-weight="normal" fo:background-color="#fbedbb" style:font-name-asian="Consolas" style:font-name-complex="Consolas"/>
    </style:style>
    <style:style style:name="T31" style:family="text">
      <style:text-properties fo:color="#800000" style:font-name="Consolas" fo:font-size="9pt" fo:font-weight="normal" fo:background-color="#f2f2f2" style:font-name-asian="Consolas" style:font-name-complex="Consolas"/>
    </style:style>
    <style:style style:name="T32" style:family="text">
      <style:text-properties fo:color="#800000" style:font-name="Courier New" fo:font-size="10pt" fo:font-weight="normal" fo:background-color="transparent" style:font-name-asian="Courier New" style:font-name-complex="Courier New"/>
    </style:style>
    <style:style style:name="T33" style:family="text">
      <style:text-properties fo:color="#000000" style:font-name="Consolas" fo:font-size="9pt" fo:font-weight="normal" fo:background-color="#fbedbb" style:font-name-asian="Consolas" style:font-name-complex="Consolas"/>
    </style:style>
    <style:style style:name="T34" style:family="text">
      <style:text-properties fo:color="#000000" style:font-name="Consolas" fo:font-size="9pt" fo:font-weight="normal" fo:background-color="#f2f2f2" style:font-name-asian="Consolas" style:font-name-complex="Consolas"/>
    </style:style>
    <style:style style:name="T35" style:family="text">
      <style:text-properties fo:color="#000000" style:font-name="Consolas" fo:font-size="9pt" fo:font-weight="normal" fo:background-color="#ffffff" style:font-name-asian="Consolas" style:font-name-complex="Consolas"/>
    </style:style>
    <style:style style:name="T36" style:family="text">
      <style:text-properties fo:color="#000000" style:font-name="Consolas" fo:font-size="9pt" fo:font-weight="normal" fo:background-color="#f5f5f5" style:font-name-asian="Consolas" style:font-name-complex="Consolas"/>
    </style:style>
    <style:style style:name="T37" style:family="text">
      <style:text-properties fo:color="#000000" style:font-name="Consolas" fo:font-size="10.5pt" fo:font-weight="normal" fo:background-color="transparent" style:font-name-asian="Consolas" style:font-name-complex="Consolas"/>
    </style:style>
    <style:style style:name="T38" style:family="text">
      <style:text-properties fo:color="#000000" style:font-name="Arial1" fo:font-size="10.5pt" fo:font-weight="normal" fo:background-color="transparent" style:font-name-asian="Arial1" style:font-name-complex="Arial1"/>
    </style:style>
    <style:style style:name="T39" style:family="text">
      <style:text-properties fo:color="#000000" style:font-name="Arial1" fo:font-size="10.5pt" fo:font-weight="bold" fo:background-color="transparent" style:font-name-asian="Arial1" style:font-name-complex="Arial1"/>
    </style:style>
    <style:style style:name="T40" style:family="text">
      <style:text-properties fo:color="#000000" style:font-name="Arial1" fo:font-size="10.5pt" fo:font-weight="bold" fo:background-color="#ffffff" style:font-name-asian="Arial1" style:font-name-complex="Arial1"/>
    </style:style>
    <style:style style:name="T41" style:family="text">
      <style:text-properties fo:color="#000000" style:font-name="Calibri" fo:font-size="12pt" fo:font-weight="normal" fo:background-color="transparent" style:font-name-asian="Calibri" style:font-name-complex="Calibri"/>
    </style:style>
    <style:style style:name="T42" style:family="text">
      <style:text-properties fo:color="#000000" style:font-name="Courier New" fo:font-size="10pt" fo:font-weight="normal" fo:background-color="transparent" style:font-name-asian="Courier New" style:font-name-complex="Courier New"/>
    </style:style>
    <style:style style:name="T43" style:family="text">
      <style:text-properties fo:color="#000000" style:font-name="Courier New" fo:font-size="9pt" fo:font-weight="normal" fo:background-color="#eeeeee" style:font-name-asian="Courier New" style:font-name-complex="Courier New"/>
    </style:style>
    <style:style style:name="T44" style:family="text">
      <style:text-properties fo:color="#000000" style:font-name="Segoe UI Semibold" fo:font-size="17.5pt" style:text-underline-style="solid" style:text-underline-width="auto" style:text-underline-color="font-color" fo:font-weight="normal" style:text-underline-mode="continuous" style:text-overline-mode="continuous" style:text-line-through-mode="continuous" fo:background-color="transparent" style:font-name-asian="Segoe UI Semibold" style:font-name-complex="Segoe UI Semibold"/>
    </style:style>
    <style:style style:name="T45" style:family="text">
      <style:text-properties fo:color="#ff0000" style:font-name="Consolas" fo:font-size="9pt" fo:font-weight="normal" fo:background-color="#fbedbb" style:font-name-asian="Consolas" style:font-name-complex="Consolas"/>
    </style:style>
    <style:style style:name="T46" style:family="text">
      <style:text-properties fo:color="#ff0000" style:font-name="Consolas" fo:font-size="9pt" fo:font-weight="normal" fo:background-color="#f2f2f2" style:font-name-asian="Consolas" style:font-name-complex="Consolas"/>
    </style:style>
    <style:style style:name="T47" style:family="text">
      <style:text-properties fo:color="#ff0000" style:font-name="Consolas" fo:font-size="9.5pt" fo:font-weight="normal" fo:background-color="transparent" style:font-name-asian="Consolas" style:font-name-complex="Consolas"/>
    </style:style>
    <style:style style:name="T48" style:family="text">
      <style:text-properties fo:color="#ff0000" style:font-name="Consolas" fo:font-size="9.5pt" fo:font-weight="normal" fo:background-color="#ffffff" style:font-name-asian="Consolas" style:font-name-complex="Consolas"/>
    </style:style>
    <style:style style:name="T49" style:family="text">
      <style:text-properties fo:color="#ff0000" style:font-name="Consolas" fo:font-size="9.5pt" fo:font-weight="bold" fo:background-color="#ffffff" style:font-name-asian="Consolas" style:font-name-complex="Consolas"/>
    </style:style>
    <style:style style:name="T50" style:family="text">
      <style:text-properties fo:color="#ff0000" style:font-name="Courier New" fo:font-size="10pt" fo:font-weight="normal" fo:background-color="transparent" style:font-name-asian="Courier New" style:font-name-complex="Courier New"/>
    </style:style>
    <style:style style:name="T51" style:family="text">
      <style:text-properties fo:color="#008000" style:font-name="Consolas" fo:font-size="9pt" fo:font-style="italic" fo:font-weight="normal" fo:background-color="#fbedbb" style:font-name-asian="Consolas" style:font-name-complex="Consolas"/>
    </style:style>
    <style:style style:name="T52" style:family="text">
      <style:text-properties fo:color="#008000" style:font-name="Consolas" fo:font-size="9.5pt" fo:font-weight="normal" fo:background-color="transparent" style:font-name-asian="Consolas" style:font-name-complex="Consolas"/>
    </style:style>
    <style:style style:name="T53" style:family="text">
      <style:text-properties fo:color="#008000" style:font-name="Courier New" fo:font-size="10pt" fo:font-weight="normal" fo:background-color="transparent" style:font-name-asian="Courier New" style:font-name-complex="Courier New"/>
    </style:style>
    <style:style style:name="T54" style:family="text">
      <style:text-properties style:use-window-font-color="true" style:font-name="Calibri" fo:font-size="11pt" fo:font-weight="normal" fo:background-color="transparent" style:font-name-asian="Calibri" style:font-name-complex="Calibri"/>
    </style:style>
    <style:style style:name="T55" style:family="text">
      <style:text-properties style:use-window-font-color="true" style:font-name="Segoe UI" fo:font-size="10pt" fo:font-weight="bold" fo:background-color="transparent" style:font-name-asian="Segoe UI" style:font-name-complex="Segoe UI"/>
    </style:style>
    <style:style style:name="T56" style:family="text">
      <style:text-properties style:use-window-font-color="true" style:font-name="Segoe UI" fo:font-size="10pt" fo:font-weight="normal" fo:background-color="transparent" style:font-name-asian="Segoe UI" style:font-name-complex="Segoe UI"/>
    </style:style>
    <style:style style:name="T57" style:family="text">
      <style:text-properties style:use-window-font-color="true" style:font-name="Segoe UI" fo:font-size="10pt" fo:font-weight="normal" fo:background-color="#f5f5f5" style:font-name-asian="Segoe UI" style:font-name-complex="Segoe UI"/>
    </style:style>
    <style:style style:name="T58" style:family="text">
      <style:text-properties style:use-window-font-color="true" style:font-name="Segoe UI" fo:font-size="10pt" fo:font-style="italic" fo:font-weight="normal" fo:background-color="transparent" style:font-name-asian="Segoe UI" style:font-name-complex="Segoe UI"/>
    </style:style>
    <style:style style:name="T59" style:family="text">
      <style:text-properties style:use-window-font-color="true" style:font-name="Segoe UI" fo:font-size="12pt" fo:font-weight="normal" fo:background-color="transparent" style:font-name-asian="Segoe UI" style:font-name-complex="Segoe UI"/>
    </style:style>
    <style:style style:name="T60" style:family="text">
      <style:text-properties style:use-window-font-color="true" style:font-name="Segoe UI" fo:font-size="11pt" fo:font-weight="normal" fo:background-color="transparent" style:font-name-asian="Segoe UI" style:font-name-complex="Segoe UI"/>
    </style:style>
    <style:style style:name="T61" style:family="text">
      <style:text-properties style:use-window-font-color="true" style:font-name="Segoe UI" fo:font-size="9pt" fo:font-weight="normal" fo:background-color="transparent" style:font-name-asian="Segoe UI" style:font-name-complex="Segoe UI"/>
    </style:style>
    <style:style style:name="T62" style:family="text">
      <style:text-properties style:use-window-font-color="true" style:font-name="Segoe UI" fo:font-size="9pt" fo:font-weight="bold" fo:background-color="transparent" style:font-name-asian="Segoe UI" style:font-name-complex="Segoe UI"/>
    </style:style>
    <style:style style:name="T63" style:family="text">
      <style:text-properties style:use-window-font-color="true" style:font-name="Times New Roman1" fo:font-size="12pt" fo:font-weight="normal" fo:background-color="transparent" style:font-name-asian="Times New Roman1" style:font-name-complex="Times New Roman1"/>
    </style:style>
    <style:style style:name="T64" style:family="text">
      <style:text-properties style:use-window-font-color="true" style:font-name="Birka" fo:font-size="10pt" fo:font-weight="normal" fo:background-color="transparent" style:font-name-asian="Birka" style:font-name-complex="Birka"/>
    </style:style>
    <style:style style:name="T65" style:family="text">
      <style:text-properties style:use-window-font-color="true" style:font-name="StoneSerif" fo:font-size="9pt" fo:font-weight="normal" fo:background-color="transparent" style:font-name-asian="StoneSerif" style:font-name-complex="StoneSerif"/>
    </style:style>
    <style:style style:name="T66" style:family="text">
      <style:text-properties style:use-window-font-color="true" style:font-name="Consolas" fo:font-size="9.5pt" fo:font-weight="normal" fo:background-color="transparent" style:font-name-asian="Consolas" style:font-name-complex="Consolas"/>
    </style:style>
    <style:style style:name="T67" style:family="text">
      <style:text-properties fo:color="#a31515" style:font-name="Consolas" fo:font-size="9.5pt" fo:font-weight="normal" fo:background-color="transparent" style:font-name-asian="Consolas" style:font-name-complex="Consolas"/>
    </style:style>
    <style:style style:name="T68" style:family="text">
      <style:text-properties fo:color="#a31515" style:font-name="Consolas" fo:font-size="9.5pt" fo:font-weight="normal" fo:background-color="#ffffff" style:font-name-asian="Consolas" style:font-name-complex="Consolas"/>
    </style:style>
    <style:style style:name="T69" style:family="text">
      <style:text-properties fo:color="#666600" style:font-name="Consolas" fo:font-size="9pt" fo:font-weight="normal" fo:background-color="#f2f2f2" style:font-name-asian="Consolas" style:font-name-complex="Consolas"/>
    </style:style>
    <style:style style:name="T70" style:family="text">
      <style:text-properties fo:color="#666600" style:font-name="Consolas" fo:font-size="9pt" fo:font-weight="normal" fo:background-color="#f5f5f5" style:font-name-asian="Consolas" style:font-name-complex="Consolas"/>
    </style:style>
    <style:style style:name="T71" style:family="text">
      <style:text-properties fo:color="#666600" style:font-name="Courier New" fo:font-size="9pt" fo:font-weight="normal" fo:background-color="#eeeeee" style:font-name-asian="Courier New" style:font-name-complex="Courier New"/>
    </style:style>
    <style:style style:name="T72" style:family="text">
      <style:text-properties fo:color="#0600ff" style:font-name="Courier New" fo:font-size="10pt" fo:font-weight="bold" fo:background-color="transparent" style:font-name-asian="Courier New" style:font-name-complex="Courier New"/>
    </style:style>
    <style:style style:name="T73" style:family="text">
      <style:text-properties fo:color="#666666" style:font-name="Courier New" fo:font-size="10pt" fo:font-weight="normal" fo:background-color="transparent" style:font-name-asian="Courier New" style:font-name-complex="Courier New"/>
    </style:style>
    <style:style style:name="T74" style:family="text">
      <style:text-properties fo:color="#000088" style:font-name="Courier New" fo:font-size="9pt" fo:font-weight="normal" fo:background-color="#eeeeee" style:font-name-asian="Courier New" style:font-name-complex="Courier New"/>
    </style:style>
    <style:style style:name="T75" style:family="text">
      <style:text-properties fo:color="#000088" style:font-name="Consolas" fo:font-size="9pt" fo:font-weight="normal" fo:background-color="#f5f5f5" style:font-name-asian="Consolas" style:font-name-complex="Consolas"/>
    </style:style>
    <style:style style:name="T76" style:family="text">
      <style:text-properties fo:color="#660066" style:font-name="Courier New" fo:font-size="9pt" fo:font-weight="normal" fo:background-color="#eeeeee" style:font-name-asian="Courier New" style:font-name-complex="Courier New"/>
    </style:style>
    <style:style style:name="T77" style:family="text">
      <style:text-properties fo:color="#660066" style:font-name="Consolas" fo:font-size="9pt" fo:font-weight="normal" fo:background-color="#f5f5f5" style:font-name-asian="Consolas" style:font-name-complex="Consolas"/>
    </style:style>
    <style:style style:name="T78" style:family="text">
      <style:text-properties fo:color="#008800" style:font-name="Courier New" fo:font-size="9pt" fo:font-weight="normal" fo:background-color="#eeeeee" style:font-name-asian="Courier New" style:font-name-complex="Courier New"/>
    </style:style>
    <style:style style:name="T79" style:family="text">
      <style:text-properties fo:color="#008800" style:font-name="Consolas" fo:font-size="9pt" fo:font-weight="normal" fo:background-color="#f5f5f5" style:font-name-asian="Consolas" style:font-name-complex="Consolas"/>
    </style:style>
    <style:style style:name="T80" style:family="text">
      <style:text-properties fo:color="#03697a"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81" style:family="text">
      <style:text-properties fo:color="#034ea3" style:font-name="Segoe UI" fo:font-size="10pt" fo:font-weight="normal" fo:background-color="transparent" style:font-name-asian="Segoe UI" style:font-name-complex="Segoe UI"/>
    </style:style>
    <style:style style:name="T82" style:family="text">
      <style:text-properties fo:color="#034ea3" style:font-name="Segoe UI" fo:font-size="10pt" fo:font-weight="bold" fo:background-color="transparent" style:font-name-asian="Segoe UI" style:font-name-complex="Segoe UI"/>
    </style:style>
    <style:style style:name="T83" style:family="text">
      <style:text-properties fo:color="#365f91" style:font-name="Segoe UI" fo:font-size="10pt" fo:font-weight="normal" fo:background-color="transparent" style:font-name-asian="Segoe UI" style:font-name-complex="Segoe UI"/>
    </style:style>
    <style:style style:name="T84" style:family="text">
      <style:text-properties fo:color="#365f91" style:font-name="StoneSerif" fo:font-size="9pt" fo:font-weight="normal" fo:background-color="transparent" style:font-name-asian="StoneSerif" style:font-name-complex="StoneSerif"/>
    </style:style>
    <style:style style:name="T85" style:family="text">
      <style:text-properties fo:color="#2b91af" style:font-name="Consolas" fo:font-size="9.5pt" fo:font-weight="normal" fo:background-color="#ffffff" style:font-name-asian="Consolas" style:font-name-complex="Consolas"/>
    </style:style>
    <style:style style:name="T86" style:family="text">
      <style:text-properties fo:color="#4d469c"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fr1" style:family="graphic" style:parent-style-name="OLE">
      <style:graphic-properties style:vertical-pos="top" style:vertical-rel="baseline" draw:ole-draw-aspect="1" draw:visible-area-top="0in" draw:visible-area-width="1.9685in" draw:visible-area-height="1.9685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3752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space-before="-0.3752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WPF Layout</text:span><text:span text:style-name="T3"> :</text:span></text:p>
      <text:p text:style-name="P38">Layout of controls is critical to an applications usability. Arranging controls based on fixed pixel coordinates may work for an limited enviroment, but as soon as you want to use it on different screen resolutions or with different font sizes it will fail. WPF provides a rich set built-in layout panels that help you to avoid the common pitfalls.</text:p>
      <text:p text:style-name="P41">These are the five most popular layout panels of WPF:</text:p>
      <text:list xml:id="list2376195133546302341" text:style-name="L1">
        <text:list-item>
          <text:p text:style-name="P47"><text:a xlink:type="simple" xlink:href="http://www.wpftutorial.net/GridLayout.html" text:style-name="Internet_20_link" text:visited-style-name="Visited_20_Internet_20_Link"><text:span text:style-name="T8">Grid Panel</text:span></text:a></text:p>
        </text:list-item>
        <text:list-item>
          <text:p text:style-name="P47"><text:a xlink:type="simple" xlink:href="http://www.wpftutorial.net/StackPanel.html" text:style-name="Internet_20_link" text:visited-style-name="Visited_20_Internet_20_Link"><text:span text:style-name="T8">Stack Pane</text:span></text:a></text:p>
        </text:list-item>
        <text:list-item>
          <text:p text:style-name="P47"><text:a xlink:type="simple" xlink:href="http://www.wpftutorial.net/DockPanel.html" text:style-name="Internet_20_link" text:visited-style-name="Visited_20_Internet_20_Link"><text:span text:style-name="T8">Dock Panel</text:span></text:a></text:p>
        </text:list-item>
        <text:list-item>
          <text:p text:style-name="P47"><text:a xlink:type="simple" xlink:href="http://www.wpftutorial.net/WrapPanel.html" text:style-name="Internet_20_link" text:visited-style-name="Visited_20_Internet_20_Link"><text:span text:style-name="T8">Wrap Panel</text:span></text:a></text:p>
        </text:list-item>
        <text:list-item>
          <text:p text:style-name="P47"><text:a xlink:type="simple" xlink:href="http://www.wpftutorial.net/Canvas.html" text:style-name="Internet_20_link" text:visited-style-name="Visited_20_Internet_20_Link"><text:span text:style-name="T8">Canvas Panel</text:span></text:a></text:p>
        </text:list-item>
      </text:list>
      <text:p text:style-name="P28"><text:span text:style-name="T1">Grid Panel</text:span><text:span text:style-name="T3"> :<text:tab/>The grid is a layout panel that arranges its child controls in a tabular structure of rows and columns.</text:span></text:p>
      <text:p text:style-name="P42">The size can be specified as an absolute amount of logical units, as a percentage value or automatically.</text:p>
      <table:table table:name="Table1" table:style-name="Table1">
        <table:table-column table:style-name="Table1.A"/>
        <table:table-column table:style-name="Table1.B"/>
        <table:table-row>
          <table:table-cell table:style-name="Table1.A1" office:value-type="string">
            <text:p text:style-name="P1">Fixed</text:p>
          </table:table-cell>
          <table:table-cell table:style-name="Table1.A1" office:value-type="string">
            <text:p text:style-name="P3">Fixed size of logical units (1/96 inch)</text:p>
          </table:table-cell>
        </table:table-row>
        <table:table-row>
          <table:table-cell table:style-name="Table1.A1" office:value-type="string">
            <text:p text:style-name="P1">Auto</text:p>
          </table:table-cell>
          <table:table-cell table:style-name="Table1.A1" office:value-type="string">
            <text:p text:style-name="P3">Takes as much space as needed by the contained control</text:p>
          </table:table-cell>
        </table:table-row>
        <table:table-row>
          <table:table-cell table:style-name="Table1.A1" office:value-type="string">
            <text:p text:style-name="P1">Star (*)</text:p>
          </table:table-cell>
          <table:table-cell table:style-name="Table1.A1" office:value-type="string">
            <text:p text:style-name="P3">Takes as much space as available (after filling all auto and fixed sized columns), proportionally divided over all star-sized columns. So 3*/5* means the same as 30*/50*. Remember that star-sizing does not work if the grid size is calculated based on its content.</text:p>
          </table:table-cell>
        </table:table-row>
      </table:table>
      <text:p text:style-name="P28"><text:span text:style-name="T1">Stack panel :</text:span><text:span text:style-name="T3"> In stack panel child elements are arranged in horizontal or vertical orientation</text:span></text:p>
      <text:p text:style-name="P28"><text:span text:style-name="T1">Dock Panel :</text:span><text:span text:style-name="T3"> <text:s/>in Dock Panel child elements are arranged in left, right, top, bottom and fill.</text:span></text:p>
      <text:p text:style-name="P28"><text:span text:style-name="T1">Wrap Panel :</text:span><text:span text:style-name="T3"> In wrap Panel child elements are arranged in a row until the next item doesn’t fit in that case it wraps to the next row.</text:span></text:p>
      <text:p text:style-name="P28"><text:span text:style-name="T1">Canvas Panel :</text:span><text:span text:style-name="T3"> In canvas panel elements are arranged according to the content position and size and doesn’t automatically adjusts when canvas is resized.</text:span></text:p>
      <text:p text:style-name="P28"><text:span text:style-name="T1">Types of Containers :</text:span><text:span text:style-name="T3"> </text:span></text:p>
      <text:p text:style-name="P4"><text:span text:style-name="T9">WPF Window is derived from </text:span><text:span text:style-name="T14">ContentControl</text:span><text:span text:style-name="T9">. Basically while working with Controls, you might come across a few types of controls which form the basis for any WPF control. A </text:span><text:span text:style-name="T14">ContentControl </text:span><text:span text:style-name="T9">holds any arbitrary content. It may be a </text:span><text:span text:style-name="T14">string</text:span><text:span text:style-name="T9">, an </text:span><text:span text:style-name="T14">object </text:span><text:span text:style-name="T9">of any type or even a </text:span><text:span text:style-name="T14">UIElement </text:span><text:span text:style-name="T9">like </text:span><text:span text:style-name="T14">Button</text:span><text:span text:style-name="T9">, </text:span><text:span text:style-name="T14">TextBox</text:span><text:span text:style-name="T9">, etc. In other words, A </text:span><text:span text:style-name="T14">Content</text:span><text:span text:style-name="T9"> is an arbitrary element that might be placed inside a container. Let's take a look at them one by one:</text:span></text:p>
      <text:list xml:id="list1493736495256892420" text:style-name="L9">
        <text:list-item>
          <text:p text:style-name="P49"><text:span text:style-name="T9">ContentControl: A </text:span><text:span text:style-name="T18">ContentControl</text:span><text:span text:style-name="T9"> holds a single child Content. As Window is derived from</text:span><text:span text:style-name="T18">ContentControl</text:span><text:span text:style-name="T9">, every window can have only a single Child. For Example: </text:span><text:span text:style-name="T18">Window, Button</text:span><text:span text:style-name="T9">, etc.</text:span></text:p>
        </text:list-item>
        <text:list-item>
          <text:p text:style-name="P49"><text:span text:style-name="T9">HeaderedContentControl: It is basically the same as </text:span><text:span text:style-name="T18">ContentControl</text:span><text:span text:style-name="T9">, but additionally there is a header part which shows the Header for the </text:span><text:span text:style-name="T18">Content</text:span><text:span text:style-name="T9">. For instance, a </text:span><text:span text:style-name="T18">GroupBox, Expander</text:span><text:span text:style-name="T9"> are</text:span><text:span text:style-name="T18">HeaderedContentControl</text:span><text:span text:style-name="T9">.</text:span></text:p>
        </text:list-item>
        <text:list-item>
          <text:p text:style-name="P49"><text:span text:style-name="T9">ItemsControl: The content of </text:span><text:span text:style-name="T18">ItemsControl</text:span><text:span text:style-name="T9"> is multiple. Therefore, you can place many arbitrary elements inside an </text:span><text:span text:style-name="T18">ItemsControl</text:span><text:span text:style-name="T9">. For instance : </text:span><text:span text:style-name="T18">ListBox, ListView</text:span><text:span text:style-name="T9"> are examples of </text:span><text:span text:style-name="T18">ItemsControl</text:span><text:span text:style-name="T9">.</text:span></text:p>
        </text:list-item>
        <text:list-item>
          <text:p text:style-name="P49"><text:span text:style-name="T9">HeaderedItemsControl: Here, each </text:span><text:span text:style-name="T18">Collection</text:span><text:span text:style-name="T14"> </text:span><text:span text:style-name="T9">has a specific header content of it. A</text:span><text:span text:style-name="T18">HeaderedItemsControl</text:span><text:span text:style-name="T9"> is a complex element which holds each content with a specific header. </text:span><text:span text:style-name="T18">TreeView</text:span><text:span text:style-name="T9"> is an example of </text:span><text:span text:style-name="T18">HeaderedItemsControl</text:span><text:span text:style-name="T9">.</text:span></text:p>
        </text:list-item>
      </text:list>
      <text:p text:style-name="P29"><text:soft-page-break/><text:s/>Resources : </text:p>
      <text:p text:style-name="P28"><text:span text:style-name="T1"><text:tab/></text:span><text:span text:style-name="T19">A resource is an object that can be reused in different places in your application. Examples of resources include brushes and styles.</text:span></text:p>
      <text:p text:style-name="P30">The content in the resource is available to the child elements of that resource <text:tab/>eg : <text:s/>if you are writing the style in windows resource then that style is applicable to the target type child elements in that window .</text:p>
      <text:p text:style-name="P58">We are having some type of resources they are Application resource, window resource, page resource, user control resource etc</text:p>
      <text:p text:style-name="P31">Types of Resources :</text:p>
      <text:list xml:id="list4955085652928104087" text:style-name="L10">
        <text:list-item>
          <text:p text:style-name="P50"><text:span text:style-name="T16">StaticResource</text:span><text:span text:style-name="T9"> provides a value for a XAML property by substituting the value of an already defined resource. For details, see StaticResource Markup Extension. </text:span><text:span text:style-name="T21">The value of </text:span><text:span text:style-name="T22">StaticResource</text:span><text:span text:style-name="T21"> is determined at the time of loading</text:span></text:p>
        </text:list-item>
        <text:list-item>
          <text:p text:style-name="P50"><text:span text:style-name="T16">DynamicResource</text:span><text:span text:style-name="T9"> provides a value for a XAML property by deferring that value to be a run-time reference to a resource. A dynamic resource reference forces a new lookup each time such a resource is accessed. For details, see DynamicResource Markup Extension. (</text:span><text:span text:style-name="T21">Dynamic Resource we use in a situation where we want to change the value of property at run time)</text:span></text:p>
        </text:list-item>
        <text:list-item>
          <text:p text:style-name="P50"><text:span text:style-name="T16">Binding</text:span><text:span text:style-name="T9"> provides a data bound value for a property, per the data context that applies to the element. This markup extension is relatively complex, because it enables a substantial inline syntax for specifying a data binding. For details, see Binding Markup Extension.</text:span></text:p>
        </text:list-item>
        <text:list-item>
          <text:p text:style-name="P50"><text:span text:style-name="T16">RelativeSource</text:span><text:span text:style-name="T9"> provides source information for a </text:span><text:span text:style-name="T14">Binding</text:span><text:span text:style-name="T9"> that can navigate several possible relationships in the run-time element tree. This provides specialized sourcing for bindings that are created in multi-use templates, or created in code without full knowledge of the surrounding element tree. For details, see RelativeSource MarkupExtension.</text:span></text:p>
        </text:list-item>
      </text:list>
      <text:p text:style-name="P61">What Are Resources, And How Can They Help Me</text:p>
      <text:p text:style-name="P59">Resources are re-usable objects that may be declared in various places:</text:p>
      <text:list xml:id="list3895084003830900074" text:style-name="L11">
        <text:list-item>
          <text:p text:style-name="P51"><text:span text:style-name="T9">Within the application </text:span><text:span text:style-name="T12">App.xaml</text:span><text:span text:style-name="T9"> file (or whatever your application file is called). Which means that the declared resource will have global application scope.</text:span></text:p>
        </text:list-item>
        <text:list-item>
          <text:p text:style-name="P51"><text:span text:style-name="T9">Within the </text:span><text:span text:style-name="T18">Resources</text:span><text:span text:style-name="T9"> property of the current </text:span><text:span text:style-name="T18">Window</text:span><text:span text:style-name="T9"> (assuming we are working with a </text:span><text:span text:style-name="T18">Window</text:span><text:span text:style-name="T9">). Which means that the declared resource will have </text:span><text:span text:style-name="T18">Window</text:span><text:span text:style-name="T9"> level scope. All UI elements that are part of the resource declaring </text:span><text:span text:style-name="T18">Window</text:span><text:span text:style-name="T9"> will have access to the declared resource.</text:span></text:p>
        </text:list-item>
        <text:list-item>
          <text:p text:style-name="P51"><text:span text:style-name="T9">Within the </text:span><text:span text:style-name="T18">Resources</text:span><text:span text:style-name="T9"> property of any </text:span><text:span text:style-name="T18">FrameworkElement</text:span><text:span text:style-name="T9"> or </text:span><text:span text:style-name="T18">FrameworkContentElement</text:span><text:span text:style-name="T9">.</text:span></text:p>
        </text:list-item>
        <text:list-item>
          <text:p text:style-name="P53">Separate loose XAML resource file.</text:p>
        </text:list-item>
      </text:list>
      <text:p text:style-name="P4"><text:span text:style-name="T9">You can think of a resource as a single object that is stored in a </text:span><text:span text:style-name="T14">Dctionary</text:span><text:span text:style-name="T9"> of resource objects. And as such, each resource must have a key that enables the safe and unique retrieval of the resource from the </text:span><text:span text:style-name="T14">ResourceDictionary</text:span><text:span text:style-name="T9">.</text:span></text:p>
      <text:p text:style-name="P4"><text:span text:style-name="T9">When you define resources in markup, you assign the unique key through the </text:span><text:span text:style-name="T14">x:Key</text:span><text:span text:style-name="T9"> attribute. Typically, the key is a string; however, you can also set it to other object types by using the appropriate markup extensions. Non-string keys for resources are used by certain feature areas in WPF, notably for styles, component resources, and data styling. But we'll see more on this in subsequent articles in this article series.</text:span></text:p>
      <text:p text:style-name="P4"><text:span text:style-name="T9">Every framework-level element (</text:span><text:span text:style-name="T14">FrameworkElement</text:span><text:span text:style-name="T9"> or </text:span><text:span text:style-name="T14">FrameworkContentElement</text:span><text:span text:style-name="T9">) has a </text:span><text:span text:style-name="T14">Resources</text:span><text:span text:style-name="T9"> property, which is the property that contains the resources (as a </text:span><text:span text:style-name="T14">ResourceDictionary</text:span><text:span text:style-name="T9">) that a resource defines. You can define resources on any element. However, resources are most commonly defined on the root element, which would normally be </text:span><text:span text:style-name="T14">Window</text:span><text:span text:style-name="T9">.</text:span></text:p>
      <text:p text:style-name="P4"><text:span text:style-name="T9">So once you declare a resource, you are free to use it on an element. For example, the following XAML declares a new</text:span><text:span text:style-name="T14">SolidColorBrush</text:span><text:span text:style-name="T9"> resource on a </text:span><text:span text:style-name="T14">Window</text:span><text:span text:style-name="T9">, which is then used for the </text:span><text:span text:style-name="T14">Background</text:span><text:span text:style-name="T9"> of </text:span><text:soft-page-break/><text:span text:style-name="T9">two </text:span><text:span text:style-name="T14">Button</text:span><text:span text:style-name="T9"> objects within the</text:span><text:span text:style-name="T14">Window</text:span><text:span text:style-name="T9">.</text:span></text:p>
      <text:p text:style-name="P62">Framework Element Level Resource</text:p>
      <text:p text:style-name="P4"><text:span text:style-name="T9"><text:s/>each </text:span><text:span text:style-name="T14">FrameworkElement</text:span><text:span text:style-name="T9"> or </text:span><text:span text:style-name="T14">FrameworkContentElement</text:span><text:span text:style-name="T9"> has a </text:span><text:span text:style-name="T14">Resources</text:span><text:span text:style-name="T9"> property. Which means that you can create a local (think, only available to the current element and its children) resource.</text:span></text:p>
      <text:p text:style-name="P4"><text:span text:style-name="T23">&lt;</text:span><text:span text:style-name="T30">StackPanel</text:span><text:span text:style-name="T33"> </text:span><text:span text:style-name="T45">x:Name</text:span><text:span text:style-name="T23">="sp1"</text:span><text:span text:style-name="T33"> </text:span><text:span text:style-name="T45">Orientation</text:span><text:span text:style-name="T23">="Vertical"&gt;</text:span></text:p>
      <text:p text:style-name="P6"/>
      <text:p text:style-name="P4"><text:span text:style-name="T33"><text:s text:c="8"/></text:span><text:span text:style-name="T51">&lt;!-- I have added this ust to show you that you </text:span></text:p>
      <text:p text:style-name="P10"><text:s text:c="13"/>can add classes to XAML. The ones i've used </text:p>
      <text:p text:style-name="P10"><text:s text:c="13"/>can't be part of the actual UI, as they </text:p>
      <text:p text:style-name="P10"><text:s text:c="13"/>aren't UI controls (dont inherit from Visual). </text:p>
      <text:p text:style-name="P10"><text:s text:c="13"/>So I've put them into a resource Dictionary.</text:p>
      <text:p text:style-name="P4"><text:span text:style-name="T51"><text:s text:c="13"/></text:span><text:span text:style-name="T23">--&gt;</text:span></text:p>
      <text:p text:style-name="P4"><text:span text:style-name="T33"><text:s text:c="8"/></text:span><text:span text:style-name="T23">&lt;</text:span><text:span text:style-name="T30">StackPanel.Resources</text:span><text:span text:style-name="T23">&gt;</text:span></text:p>
      <text:p text:style-name="P6"/>
      <text:p text:style-name="P6"/>
      <text:p text:style-name="P4"><text:span text:style-name="T33"><text:s text:c="12"/></text:span><text:span text:style-name="T23">&lt;</text:span><text:span text:style-name="T30">SolidColorBrush</text:span><text:span text:style-name="T33"> </text:span><text:span text:style-name="T45">x:Key</text:span><text:span text:style-name="T23">="parentLevelResourceOrangeBrush"</text:span><text:span text:style-name="T33"> </text:span></text:p>
      <text:p text:style-name="P4"><text:span text:style-name="T33"><text:s text:c="18"/></text:span><text:span text:style-name="T45">Color</text:span><text:span text:style-name="T23">="Orange"/&gt;</text:span></text:p>
      <text:p text:style-name="P6"/>
      <text:p text:style-name="P4"><text:span text:style-name="T33"><text:s text:c="8"/></text:span><text:span text:style-name="T23">&lt;/</text:span><text:span text:style-name="T30">StackPanel.Resources</text:span><text:span text:style-name="T23">&gt;</text:span></text:p>
      <text:p text:style-name="P6"/>
      <text:p text:style-name="P11"><text:s text:c="10"/>......</text:p>
      <text:p text:style-name="P11"><text:s text:c="10"/>......</text:p>
      <text:p text:style-name="P6"/>
      <text:p text:style-name="P4"><text:span text:style-name="T33"><text:s text:c="8"/></text:span><text:span text:style-name="T51">&lt;!-- Declare 1 Button that use the parent (the StackPanel) </text:span></text:p>
      <text:p text:style-name="P4"><text:span text:style-name="T51"><text:s text:c="13"/>level parentLevelResourceOrangeBrush resource </text:span><text:span text:style-name="T23">--&gt;</text:span></text:p>
      <text:p text:style-name="P4"><text:span text:style-name="T33"><text:s text:c="8"/></text:span><text:span text:style-name="T23">&lt;</text:span><text:span text:style-name="T30">Button</text:span><text:span text:style-name="T33"> </text:span><text:span text:style-name="T45">Width</text:span><text:span text:style-name="T23">="auto"</text:span><text:span text:style-name="T33"> </text:span></text:p>
      <text:p text:style-name="P4"><text:span text:style-name="T33"><text:s text:c="10"/></text:span><text:span text:style-name="T45">Content</text:span><text:span text:style-name="T23">="Button : I use the parentLevelResourceOrangeBrush </text:span></text:p>
      <text:p text:style-name="P4"><text:span text:style-name="T23"><text:s text:c="19"/>parent (the StackPanel) level Resource"</text:span><text:span text:style-name="T33"> </text:span></text:p>
      <text:p text:style-name="P4"><text:span text:style-name="T33"><text:s text:c="10"/></text:span><text:span text:style-name="T45">Background</text:span><text:span text:style-name="T23">="{StaticResource parentLevelResourceOrangeBrush}"/&gt;</text:span></text:p>
      <text:p text:style-name="P6"/>
      <text:p text:style-name="P4"><text:span text:style-name="T33"><text:s text:c="4"/></text:span><text:span text:style-name="T23">&lt;/</text:span><text:span text:style-name="T30">StackPanel</text:span><text:span text:style-name="T23">&gt;</text:span></text:p>
      <text:p text:style-name="P6"/>
      <text:p text:style-name="P32"/>
      <text:p text:style-name="P58"><text:s/></text:p>
      <text:p text:style-name="P63"/>
      <text:p text:style-name="P33"/>
      <text:p text:style-name="P33"/>
      <text:p text:style-name="P36"><text:span text:style-name="T54">Styles<text:tab/>:<text:tab/></text:span><text:span text:style-name="T3">The concept of styles let you remove all properties values from the individual user interface elements and combine them into a style. A style consists of a list of setters. If you apply this style to an element it sets all properties with the specified values. The idea is quite similar to Cascading Styles Sheets (CSS) that we know from web development.</text:span></text:p>
      <text:p text:style-name="P33">Example code :<text:tab/></text:p>
      <text:p text:style-name="P65">&lt;Window&gt;</text:p>
      <text:p text:style-name="P66"><text:span text:style-name="T5"><text:s text:c="4"/></text:span><text:span text:style-name="T32">&lt;Window.Resources&gt;</text:span></text:p>
      <text:p text:style-name="P66"><text:span text:style-name="T5"><text:s text:c="8"/></text:span><text:span text:style-name="T32">&lt;Style </text:span><text:span text:style-name="T50">x:Key</text:span><text:span text:style-name="T32">=</text:span><text:span text:style-name="T28">"myStyle"</text:span><text:span text:style-name="T32"> </text:span><text:span text:style-name="T50">TargetType</text:span><text:span text:style-name="T32">=</text:span><text:span text:style-name="T28">"Button"</text:span><text:span text:style-name="T32">&gt;</text:span></text:p>
      <text:p text:style-name="P66"><text:span text:style-name="T5"><text:s text:c="11"/></text:span><text:span text:style-name="T32">&lt;Setter </text:span><text:span text:style-name="T50">Property</text:span><text:span text:style-name="T32">=</text:span><text:span text:style-name="T28">"Background"</text:span><text:span text:style-name="T32"> </text:span><text:span text:style-name="T50">Value</text:span><text:span text:style-name="T32">=</text:span><text:span text:style-name="T28">"Orange"</text:span><text:span text:style-name="T32"> /&gt;</text:span></text:p>
      <text:p text:style-name="P66"><text:span text:style-name="T5"><text:s text:c="11"/></text:span><text:span text:style-name="T32">&lt;Setter </text:span><text:span text:style-name="T50">Property</text:span><text:span text:style-name="T32">=</text:span><text:span text:style-name="T28">"FontStyle"</text:span><text:span text:style-name="T32"> </text:span><text:span text:style-name="T50">Value</text:span><text:span text:style-name="T32">=</text:span><text:span text:style-name="T28">"Italic"</text:span><text:span text:style-name="T32"> /&gt;</text:span></text:p>
      <text:p text:style-name="P66"><text:span text:style-name="T5"><text:s text:c="11"/></text:span><text:span text:style-name="T32">&lt;Setter </text:span><text:span text:style-name="T50">Property</text:span><text:span text:style-name="T32">=</text:span><text:span text:style-name="T28">"Padding"</text:span><text:span text:style-name="T32"> </text:span><text:span text:style-name="T50">Value</text:span><text:span text:style-name="T32">=</text:span><text:span text:style-name="T28">"8,4"</text:span><text:span text:style-name="T32"> /&gt;</text:span></text:p>
      <text:p text:style-name="P66"><text:span text:style-name="T5"><text:s text:c="11"/></text:span><text:span text:style-name="T32">&lt;Setter </text:span><text:span text:style-name="T50">Property</text:span><text:span text:style-name="T32">=</text:span><text:span text:style-name="T28">"Margin"</text:span><text:span text:style-name="T32"> </text:span><text:span text:style-name="T50">Value</text:span><text:span text:style-name="T32">=</text:span><text:span text:style-name="T28">"4"</text:span><text:span text:style-name="T32"> /&gt;</text:span></text:p>
      <text:p text:style-name="P66"><text:span text:style-name="T5"><text:s text:c="8"/></text:span><text:span text:style-name="T32">&lt;/Style&gt;</text:span></text:p>
      <text:p text:style-name="P66"><text:span text:style-name="T5"><text:s text:c="4"/></text:span><text:span text:style-name="T32">&lt;/Window.Resources&gt;</text:span></text:p>
      <text:p text:style-name="P67"><text:soft-page-break/> </text:p>
      <text:p text:style-name="P66"><text:span text:style-name="T5"><text:s text:c="4"/></text:span><text:span text:style-name="T32">&lt;StackPanel </text:span><text:span text:style-name="T50">Orientation</text:span><text:span text:style-name="T32">=</text:span><text:span text:style-name="T28">"Horizontal"</text:span><text:span text:style-name="T32"> </text:span><text:span text:style-name="T50">VerticalAlignment</text:span><text:span text:style-name="T32">=</text:span><text:span text:style-name="T28">"Top"</text:span><text:span text:style-name="T32">&gt;</text:span></text:p>
      <text:p text:style-name="P66"><text:span text:style-name="T5"><text:s text:c="8"/></text:span><text:span text:style-name="T32">&lt;Button </text:span><text:span text:style-name="T50">Style</text:span><text:span text:style-name="T32">=</text:span><text:span text:style-name="T28">"{StaticResource myStyle}"</text:span><text:span text:style-name="T32">&gt;</text:span><text:span text:style-name="T5">Styles</text:span><text:span text:style-name="T32">&lt;/Button&gt;</text:span></text:p>
      <text:p text:style-name="P66"><text:span text:style-name="T5"><text:s text:c="8"/></text:span><text:span text:style-name="T32">&lt;Button </text:span><text:span text:style-name="T50">Style</text:span><text:span text:style-name="T32">=</text:span><text:span text:style-name="T28">"{StaticResource myStyle}"</text:span><text:span text:style-name="T32">&gt;</text:span><text:span text:style-name="T5">are</text:span><text:span text:style-name="T32">&lt;/Button&gt;</text:span></text:p>
      <text:p text:style-name="P66"><text:span text:style-name="T5"><text:s text:c="8"/></text:span><text:span text:style-name="T32">&lt;Button </text:span><text:span text:style-name="T50">Style</text:span><text:span text:style-name="T32">=</text:span><text:span text:style-name="T28">"{StaticResource myStyle}"</text:span><text:span text:style-name="T32">&gt;</text:span><text:span text:style-name="T5">cool</text:span><text:span text:style-name="T32">&lt;/Button&gt;</text:span></text:p>
      <text:p text:style-name="P66"><text:span text:style-name="T5"><text:s text:c="4"/></text:span><text:span text:style-name="T32">&lt;/StackPanel&gt;</text:span></text:p>
      <text:p text:style-name="P65">&lt;/Window&gt;</text:p>
      <text:p text:style-name="P37"/>
      <text:p text:style-name="P37">Triggers in Style:</text:p>
      <text:p text:style-name="P42">Triggers define a list of setters that are executed if the specified condition is fulfilled. WPF knows three diferent types of triggers</text:p>
      <text:list xml:id="list8353278069395534840" text:style-name="L12">
        <text:list-item>
          <text:p text:style-name="P48"><text:span text:style-name="T1">Property Triggers</text:span><text:span text:style-name="T3"> get active, when a property gets a specified value.</text:span></text:p>
        </text:list-item>
        <text:list-item>
          <text:p text:style-name="P48"><text:span text:style-name="T1">Event Triggers</text:span><text:span text:style-name="T3"> get active, when a specified event is fired.</text:span></text:p>
        </text:list-item>
        <text:list-item>
          <text:p text:style-name="P48"><text:span text:style-name="T1">Data Triggers</text:span><text:span text:style-name="T3"> get active, when a binding expression reaches a specified value.</text:span></text:p>
        </text:list-item>
      </text:list>
      <text:p text:style-name="P28"><text:span text:style-name="T1">Property Trigger Example: </text:span><text:span text:style-name="T38">property trigger</text:span><text:span text:style-name="T39"> </text:span><text:span text:style-name="T38">can be used for any Dependency Property of the object. This includes properties like</text:span><text:span text:style-name="T37">Text</text:span><text:span text:style-name="T38">, </text:span><text:span text:style-name="T37">Visibility</text:span><text:span text:style-name="T38">, </text:span><text:span text:style-name="T37">Background</text:span><text:span text:style-name="T38">, etc in addition to the more commonly triggered properties that you specified: </text:span><text:span text:style-name="T37">IsFocused</text:span><text:span text:style-name="T38">, </text:span><text:span text:style-name="T37">IsMouseOver</text:span><text:span text:style-name="T38">, and </text:span><text:span text:style-name="T37">IsPressed</text:span><text:span text:style-name="T38">.</text:span></text:p>
      <text:p text:style-name="P66"><text:span text:style-name="T32">&lt;Style </text:span><text:span text:style-name="T50">x:Key</text:span><text:span text:style-name="T32">=</text:span><text:span text:style-name="T28">"styleWithTrigger"</text:span><text:span text:style-name="T32"> </text:span><text:span text:style-name="T50">TargetType</text:span><text:span text:style-name="T32">=</text:span><text:span text:style-name="T28">"Rectangle"</text:span><text:span text:style-name="T32">&gt;</text:span></text:p>
      <text:p text:style-name="P66"><text:span text:style-name="T5"><text:s text:c="4"/></text:span><text:span text:style-name="T32">&lt;Setter </text:span><text:span text:style-name="T50">Property</text:span><text:span text:style-name="T32">=</text:span><text:span text:style-name="T28">"Fill"</text:span><text:span text:style-name="T32"> </text:span><text:span text:style-name="T50">Value</text:span><text:span text:style-name="T32">=</text:span><text:span text:style-name="T28">"LightGreen"</text:span><text:span text:style-name="T32"> /&gt;</text:span></text:p>
      <text:p text:style-name="P66"><text:span text:style-name="T5"><text:s text:c="4"/></text:span><text:span text:style-name="T32">&lt;Style.Triggers&gt;</text:span></text:p>
      <text:p text:style-name="P66"><text:span text:style-name="T5"><text:s text:c="8"/></text:span><text:span text:style-name="T32">&lt;Trigger </text:span><text:span text:style-name="T50">Property</text:span><text:span text:style-name="T32">=</text:span><text:span text:style-name="T28">"IsMouseOver"</text:span><text:span text:style-name="T32"> </text:span><text:span text:style-name="T50">Value</text:span><text:span text:style-name="T32">=</text:span><text:span text:style-name="T28">"True"</text:span><text:span text:style-name="T32">&gt;</text:span></text:p>
      <text:p text:style-name="P66"><text:span text:style-name="T5"><text:s text:c="12"/></text:span><text:span text:style-name="T32">&lt;Setter </text:span><text:span text:style-name="T50">Property</text:span><text:span text:style-name="T32">=</text:span><text:span text:style-name="T28">"Fill"</text:span><text:span text:style-name="T32"> </text:span><text:span text:style-name="T50">Value</text:span><text:span text:style-name="T32">=</text:span><text:span text:style-name="T28">"Red"</text:span><text:span text:style-name="T32"> /&gt;</text:span></text:p>
      <text:p text:style-name="P66"><text:span text:style-name="T5"><text:s text:c="8"/></text:span><text:span text:style-name="T32">&lt;/Trigger&gt;</text:span></text:p>
      <text:p text:style-name="P66"><text:span text:style-name="T5"><text:s text:c="4"/></text:span><text:span text:style-name="T32">&lt;/Style.Triggers&gt;</text:span></text:p>
      <text:p text:style-name="P65">&lt;/Style&gt;</text:p>
      <text:p text:style-name="P67"> </text:p>
      <text:p text:style-name="P66"><text:span text:style-name="T32">&lt;Rectangle </text:span><text:span text:style-name="T50">Style</text:span><text:span text:style-name="T32">=</text:span><text:span text:style-name="T28">"{StaticResource styleWithTrigger}"</text:span><text:span text:style-name="T32">&gt;&lt;/Rectangle&gt;</text:span></text:p>
      <text:p text:style-name="P28"><text:span text:style-name="T1">Multi Trigger</text:span><text:span text:style-name="T3"> : is activated when the specified conditions are fulfilled </text:span></text:p>
      <text:p text:style-name="P5"><text:span text:style-name="T23">&lt;</text:span><text:span text:style-name="T30">MultiTrigger</text:span><text:span text:style-name="T23">&gt;</text:span></text:p>
      <text:p text:style-name="P5"><text:span text:style-name="T33"><text:s text:c="12"/></text:span><text:span text:style-name="T23">&lt;</text:span><text:span text:style-name="T30">MultiTrigger.Conditions</text:span><text:span text:style-name="T23">&gt;</text:span></text:p>
      <text:p text:style-name="P5"><text:span text:style-name="T33"><text:s text:c="16"/></text:span><text:span text:style-name="T23">&lt;</text:span><text:span text:style-name="T30">Condition</text:span><text:span text:style-name="T33"> </text:span><text:span text:style-name="T45">Property</text:span><text:span text:style-name="T23">="IsFocused"</text:span><text:span text:style-name="T33"> </text:span><text:span text:style-name="T45">Value</text:span><text:span text:style-name="T23">="True"/&gt;</text:span></text:p>
      <text:p text:style-name="P5"><text:span text:style-name="T33"><text:s text:c="16"/></text:span><text:span text:style-name="T23">&lt;</text:span><text:span text:style-name="T30">Condition</text:span><text:span text:style-name="T33"> </text:span><text:span text:style-name="T45">Property</text:span><text:span text:style-name="T23">="IsMouseOver"</text:span><text:span text:style-name="T33"> </text:span><text:span text:style-name="T45">Value</text:span><text:span text:style-name="T23">="True"/&gt;</text:span></text:p>
      <text:p text:style-name="P5"><text:span text:style-name="T33"><text:s text:c="12"/></text:span><text:span text:style-name="T23">&lt;/</text:span><text:span text:style-name="T30">MultiTrigger.Conditions</text:span><text:span text:style-name="T23">&gt;</text:span></text:p>
      <text:p text:style-name="P5"><text:span text:style-name="T33"><text:s text:c="12"/></text:span><text:span text:style-name="T23">&lt;</text:span><text:span text:style-name="T30">Setter</text:span><text:span text:style-name="T33"> </text:span><text:span text:style-name="T45">Property</text:span><text:span text:style-name="T23">="Effect"&gt;</text:span></text:p>
      <text:p text:style-name="P5"><text:span text:style-name="T33"><text:s text:c="16"/></text:span><text:span text:style-name="T23">&lt;</text:span><text:span text:style-name="T30">Setter.Value</text:span><text:span text:style-name="T23">&gt;</text:span></text:p>
      <text:p text:style-name="P5"><text:span text:style-name="T33"><text:s text:c="20"/></text:span><text:span text:style-name="T23">&lt;</text:span><text:span text:style-name="T30">DropShadowEffect</text:span><text:span text:style-name="T33"> </text:span><text:span text:style-name="T45">BlurRadius</text:span><text:span text:style-name="T23">="40"</text:span><text:span text:style-name="T33"> </text:span><text:span text:style-name="T45">Color</text:span><text:span text:style-name="T23">="Violet"</text:span><text:span text:style-name="T33"> </text:span></text:p>
      <text:p text:style-name="P5"><text:span text:style-name="T33"><text:s text:c="28"/></text:span><text:span text:style-name="T45">Direction</text:span><text:span text:style-name="T23">="50"</text:span><text:span text:style-name="T33"> </text:span><text:span text:style-name="T45">Opacity</text:span><text:span text:style-name="T23">="0.9"/&gt;</text:span></text:p>
      <text:p text:style-name="P5"><text:span text:style-name="T33"><text:s text:c="16"/></text:span><text:span text:style-name="T23">&lt;/</text:span><text:span text:style-name="T30">Setter.Value</text:span><text:span text:style-name="T23">&gt;</text:span></text:p>
      <text:p text:style-name="P5"><text:span text:style-name="T33"><text:s text:c="12"/></text:span><text:span text:style-name="T23">&lt;/</text:span><text:span text:style-name="T30">Setter</text:span><text:span text:style-name="T23">&gt;</text:span></text:p>
      <text:p text:style-name="P5"><text:span text:style-name="T33"><text:s text:c="12"/></text:span><text:span text:style-name="T23">&lt;</text:span><text:span text:style-name="T30">Setter</text:span><text:span text:style-name="T33"> </text:span><text:span text:style-name="T45">Property</text:span><text:span text:style-name="T23">="Foreground"</text:span><text:span text:style-name="T33"> </text:span><text:span text:style-name="T45">Value</text:span><text:span text:style-name="T23">="White"</text:span><text:span text:style-name="T33"> </text:span><text:span text:style-name="T23">/&gt;</text:span></text:p>
      <text:p text:style-name="P5"><text:span text:style-name="T33"><text:s text:c="12"/></text:span><text:span text:style-name="T23">&lt;</text:span><text:span text:style-name="T30">Setter</text:span><text:span text:style-name="T33"> </text:span><text:span text:style-name="T45">Property</text:span><text:span text:style-name="T23">="Background"</text:span><text:span text:style-name="T33"> </text:span><text:span text:style-name="T45">Value</text:span><text:span text:style-name="T23">="Maroon"</text:span><text:span text:style-name="T33"> </text:span><text:span text:style-name="T23">/&gt;</text:span></text:p>
      <text:p text:style-name="P5"><text:span text:style-name="T33"><text:s text:c="8"/></text:span><text:span text:style-name="T23">&lt;/</text:span><text:span text:style-name="T30">MultiTrigger</text:span><text:span text:style-name="T23">&gt;</text:span></text:p>
      <text:p text:style-name="P5"><text:span text:style-name="T33"><text:s text:c="4"/></text:span><text:span text:style-name="T23">&lt;/</text:span><text:span text:style-name="T30">Style.Triggers</text:span><text:span text:style-name="T23">&gt;</text:span></text:p>
      <text:p text:style-name="P44"/>
      <text:p text:style-name="P2">Data Trigger : </text:p>
      <text:p text:style-name="P4"><text:span text:style-name="T67"><text:s text:c="8"/></text:span><text:span text:style-name="T25">&lt;/</text:span><text:span text:style-name="T67">Style</text:span><text:span text:style-name="T25">&gt;</text:span></text:p>
      <text:p text:style-name="P4"><text:span text:style-name="T67"><text:s text:c="8"/></text:span><text:span text:style-name="T25">&lt;</text:span><text:span text:style-name="T67">Style</text:span><text:span text:style-name="T47"> TargetType</text:span><text:span text:style-name="T25">="my:TableView"</text:span><text:span text:style-name="T47"> x</text:span><text:span text:style-name="T25">:</text:span><text:span text:style-name="T47">Key</text:span><text:span text:style-name="T25">="BorderStyle"&gt;</text:span></text:p>
      <text:p text:style-name="P4"><text:span text:style-name="T67"><text:s text:c="12"/></text:span><text:span text:style-name="T25">&lt;</text:span><text:span text:style-name="T67">Setter</text:span><text:span text:style-name="T47"> Property</text:span><text:span text:style-name="T25">="BorderBrush"</text:span><text:span text:style-name="T47"> Value</text:span><text:span text:style-name="T25">="black"/&gt;</text:span></text:p>
      <text:p text:style-name="P4"><text:span text:style-name="T67"><text:s text:c="12"/></text:span><text:span text:style-name="T25">&lt;</text:span><text:span text:style-name="T67">Style.Triggers</text:span><text:span text:style-name="T25">&gt;</text:span></text:p>
      <text:p text:style-name="P75"><text:span text:style-name="T67"><text:s text:c="6"/><text:tab/></text:span><text:span text:style-name="T25">&lt;</text:span><text:span text:style-name="T67">DataTrigger</text:span><text:span text:style-name="T47"> Binding</text:span><text:span text:style-name="T25">="{</text:span><text:span text:style-name="T67">Binding</text:span><text:span text:style-name="T47"> Path</text:span><text:span text:style-name="T25">= FocusedRow.EmployeeName,</text:span><text:span text:style-name="T47"> ElementName</text:span><text:span text:style-name="T25">=grdvEmployeeDetails}"</text:span><text:span text:style-name="T47"> Value</text:span><text:span text:style-name="T25">="santosh appana"&gt;</text:span></text:p>
      <text:p text:style-name="P4"><text:span text:style-name="T67"><text:s text:c="20"/></text:span><text:span text:style-name="T25">&lt;</text:span><text:span text:style-name="T67">Setter</text:span><text:span text:style-name="T47"> Property</text:span><text:span text:style-name="T25">="Visibility"</text:span><text:span text:style-name="T47"> Value</text:span><text:span text:style-name="T25">="Hidden"&gt;&lt;/</text:span><text:span text:style-name="T67">Setter</text:span><text:span text:style-name="T25">&gt;</text:span></text:p>
      <text:p text:style-name="P4"><text:soft-page-break/><text:span text:style-name="T67"><text:s text:c="16"/></text:span><text:span text:style-name="T25">&lt;/</text:span><text:span text:style-name="T67">DataTrigger</text:span><text:span text:style-name="T25">&gt;</text:span></text:p>
      <text:p text:style-name="P4"><text:span text:style-name="T67"><text:s text:c="12"/></text:span><text:span text:style-name="T25">&lt;/</text:span><text:span text:style-name="T67">Style.Triggers</text:span><text:span text:style-name="T25">&gt;</text:span></text:p>
      <text:p text:style-name="P13"><text:s text:c="12"/></text:p>
      <text:p text:style-name="P4"><text:span text:style-name="T67"><text:s text:c="8"/></text:span><text:span text:style-name="T25">&lt;/</text:span><text:span text:style-name="T67">Style</text:span><text:span text:style-name="T25">&gt;</text:span></text:p>
      <text:p text:style-name="P6"/>
      <text:p text:style-name="P19">Event Trigger :</text:p>
      <text:p text:style-name="P23"><text:span text:style-name="T1"><text:tab/><text:tab/></text:span><text:span text:style-name="T41">An Event Trigger waits for a designated event to occur. When the chosen event fires the trigger is activated. What happens next is completely different from the Property Trigger behavior. Event triggers are used to manipulate animations and are tied to storyboards actions like start, stop, pause and reset </text:span></text:p>
      <text:p text:style-name="P24">Note: In event trigger we can’t use &lt;setter property =” <text:s/>“ value=” <text:s/>“/&gt;</text:p>
      <text:p text:style-name="P24">Basic syntax for event trigger.</text:p>
      <text:p text:style-name="P5"><text:span text:style-name="T31">&lt;EventTrigger</text:span><text:span text:style-name="T34"> </text:span><text:span text:style-name="T46">RoutedEvent</text:span><text:span text:style-name="T69">=</text:span><text:span text:style-name="T24">"Mouse.MouseEnter"</text:span><text:span text:style-name="T31">&gt;</text:span></text:p>
      <text:p text:style-name="P25"/>
      <text:p text:style-name="P26">Event Trigger Example :</text:p>
      <text:p text:style-name="P4"><text:span text:style-name="T25">&lt;</text:span><text:span text:style-name="T67">TextBlock</text:span><text:span text:style-name="T47"> Name</text:span><text:span text:style-name="T25">="lblStyled"</text:span><text:span text:style-name="T47"> Text</text:span><text:span text:style-name="T25">="Hello, styled world!"</text:span><text:span text:style-name="T47"> FontSize</text:span><text:span text:style-name="T25">="18"</text:span><text:span text:style-name="T47"> HorizontalAlignment</text:span><text:span text:style-name="T25">="Center"</text:span><text:span text:style-name="T47"> VerticalAlignment</text:span><text:span text:style-name="T25">="Center"&gt;</text:span></text:p>
      <text:p text:style-name="P4"><text:span text:style-name="T67"><text:s text:c="12"/></text:span><text:span text:style-name="T25">&lt;</text:span><text:span text:style-name="T67">TextBlock.Style</text:span><text:span text:style-name="T25">&gt;</text:span></text:p>
      <text:p text:style-name="P4"><text:span text:style-name="T67"><text:s text:c="16"/></text:span><text:span text:style-name="T25">&lt;</text:span><text:span text:style-name="T67">Style</text:span><text:span text:style-name="T47"> TargetType</text:span><text:span text:style-name="T25">="TextBlock"&gt;</text:span></text:p>
      <text:p text:style-name="P4"><text:span text:style-name="T67"><text:s text:c="20"/></text:span><text:span text:style-name="T25">&lt;</text:span><text:span text:style-name="T67">Style.Triggers</text:span><text:span text:style-name="T25">&gt;</text:span></text:p>
      <text:p text:style-name="P4"><text:span text:style-name="T67"><text:s text:c="24"/></text:span><text:span text:style-name="T25">&lt;</text:span><text:span text:style-name="T67">EventTrigger</text:span><text:span text:style-name="T47"> RoutedEvent</text:span><text:span text:style-name="T25">="MouseEnter"&gt;</text:span></text:p>
      <text:p text:style-name="P4"><text:span text:style-name="T67"><text:s text:c="28"/></text:span><text:span text:style-name="T25">&lt;</text:span><text:span text:style-name="T67">EventTrigger.Actions</text:span><text:span text:style-name="T25">&gt;</text:span></text:p>
      <text:p text:style-name="P4"><text:span text:style-name="T67"><text:s text:c="32"/></text:span><text:span text:style-name="T25">&lt;</text:span><text:span text:style-name="T67">BeginStoryboard</text:span><text:span text:style-name="T25">&gt;</text:span></text:p>
      <text:p text:style-name="P4"><text:span text:style-name="T67"><text:s text:c="36"/></text:span><text:span text:style-name="T25">&lt;</text:span><text:span text:style-name="T67">Storyboard</text:span><text:span text:style-name="T25">&gt;</text:span></text:p>
      <text:p text:style-name="P4"><text:span text:style-name="T67"><text:s text:c="40"/></text:span><text:span text:style-name="T25">&lt;</text:span><text:span text:style-name="T67">DoubleAnimation</text:span><text:span text:style-name="T47"> Duration</text:span><text:span text:style-name="T25">="0:0:0.300"</text:span><text:span text:style-name="T47"> Storyboard.TargetProperty</text:span><text:span text:style-name="T25">="FontSize"</text:span><text:span text:style-name="T47"> To</text:span><text:span text:style-name="T25">="28" /&gt;</text:span></text:p>
      <text:p text:style-name="P4"><text:span text:style-name="T67"><text:s text:c="36"/></text:span><text:span text:style-name="T25">&lt;/</text:span><text:span text:style-name="T67">Storyboard</text:span><text:span text:style-name="T25">&gt;</text:span></text:p>
      <text:p text:style-name="P4"><text:span text:style-name="T67"><text:s text:c="32"/></text:span><text:span text:style-name="T25">&lt;/</text:span><text:span text:style-name="T67">BeginStoryboard</text:span><text:span text:style-name="T25">&gt;</text:span></text:p>
      <text:p text:style-name="P4"><text:span text:style-name="T67"><text:s text:c="28"/></text:span><text:span text:style-name="T25">&lt;/</text:span><text:span text:style-name="T67">EventTrigger.Actions</text:span><text:span text:style-name="T25">&gt;</text:span></text:p>
      <text:p text:style-name="P4"><text:span text:style-name="T67"><text:s text:c="24"/></text:span><text:span text:style-name="T25">&lt;/</text:span><text:span text:style-name="T67">EventTrigger</text:span><text:span text:style-name="T25">&gt;</text:span></text:p>
      <text:p text:style-name="P4"><text:span text:style-name="T67"><text:s text:c="24"/></text:span><text:span text:style-name="T25">&lt;</text:span><text:span text:style-name="T67">EventTrigger</text:span><text:span text:style-name="T47"> RoutedEvent</text:span><text:span text:style-name="T25">="MouseLeave"&gt;</text:span></text:p>
      <text:p text:style-name="P4"><text:span text:style-name="T67"><text:s text:c="28"/></text:span><text:span text:style-name="T25">&lt;</text:span><text:span text:style-name="T67">EventTrigger.Actions</text:span><text:span text:style-name="T25">&gt;</text:span></text:p>
      <text:p text:style-name="P4"><text:span text:style-name="T67"><text:s text:c="32"/></text:span><text:span text:style-name="T25">&lt;</text:span><text:span text:style-name="T67">BeginStoryboard</text:span><text:span text:style-name="T25">&gt;</text:span></text:p>
      <text:p text:style-name="P4"><text:span text:style-name="T67"><text:s text:c="36"/></text:span><text:span text:style-name="T25">&lt;</text:span><text:span text:style-name="T67">Storyboard</text:span><text:span text:style-name="T25">&gt;</text:span></text:p>
      <text:p text:style-name="P4"><text:span text:style-name="T67"><text:s text:c="40"/></text:span><text:span text:style-name="T25">&lt;</text:span><text:span text:style-name="T67">DoubleAnimation</text:span><text:span text:style-name="T47"> Duration</text:span><text:span text:style-name="T25">="0:0:0.800"</text:span><text:span text:style-name="T47"> Storyboard.TargetProperty</text:span><text:span text:style-name="T25">="FontSize"</text:span><text:span text:style-name="T47"> To</text:span><text:span text:style-name="T25">="18" /&gt;</text:span></text:p>
      <text:p text:style-name="P4"><text:span text:style-name="T67"><text:s text:c="36"/></text:span><text:span text:style-name="T25">&lt;/</text:span><text:span text:style-name="T67">Storyboard</text:span><text:span text:style-name="T25">&gt;</text:span></text:p>
      <text:p text:style-name="P4"><text:span text:style-name="T67"><text:s text:c="32"/></text:span><text:span text:style-name="T25">&lt;/</text:span><text:span text:style-name="T67">BeginStoryboard</text:span><text:span text:style-name="T25">&gt;</text:span></text:p>
      <text:p text:style-name="P4"><text:span text:style-name="T67"><text:s text:c="28"/></text:span><text:span text:style-name="T25">&lt;/</text:span><text:span text:style-name="T67">EventTrigger.Actions</text:span><text:span text:style-name="T25">&gt;</text:span></text:p>
      <text:p text:style-name="P4"><text:span text:style-name="T67"><text:s text:c="24"/></text:span><text:span text:style-name="T25">&lt;/</text:span><text:span text:style-name="T67">EventTrigger</text:span><text:span text:style-name="T25">&gt;</text:span></text:p>
      <text:p text:style-name="P4"><text:span text:style-name="T67"><text:s text:c="20"/></text:span><text:span text:style-name="T25">&lt;/</text:span><text:span text:style-name="T67">Style.Triggers</text:span><text:span text:style-name="T25">&gt;</text:span></text:p>
      <text:p text:style-name="P4"><text:span text:style-name="T67"><text:s text:c="16"/></text:span><text:span text:style-name="T25">&lt;/</text:span><text:span text:style-name="T67">Style</text:span><text:span text:style-name="T25">&gt;</text:span></text:p>
      <text:p text:style-name="P4"><text:span text:style-name="T67"><text:s text:c="12"/></text:span><text:span text:style-name="T25">&lt;/</text:span><text:span text:style-name="T67">TextBlock.Style</text:span><text:span text:style-name="T25">&gt;</text:span></text:p>
      <text:p text:style-name="P4"><text:span text:style-name="T67"><text:s text:c="8"/></text:span><text:span text:style-name="T25">&lt;/</text:span><text:span text:style-name="T67">TextBlock</text:span><text:span text:style-name="T25">&gt;</text:span></text:p>
      <text:p text:style-name="P25"/>
      <text:p text:style-name="P26">Style Inheritance :</text:p>
      <text:p text:style-name="P41">A style in WPF can base on another style. This allows you to specify a base style that sets common properties and derive from it for specialized controls.</text:p>
      <text:p text:style-name="P66"><text:span text:style-name="T32">Example : <text:line-break/>&lt;Style </text:span><text:span text:style-name="T50">x:Key</text:span><text:span text:style-name="T32">=</text:span><text:span text:style-name="T28">"baseStyle"</text:span><text:span text:style-name="T32"> </text:span><text:span text:style-name="T50">TargetType</text:span><text:span text:style-name="T32">=</text:span><text:span text:style-name="T28">"TextBlock"</text:span><text:span text:style-name="T32">&gt;</text:span></text:p>
      <text:p text:style-name="P66"><text:span text:style-name="T5"><text:s text:c="2"/></text:span><text:span text:style-name="T32">&lt;Setter </text:span><text:span text:style-name="T50">Property</text:span><text:span text:style-name="T32">=</text:span><text:span text:style-name="T28">"FontSize"</text:span><text:span text:style-name="T32"> </text:span><text:span text:style-name="T50">Value</text:span><text:span text:style-name="T32">=</text:span><text:span text:style-name="T28">"12"</text:span><text:span text:style-name="T32"> /&gt;</text:span></text:p>
      <text:p text:style-name="P66"><text:span text:style-name="T5"><text:s text:c="2"/></text:span><text:span text:style-name="T32">&lt;Setter </text:span><text:span text:style-name="T50">Property</text:span><text:span text:style-name="T32">=</text:span><text:span text:style-name="T28">"Background"</text:span><text:span text:style-name="T32"> </text:span><text:span text:style-name="T50">Value</text:span><text:span text:style-name="T32">=</text:span><text:span text:style-name="T28">"Orange"</text:span><text:span text:style-name="T32"> /&gt;</text:span></text:p>
      <text:p text:style-name="P65">&lt;/Style&gt;</text:p>
      <text:p text:style-name="P67"> </text:p>
      <text:p text:style-name="P67"> </text:p>
      <text:p text:style-name="P66"><text:span text:style-name="T32">&lt;Style </text:span><text:span text:style-name="T50">x:Key</text:span><text:span text:style-name="T32">=</text:span><text:span text:style-name="T28">"boldStyle"</text:span><text:span text:style-name="T32"> </text:span><text:span text:style-name="T50">BasedOn</text:span><text:span text:style-name="T32">=</text:span><text:span text:style-name="T28">"{StaticResource baseStyle}"</text:span><text:span text:style-name="T32"> </text:span><text:soft-page-break/><text:span text:style-name="T50">TargetType</text:span><text:span text:style-name="T32">=</text:span><text:span text:style-name="T28">"TextBlock"</text:span><text:span text:style-name="T32">&gt;</text:span></text:p>
      <text:p text:style-name="P66"><text:span text:style-name="T5"><text:s text:c="2"/></text:span><text:span text:style-name="T32">&lt;Setter </text:span><text:span text:style-name="T50">Property</text:span><text:span text:style-name="T32">=</text:span><text:span text:style-name="T28">"FontWeight"</text:span><text:span text:style-name="T32"> </text:span><text:span text:style-name="T50">Value</text:span><text:span text:style-name="T32">=</text:span><text:span text:style-name="T28">"Bold"</text:span><text:span text:style-name="T32"> /&gt;</text:span></text:p>
      <text:p text:style-name="P65">&lt;/Style&gt;</text:p>
      <text:p text:style-name="P70"/>
      <text:p text:style-name="P76">Templates :</text:p>
      <text:p text:style-name="P77"/>
      <text:p text:style-name="P76">Control Template :</text:p>
      <text:p text:style-name="P45"><text:span text:style-name="T55"><text:tab/></text:span><text:span text:style-name="T3">Controls in WPF are separated into </text:span><text:span text:style-name="T1">logic</text:span><text:span text:style-name="T3">, that defines the states, events and properties and </text:span><text:span text:style-name="T1">template</text:span><text:span text:style-name="T3">, that defines the visual appearance of the control. The wireup between the logic and the template is done by DataBinding.</text:span></text:p>
      <text:p text:style-name="P46"><text:span text:style-name="T3">Each control has a default template. This gives the control a basic appearance. The default template is typically shipped together with the control and available for all common windows themes. It is by convention wrapped into a style, that is identified by value of the </text:span><text:span text:style-name="T5">DefaultStyleKey</text:span><text:span text:style-name="T3"> property that every control has.</text:span></text:p>
      <text:p text:style-name="P46"><text:span text:style-name="T3">The template is defined by a dependency property called </text:span><text:span text:style-name="T5">Template</text:span><text:span text:style-name="T3">. By setting this property to another instance of a control template, you can completely replace the appearance (visual tree) of a control.</text:span></text:p>
      <text:p text:style-name="P68">Example To change the Template : </text:p>
      <text:p text:style-name="P66"><text:span text:style-name="T32">&lt;Style </text:span><text:span text:style-name="T50">x:Key</text:span><text:span text:style-name="T32">=</text:span><text:span text:style-name="T28">"DialogButtonStyle"</text:span><text:span text:style-name="T32"> </text:span><text:span text:style-name="T50">TargetType</text:span><text:span text:style-name="T32">=</text:span><text:span text:style-name="T28">"Button"</text:span><text:span text:style-name="T32">&gt;</text:span></text:p>
      <text:p text:style-name="P66"><text:span text:style-name="T5"><text:s text:c="4"/></text:span><text:span text:style-name="T32">&lt;Setter </text:span><text:span text:style-name="T50">Property</text:span><text:span text:style-name="T32">=</text:span><text:span text:style-name="T28">"Template"</text:span><text:span text:style-name="T32">&gt;</text:span></text:p>
      <text:p text:style-name="P66"><text:span text:style-name="T5"><text:s text:c="8"/></text:span><text:span text:style-name="T32">&lt;Setter.Value&gt;</text:span></text:p>
      <text:p text:style-name="P66"><text:span text:style-name="T5"><text:s text:c="12"/></text:span><text:span text:style-name="T32">&lt;ControlTemplate </text:span><text:span text:style-name="T50">TargetType</text:span><text:span text:style-name="T32">=</text:span><text:span text:style-name="T28">"{x:Type Button}"</text:span><text:span text:style-name="T32">&gt;</text:span></text:p>
      <text:p text:style-name="P66"><text:span text:style-name="T5"><text:s text:c="16"/></text:span><text:span text:style-name="T32">&lt;Grid&gt;</text:span></text:p>
      <text:p text:style-name="P66"><text:span text:style-name="T5"><text:s text:c="20"/></text:span><text:span text:style-name="T32">&lt;Ellipse </text:span><text:span text:style-name="T50">Fill</text:span><text:span text:style-name="T32">=</text:span><text:span text:style-name="T28">"{TemplateBinding Background}"</text:span></text:p>
      <text:p text:style-name="P66"><text:span text:style-name="T32"><text:s text:c="29"/></text:span><text:span text:style-name="T50">Stroke</text:span><text:span text:style-name="T32">=</text:span><text:span text:style-name="T28">"{TemplateBinding BorderBrush}"</text:span><text:span text:style-name="T32">/&gt;</text:span></text:p>
      <text:p text:style-name="P66"><text:span text:style-name="T5"><text:s text:c="24"/></text:span><text:span text:style-name="T32">&lt;ContentPresenter </text:span><text:span text:style-name="T50">HorizontalAlignment</text:span><text:span text:style-name="T32">=</text:span><text:span text:style-name="T28">"Center"</text:span></text:p>
      <text:p text:style-name="P66"><text:span text:style-name="T32"><text:s text:c="42"/></text:span><text:span text:style-name="T50">VerticalAlignment</text:span><text:span text:style-name="T32">=</text:span><text:span text:style-name="T28">"Center"</text:span><text:span text:style-name="T32">/&gt;</text:span></text:p>
      <text:p text:style-name="P66"><text:span text:style-name="T5"><text:s text:c="16"/></text:span><text:span text:style-name="T32">&lt;/Grid&gt;</text:span><text:span text:style-name="T5"> <text:s text:c="11"/></text:span></text:p>
      <text:p text:style-name="P66"><text:span text:style-name="T5"><text:s text:c="12"/></text:span><text:span text:style-name="T32">&lt;/ControlTemplate&gt;</text:span></text:p>
      <text:p text:style-name="P66"><text:span text:style-name="T5"><text:s text:c="8"/></text:span><text:span text:style-name="T32">&lt;/Setter.Value&gt;</text:span></text:p>
      <text:p text:style-name="P66"><text:span text:style-name="T5"><text:s text:c="4"/></text:span><text:span text:style-name="T32">&lt;/Setter&gt;</text:span></text:p>
      <text:p text:style-name="P65">&lt;/Style&gt;</text:p>
      <text:p text:style-name="P70"/>
      <text:p text:style-name="P78"><text:span text:style-name="T55">DataTemplate :<text:tab/><text:tab/></text:span><text:span text:style-name="T38">A DataTemplate, therefore, is used to provide visual structure for underlying data, while a ControlTemplate has nothing to do with underlying data and simply provides visual layout for the control itself.</text:span></text:p>
      <text:p text:style-name="P79">Example for DataTemplate :</text:p>
      <text:list xml:id="list7519538339492508855" text:style-name="L13">
        <text:list-item>
          <text:p text:style-name="P55"><text:span text:style-name="T40"><text:tab/><text:tab/><text:tab/></text:span><text:span text:style-name="T35">&lt;ComboBox Name="CountryCombo"   </text:span></text:p>
        </text:list-item>
        <text:list-item>
          <text:p text:style-name="P56">    ItemsSource="{Binding ListofCountry}"  Margin="42,13.895,55,29" Grid.Row="1" &gt;  </text:p>
        </text:list-item>
        <text:list-item>
          <text:p text:style-name="P57">            &lt;ComboBox.ItemTemplate&gt;  </text:p>
        </text:list-item>
        <text:list-item>
          <text:p text:style-name="P56">                &lt;DataTemplate&gt;  </text:p>
        </text:list-item>
        <text:list-item>
          <text:p text:style-name="P57">                    &lt;StackPanel Orientation="Horizontal"&gt;  </text:p>
        </text:list-item>
        <text:list-item>
          <text:p text:style-name="P56">                        &lt;Image Width="20" Height="20" Margin="5" Source="{Binding Image}"/&gt;  </text:p>
        </text:list-item>
        <text:list-item>
          <text:p text:style-name="P57">                        &lt;TextBlock Margin="5" Text="{Binding country}"/&gt;  </text:p>
        </text:list-item>
        <text:list-item>
          <text:p text:style-name="P56">                    &lt;/StackPanel&gt;  </text:p>
        </text:list-item>
        <text:list-item>
          <text:p text:style-name="P57">                &lt;/DataTemplate&gt;  </text:p>
        </text:list-item>
        <text:list-item>
          <text:p text:style-name="P56">            &lt;/ComboBox.ItemTemplate&gt;  </text:p>
        </text:list-item>
        <text:list-item>
          <text:p text:style-name="P57">        &lt;/ComboBox&gt; </text:p>
        </text:list-item>
      </text:list>
      <text:p text:style-name="P77"/>
      <text:p text:style-name="P76">Dependency Property:</text:p>
      <text:p text:style-name="P76"><text:tab/><text:tab/></text:p>
      <text:p text:style-name="P4"><text:soft-page-break/><text:span text:style-name="T13">WPF comes with a completely new technique of defining a property of a control. The unit of the new property system is a Dependency property and the wrapper class which can create a Dependency property is called a </text:span><text:span text:style-name="T17">DependencyObject</text:span><text:span text:style-name="T13">. We use it to register a Dependency property into the property system to ensure that the object contains the property in it and we can easily get or set the value of those properties whenever we like. We even use normal CLR property to wrap around a dependency property and use</text:span><text:span text:style-name="T17">GetValue</text:span><text:span text:style-name="T13"> and </text:span><text:span text:style-name="T17">SetValue</text:span><text:span text:style-name="T13"> to get and set values passed within it.</text:span></text:p>
      <text:p text:style-name="P59">This is almost the same as CLR property system. So, what are the advantages of the new property system. Let's see the difference between Dependency property and CLR property.</text:p>
      <text:p text:style-name="P4"><text:span text:style-name="T9">To work with dependency property, you must derive the class from </text:span><text:span text:style-name="T14">DependencyObject</text:span><text:span text:style-name="T9"> as the whole observer which holds the new Property System is defined within the </text:span><text:span text:style-name="T14">DependencyObject</text:span><text:span text:style-name="T9">.</text:span></text:p>
      <text:p text:style-name="P64">Difference between Dependency Property and CLR Property</text:p>
      <text:p text:style-name="P4"><text:span text:style-name="T13">CLR property is just a wrapper around </text:span><text:span text:style-name="T17">private </text:span><text:span text:style-name="T13">variables. It uses </text:span><text:span text:style-name="T17">Get </text:span><text:span text:style-name="T13">/ </text:span><text:span text:style-name="T17">Set </text:span><text:span text:style-name="T13">methods to retrieve and store value of a variable into it. So to be frank with you, a CLR property gives you only one block in which you can write code to invoke whenever a property is get or set. Hence CLR property system is fairly straightforward. On the other hand, the capabilities of Dependency property system is huge. The idea of Dependency property is to compute the value of the property based on the value of other external inputs. The external inputs might be styles, themes, system properties, animations, etc. So, you can say a dependency property works with most of the WPF inbuilt features that were introduced.</text:span></text:p>
      <text:p text:style-name="P45"><text:span text:style-name="T55"><text:tab/><text:tab/></text:span><text:span text:style-name="T3">The main difference is, that the value of a normal .NET property is </text:span><text:span text:style-name="T1">read directly</text:span><text:span text:style-name="T3"> from a private member in your class, whereas the value of a DependencyProperty is </text:span><text:span text:style-name="T1">resolved dynamically</text:span><text:span text:style-name="T3"> when calling the </text:span><text:span text:style-name="T5">GetValue()</text:span><text:span text:style-name="T3"> method that is inherited from DependencyObject.</text:span></text:p>
      <text:p text:style-name="P46"><text:span text:style-name="T3">When you set a value of a dependency property it is </text:span><text:span text:style-name="T1">not stored in a field</text:span><text:span text:style-name="T3"> of your object, </text:span><text:span text:style-name="T1">but in a dictionary</text:span><text:span text:style-name="T3"> of keys and values provided by the base class </text:span><text:span text:style-name="T5">DependencyObject</text:span><text:span text:style-name="T3">. The key of an entry is the name of the property and the value is the value you want to set.</text:span></text:p>
      <text:p text:style-name="P77"/>
      <text:p text:style-name="P76">How to Create Dependency Properties :</text:p>
      <text:p text:style-name="P76"><text:tab/><text:tab/><text:tab/></text:p>
      <text:p text:style-name="P71"><text:span text:style-name="T55"><text:tab/></text:span><text:span text:style-name="T53">// Dependency Property</text:span></text:p>
      <text:p text:style-name="P66"><text:span text:style-name="T72">public</text:span><text:span text:style-name="T5"> </text:span><text:span text:style-name="T72">static</text:span><text:span text:style-name="T5"> </text:span><text:span text:style-name="T72">readonly</text:span><text:span text:style-name="T5"> DependencyProperty CurrentTimeProperty </text:span><text:span text:style-name="T53">=</text:span><text:span text:style-name="T5"> </text:span></text:p>
      <text:p text:style-name="P66"><text:span text:style-name="T5"><text:s text:c="5"/>DependencyProperty.</text:span><text:span text:style-name="T28">Register</text:span><text:span text:style-name="T42">(</text:span><text:span text:style-name="T5"> </text:span><text:span text:style-name="T73">"CurrentTime"</text:span><text:span text:style-name="T5">, </text:span><text:a xlink:type="simple" xlink:href="http://www.google.com/search?q=typeof+msdn.microsoft.com" text:style-name="Internet_20_link" text:visited-style-name="Visited_20_Internet_20_Link"><text:span text:style-name="T29">typeof</text:span></text:a><text:span text:style-name="T42">(</text:span><text:span text:style-name="T5">DateTime</text:span><text:span text:style-name="T42">)</text:span><text:span text:style-name="T5">,</text:span></text:p>
      <text:p text:style-name="P66"><text:span text:style-name="T5"><text:s text:c="5"/></text:span><text:a xlink:type="simple" xlink:href="http://www.google.com/search?q=typeof+msdn.microsoft.com" text:style-name="Internet_20_link" text:visited-style-name="Visited_20_Internet_20_Link"><text:span text:style-name="T29">typeof</text:span></text:a><text:span text:style-name="T42">(</text:span><text:span text:style-name="T5">MyClockControl</text:span><text:span text:style-name="T42">)</text:span><text:span text:style-name="T5">, </text:span><text:a xlink:type="simple" xlink:href="http://www.google.com/search?q=new+msdn.microsoft.com" text:style-name="Internet_20_link" text:visited-style-name="Visited_20_Internet_20_Link"><text:span text:style-name="T29">new</text:span></text:a><text:span text:style-name="T5"> FrameworkPropertyMetadata</text:span><text:span text:style-name="T42">(</text:span><text:span text:style-name="T5">DateTime.</text:span><text:span text:style-name="T28">Now</text:span><text:span text:style-name="T42">))</text:span><text:span text:style-name="T5">;</text:span></text:p>
      <text:p text:style-name="P67">Explanation:</text:p>
      <text:p text:style-name="P72">//typeof(DateTime ) is the data type mentioned in the property</text:p>
      <text:p text:style-name="P72">//typeof(MyClockControl) is the Owner class of that property</text:p>
      <text:p text:style-name="P72"> // DateTime.Now is the Default Value</text:p>
      <text:p text:style-name="P73">// .NET Property wrapper</text:p>
      <text:p text:style-name="P66"><text:span text:style-name="T72">public</text:span><text:span text:style-name="T5"> DateTime CurrentTime</text:span></text:p>
      <text:p text:style-name="P74">{</text:p>
      <text:p text:style-name="P66"><text:span text:style-name="T5"><text:s text:c="4"/>get </text:span><text:span text:style-name="T42">{</text:span><text:span text:style-name="T5"> </text:span><text:span text:style-name="T72">return</text:span><text:span text:style-name="T5"> </text:span><text:span text:style-name="T42">(</text:span><text:span text:style-name="T5">DateTime</text:span><text:span text:style-name="T42">)</text:span><text:span text:style-name="T5">GetValue</text:span><text:span text:style-name="T42">(</text:span><text:span text:style-name="T5">CurrentTimeProperty</text:span><text:span text:style-name="T42">)</text:span><text:span text:style-name="T5">; </text:span><text:span text:style-name="T42">}</text:span></text:p>
      <text:p text:style-name="P66"><text:span text:style-name="T5"><text:s text:c="4"/>set </text:span><text:span text:style-name="T42">{</text:span><text:span text:style-name="T5"> SetValue</text:span><text:span text:style-name="T42">(</text:span><text:span text:style-name="T5">CurrentTimeProperty, value</text:span><text:span text:style-name="T42">)</text:span><text:span text:style-name="T5">; </text:span><text:span text:style-name="T42">}</text:span></text:p>
      <text:p text:style-name="P74">}</text:p>
      <text:p text:style-name="P77"/>
      <text:p text:style-name="P76">Attached Property :</text:p>
      <text:p text:style-name="P78"><text:span text:style-name="T55"><text:tab/></text:span><text:span text:style-name="T3">Attached properties are a special kind of DependencyProperties. They allow you to attach a value to an object that does not know anything about this value</text:span></text:p>
      <text:p text:style-name="P77"/>
      <text:p text:style-name="P77"/>
      <text:p text:style-name="P77"/>
      <text:p text:style-name="P77"><text:soft-page-break/></text:p>
      <text:p text:style-name="P80">Data Binding :</text:p>
      <text:p text:style-name="P46"><text:span text:style-name="T3">WPF provides a simple and powerful way to </text:span><text:span text:style-name="T1">auto-update data</text:span><text:span text:style-name="T3"> between the business model and the user interface. This mechanism is called </text:span><text:span text:style-name="T1">DataBinding</text:span><text:span text:style-name="T3">. Everytime when the data of your business model changes, it automatically reflects the updates to the user interface and vice versa.</text:span></text:p>
      <text:p text:style-name="P43">Simple Example For DataBinding :</text:p>
      <text:p text:style-name="P65">&lt;StackPanel&gt;</text:p>
      <text:p text:style-name="P66"><text:span text:style-name="T5"><text:s text:c="4"/></text:span><text:span text:style-name="T32">&lt;TextBox </text:span><text:span text:style-name="T50">x:Name</text:span><text:span text:style-name="T32">=</text:span><text:span text:style-name="T28">"txtInput"</text:span><text:span text:style-name="T32"> /&gt;</text:span></text:p>
      <text:p text:style-name="P66"><text:span text:style-name="T5"><text:s text:c="4"/></text:span><text:span text:style-name="T32">&lt;Label </text:span><text:span text:style-name="T50">Content</text:span><text:span text:style-name="T32">=</text:span><text:span text:style-name="T28">"{Binding Path=Text, ElementName=txtInput, </text:span></text:p>
      <text:p text:style-name="P65"><text:s text:c="21"/>UpdateSourceTrigger=PropertyChanged}" /&gt;</text:p>
      <text:p text:style-name="P65">&lt;/StackPanel&gt;</text:p>
      <text:p text:style-name="P70"/>
      <text:p text:style-name="P69">Path is the property from where we are getting the data and element name is the name of the element.</text:p>
      <text:p text:style-name="P70"/>
      <text:p text:style-name="P81">Data Context :</text:p>
      <text:p text:style-name="P45"><text:span text:style-name="T3">Every WPF control derived from </text:span><text:span text:style-name="T5">FrameworkElement</text:span><text:span text:style-name="T3"> has a </text:span><text:span text:style-name="T5">DataContext</text:span><text:span text:style-name="T3"> property. This property is </text:span><text:span text:style-name="T1">meant to be set to the data object</text:span><text:span text:style-name="T3"> it visualizes. If you don't explicity define a source of a binding, it takes the data context by default.</text:span></text:p>
      <text:p text:style-name="P45"><text:span text:style-name="T3">The </text:span><text:span text:style-name="T5">DataContext</text:span><text:span text:style-name="T3"> property </text:span><text:span text:style-name="T1">inherits its value to child elements</text:span><text:span text:style-name="T3">. So you can set the </text:span><text:span text:style-name="T5">DataContext</text:span><text:span text:style-name="T3"> on a superior layout container and its value is inherited to all child elements. This is very useful if you want to build a form that is bound to multiple properties of the same data object</text:span></text:p>
      <text:p text:style-name="P7">Implicit Data Source</text:p>
      <text:p text:style-name="P4"><text:span text:style-name="T56">A </text:span><text:span text:style-name="T58">data context </text:span><text:span text:style-name="T56">is a place for bindings to look for the data source if they don’t have any other special instructions .In WPF, every FrameworkElement and every FrameworkContentElement has a DataContext property. The DataContext property is of type Object, so you can plug anything you like into it (e.g., string, Person, List&lt;Person&gt;, etc.). When looking for an object to use as the binding source, the binding object logically traverses up the tree from where it’s defined, looking for a DataContext property that has been set.</text:span></text:p>
      <text:p text:style-name="P6"/>
      <text:p text:style-name="P8">The steps work like this:</text:p>
      <text:p text:style-name="P8">1. The binding looks for a DataContext that has been set on the TextBox itself.</text:p>
      <text:p text:style-name="P8">2. The binding looks for a DataContext that has been set on the Grid.</text:p>
      <text:p text:style-name="P8">3. The binding looks for a DataContext that has been set on the Window.</text:p>
      <text:p text:style-name="P44"/>
      <text:p text:style-name="P25"/>
      <text:p text:style-name="P26">DataBinding Modes : </text:p>
      <text:p text:style-name="P27"><text:tab/><text:tab/></text:p>
      <table:table table:name="Table2" table:style-name="Table2">
        <table:table-column table:style-name="Table2.A"/>
        <table:table-column table:style-name="Table2.B"/>
        <table:table-column table:style-name="Table2.C"/>
        <table:table-row>
          <table:table-cell table:style-name="Table2.A1" office:value-type="string">
            <text:p text:style-name="P14">Mode</text:p>
          </table:table-cell>
          <table:table-cell table:style-name="Table2.A1" office:value-type="string">
            <text:p text:style-name="P14">Description</text:p>
          </table:table-cell>
          <table:table-cell table:style-name="Table2.A1" office:value-type="string">
            <text:p text:style-name="P6"/>
          </table:table-cell>
        </table:table-row>
        <table:table-row>
          <table:table-cell table:style-name="Table2.A1" office:value-type="string">
            <text:p text:style-name="P16">Default</text:p>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16">OneWayToSource</text:p>
          </table:table-cell>
          <table:table-cell table:style-name="Table2.A1" office:value-type="string">
            <text:p text:style-name="P4"><text:span text:style-name="T10">A reverse version of </text:span><text:span text:style-name="T15">OneWay</text:span><text:span text:style-name="T10">.</text:span></text:p>
          </table:table-cell>
          <table:table-cell table:style-name="Table2.A1" office:value-type="string">
            <text:p text:style-name="P4"><draw:frame draw:style-name="fr1" draw:name="2" text:anchor-type="as-char" svg:width="2.1252in" style:rel-width="scale" svg:height="0.3957in" style:rel-height="scale" draw:z-index="0"><draw:object-ole xlink:href="./Object 1" xlink:type="simple" xlink:show="embed" xlink:actuate="onLoad"/><draw:image xlink:href="./ObjectReplacements/Object 1" xlink:type="simple" xlink:show="embed" xlink:actuate="onLoad"/><svg:desc>OLE-object</svg:desc></draw:frame></text:p>
          </table:table-cell>
        </table:table-row>
        <table:table-row>
          <table:table-cell table:style-name="Table2.A1" office:value-type="string">
            <text:p text:style-name="P16">OneWay</text:p>
          </table:table-cell>
          <table:table-cell table:style-name="Table2.A1" office:value-type="string">
            <text:p text:style-name="P15">From source to destination.</text:p>
          </table:table-cell>
          <table:table-cell table:style-name="Table2.A1" office:value-type="string">
            <text:p text:style-name="P4"><draw:frame draw:style-name="fr1" draw:name="3" text:anchor-type="as-char" svg:width="2.1252in" style:rel-width="scale" svg:height="0.3957in" style:rel-height="scale" draw:z-index="1"><draw:object-ole xlink:href="./Object 2" xlink:type="simple" xlink:show="embed" xlink:actuate="onLoad"/><draw:image xlink:href="./ObjectReplacements/Object 2" xlink:type="simple" xlink:show="embed" xlink:actuate="onLoad"/><svg:desc>OLE-object</svg:desc></draw:frame></text:p>
          </table:table-cell>
        </table:table-row>
        <table:table-row>
          <table:table-cell table:style-name="Table2.A1" office:value-type="string">
            <text:p text:style-name="P16">OneTime</text:p>
          </table:table-cell>
          <table:table-cell table:style-name="Table2.A1" office:value-type="string">
            <text:p text:style-name="P15">The property is initially set, but updates to the source are not copied to the destination.</text:p>
          </table:table-cell>
          <table:table-cell table:style-name="Table2.A1" office:value-type="string">
            <text:p text:style-name="P4"><draw:frame draw:style-name="fr1" draw:name="4" text:anchor-type="as-char" svg:width="2.1252in" style:rel-width="scale" svg:height="0.3957in" style:rel-height="scale" draw:z-index="2"><draw:object-ole xlink:href="./Object 3" xlink:type="simple" xlink:show="embed" xlink:actuate="onLoad"/><draw:image xlink:href="./ObjectReplacements/Object 3" xlink:type="simple" xlink:show="embed" xlink:actuate="onLoad"/><svg:desc>OLE-object</svg:desc></draw:frame></text:p>
          </table:table-cell>
        </table:table-row>
        <table:table-row>
          <table:table-cell table:style-name="Table2.A1" office:value-type="string">
            <text:p text:style-name="P16">TwoWay</text:p>
          </table:table-cell>
          <table:table-cell table:style-name="Table2.A1" office:value-type="string">
            <text:p text:style-name="P15">Changes to source and destination are copied to each other.</text:p>
          </table:table-cell>
          <table:table-cell table:style-name="Table2.A1" office:value-type="string">
            <text:p text:style-name="P4"><draw:frame draw:style-name="fr1" draw:name="5" text:anchor-type="as-char" svg:width="2.1252in" style:rel-width="scale" svg:height="0.3957in" style:rel-height="scale" draw:z-index="3"><draw:object-ole xlink:href="./Object 4" xlink:type="simple" xlink:show="embed" xlink:actuate="onLoad"/><draw:image xlink:href="./ObjectReplacements/Object 4" xlink:type="simple" xlink:show="embed" xlink:actuate="onLoad"/><svg:desc>OLE-object</svg:desc></draw:frame></text:p>
          </table:table-cell>
        </table:table-row>
      </table:table>
      <text:p text:style-name="P25"><text:soft-page-break/></text:p>
      <text:p text:style-name="P76">UpdateSourceTrigger : </text:p>
      <text:p text:style-name="P78"><text:span text:style-name="T55"><text:tab/><text:tab/></text:span><text:span text:style-name="T10"> Binding that occurs in the reverse direction(that means from destination to source) doesn’t occur immediately, by default. The</text:span><text:span text:style-name="T15">UpdateSourceTrigger</text:span><text:span text:style-name="T10"> property can be used to set this behavior.</text:span></text:p>
      <table:table table:name="Table3" table:style-name="Table3">
        <table:table-column table:style-name="Table3.A"/>
        <table:table-column table:style-name="Table3.B"/>
        <table:table-row>
          <table:table-cell table:style-name="Table3.A1" office:value-type="string">
            <text:p text:style-name="P82">Name</text:p>
          </table:table-cell>
          <table:table-cell table:style-name="Table3.A1" office:value-type="string">
            <text:p text:style-name="P82">Description</text:p>
          </table:table-cell>
        </table:table-row>
        <table:table-row>
          <table:table-cell table:style-name="Table3.A1" office:value-type="string">
            <text:p text:style-name="P83">Default</text:p>
          </table:table-cell>
          <table:table-cell table:style-name="Table3.A1" office:value-type="string">
            <text:p text:style-name="P84"><text:span text:style-name="T10">For most properties, the behavior is the same as </text:span><text:span text:style-name="T15">PropertyChanged</text:span><text:span text:style-name="T10">. For</text:span><text:span text:style-name="T15">TextBox.Text</text:span><text:span text:style-name="T10">, this is the same as </text:span><text:span text:style-name="T15">LostFocus</text:span><text:span text:style-name="T10">. The default behavior is controlled by metadata on the property.</text:span></text:p>
          </table:table-cell>
        </table:table-row>
        <table:table-row>
          <table:table-cell table:style-name="Table3.A1" office:value-type="string">
            <text:p text:style-name="P83">Explicit</text:p>
          </table:table-cell>
          <table:table-cell table:style-name="Table3.A1" office:value-type="string">
            <text:p text:style-name="P84"><text:span text:style-name="T10">Binding does not occur until </text:span><text:span text:style-name="T15">UpdateSource()</text:span><text:span text:style-name="T10"> is called.</text:span></text:p>
          </table:table-cell>
        </table:table-row>
        <table:table-row>
          <table:table-cell table:style-name="Table3.A1" office:value-type="string">
            <text:p text:style-name="P83">LostFocus</text:p>
          </table:table-cell>
          <table:table-cell table:style-name="Table3.A1" office:value-type="string">
            <text:p text:style-name="P60">Source is updated when the target loses focus.</text:p>
          </table:table-cell>
        </table:table-row>
        <table:table-row>
          <table:table-cell table:style-name="Table3.A1" office:value-type="string">
            <text:p text:style-name="P83">PropertyChanged</text:p>
          </table:table-cell>
          <table:table-cell table:style-name="Table3.A1" office:value-type="string">
            <text:p text:style-name="P60">Binding occurs immediately.</text:p>
          </table:table-cell>
        </table:table-row>
      </table:table>
      <text:p text:style-name="P76">INotifyPropertyChanged : </text:p>
      <text:p text:style-name="P76"><text:tab/><text:tab/>This will notify the changes made in the property at the destination side and reflects them on the source.</text:p>
      <text:p text:style-name="P76">Example for INotifyPropertyChanged :</text:p>
      <text:p text:style-name="P77"/>
      <text:p text:style-name="P4"><text:span text:style-name="T63"> <text:s/>class MobileStore:INotifyPropertyChanged  </text:span></text:p>
      <text:p text:style-name="P4"><text:span text:style-name="T63"> <text:s/>   {  </text:span></text:p>
      <text:p text:style-name="P4"><text:span text:style-name="T63"> <text:s/>       public string _Brand;  </text:span></text:p>
      <text:p text:style-name="P4"><text:span text:style-name="T63"> <text:s/>       public string _Model;  </text:span></text:p>
      <text:p text:style-name="P4"><text:span text:style-name="T63"> <text:s/>       public int _Stock;  </text:span></text:p>
      <text:p text:style-name="P4"><text:span text:style-name="T63"> <text:s/>       public double _Price;  </text:span></text:p>
      <text:p text:style-name="P4"><text:span text:style-name="T63"> <text:s/>  </text:span></text:p>
      <text:p text:style-name="P4"><text:span text:style-name="T63"> <text:s/>       public string Brand  </text:span></text:p>
      <text:p text:style-name="P4"><text:span text:style-name="T63"> <text:s/>       {  </text:span></text:p>
      <text:p text:style-name="P4"><text:span text:style-name="T63"> <text:s/>           get { return _Brand; }  </text:span></text:p>
      <text:p text:style-name="P4"><text:span text:style-name="T63"> <text:s/>           set {   </text:span></text:p>
      <text:p text:style-name="P4"><text:span text:style-name="T63"> <text:s/>               _Brand = value;   </text:span></text:p>
      <text:p text:style-name="P4"><text:span text:style-name="T63"> <text:s/>               OnPropertyChanged("Brand");  </text:span></text:p>
      <text:p text:style-name="P4"><text:span text:style-name="T63"> <text:s/>           }   </text:span></text:p>
      <text:p text:style-name="P4"><text:span text:style-name="T63"> <text:s/>       }  </text:span></text:p>
      <text:p text:style-name="P4"><text:span text:style-name="T63"> <text:s/>       public string Model   </text:span></text:p>
      <text:p text:style-name="P4"><text:span text:style-name="T63"> <text:s/>       {  </text:span></text:p>
      <text:p text:style-name="P4"><text:span text:style-name="T63"> <text:s/>           get { return _Model; }   </text:span></text:p>
      <text:p text:style-name="P4"><text:span text:style-name="T63"> <text:s/>           set {   </text:span></text:p>
      <text:p text:style-name="P4"><text:span text:style-name="T63"> <text:s/>               _Model = value;   </text:span></text:p>
      <text:p text:style-name="P4"><text:span text:style-name="T63"> <text:s/>               OnPropertyChanged("Model");   </text:span></text:p>
      <text:p text:style-name="P4"><text:span text:style-name="T63"> <text:s/>           }   </text:span></text:p>
      <text:p text:style-name="P4"><text:span text:style-name="T63"> <text:s/>       }  </text:span></text:p>
      <text:p text:style-name="P4"><text:span text:style-name="T63"> <text:s/>       public int Stock   </text:span></text:p>
      <text:p text:style-name="P4"><text:span text:style-name="T63"> <text:s/>       {   </text:span></text:p>
      <text:p text:style-name="P4"><text:span text:style-name="T63"> <text:s/>           get { return _Stock; }   </text:span></text:p>
      <text:p text:style-name="P4"><text:span text:style-name="T63"> <text:s/>           set {   </text:span></text:p>
      <text:p text:style-name="P4"><text:span text:style-name="T63"> <text:s/>               _Stock = value;   </text:span></text:p>
      <text:p text:style-name="P4"><text:span text:style-name="T63"> <text:s/>               OnPropertyChanged("Stock");   </text:span></text:p>
      <text:p text:style-name="P4"><text:span text:style-name="T63"> <text:s/>           }   </text:span></text:p>
      <text:p text:style-name="P4"><text:span text:style-name="T63"> <text:s/>       }  </text:span></text:p>
      <text:p text:style-name="P4"><text:span text:style-name="T63"> <text:s/>       public double Price   </text:span></text:p>
      <text:p text:style-name="P4"><text:span text:style-name="T63"> <text:s/>       {   </text:span></text:p>
      <text:p text:style-name="P4"><text:soft-page-break/><text:span text:style-name="T63"> <text:s/>           get { return _Price; }   </text:span></text:p>
      <text:p text:style-name="P4"><text:span text:style-name="T63"> <text:s/>           set {   </text:span></text:p>
      <text:p text:style-name="P4"><text:span text:style-name="T63"> <text:s/>               _Price = value;   </text:span></text:p>
      <text:p text:style-name="P4"><text:span text:style-name="T63"> <text:s/>               OnPropertyChanged("Price");   </text:span></text:p>
      <text:p text:style-name="P4"><text:span text:style-name="T63"> <text:s/>           }   </text:span></text:p>
      <text:p text:style-name="P4"><text:span text:style-name="T63"> <text:s/>       }  </text:span></text:p>
      <text:p text:style-name="P4"><text:span text:style-name="T63"> <text:s/>  </text:span></text:p>
      <text:p text:style-name="P4"><text:span text:style-name="T63"> <text:s/>       public event PropertyChangedEventHandler PropertyChanged;  </text:span></text:p>
      <text:p text:style-name="P4"><text:span text:style-name="T63"> <text:s/>       public void OnPropertyChanged(string Property)  </text:span></text:p>
      <text:p text:style-name="P4"><text:span text:style-name="T63"> <text:s/>       {  </text:span></text:p>
      <text:p text:style-name="P4"><text:span text:style-name="T63"> <text:s/>           if (PropertyChanged != null)  </text:span></text:p>
      <text:p text:style-name="P4"><text:span text:style-name="T63"> <text:s/>           {  </text:span></text:p>
      <text:p text:style-name="P4"><text:span text:style-name="T63"> <text:s/>               PropertyChanged(this, new PropertyChangedEventArgs(Property));  </text:span></text:p>
      <text:p text:style-name="P4"><text:span text:style-name="T63"> <text:s/>           }  </text:span></text:p>
      <text:p text:style-name="P4"><text:span text:style-name="T63"> <text:s/>       }  </text:span></text:p>
      <text:p text:style-name="P78"><text:span text:style-name="T63"> <text:s/>   }</text:span></text:p>
      <text:p text:style-name="P28"><text:span text:style-name="T1">Wpf Commands</text:span><text:span text:style-name="T3"> :<text:tab/></text:span><text:span text:style-name="T19">Commands have several purposes. The first purpose is to separate the semantics and the object that invokes a command from the logic that executes the command. This allows for multiple and disparate sources to invoke the same command logic, and it allows the command logic to be customized for different targets. </text:span></text:p>
      <text:p text:style-name="P28"><text:span text:style-name="T1">How to create Command :</text:span><text:span text:style-name="T3"> <text:tab/></text:span><text:span text:style-name="T10">How do we define a command? First, the command should implement the System.Windows.Input.</text:span><text:span text:style-name="T15">ICommand</text:span><text:span text:style-name="T10"> interface. Then, a </text:span><text:span text:style-name="T15">Create</text:span><text:span text:style-name="T10"> method will create the command so that we can use it. Then, we find two methods: the first one, </text:span><text:span text:style-name="T15">CanExecute </text:span><text:span text:style-name="T10">, would check if the command can be executed, and the second one, </text:span><text:span text:style-name="T15">Execute</text:span><text:span text:style-name="T10">, will execute the command.</text:span></text:p>
      <text:p text:style-name="P39"><text:span text:style-name="T1">If </text:span><text:span text:style-name="T10">The application has different controls that invoke the same functionality and for this reason, the WPF Command Pattern fits perfectly. WPF </text:span><text:span text:style-name="T15">command</text:span><text:span text:style-name="T10">s can also be used for other scenarios where you want to disable a control if the input is incorrect as we will see further on in the article with the </text:span><text:span text:style-name="T15">CanExecute</text:span><text:span text:style-name="T10">.</text:span></text:p>
      <text:p text:style-name="P36"><text:a xlink:type="simple" xlink:href="javascript:void(0)" text:style-name="Internet_20_link" text:visited-style-name="Visited_20_Internet_20_Link"><text:span text:style-name="T44">Four Main Concepts in WPF Commanding</text:span></text:a></text:p>
      <text:p text:style-name="P17">The routed command model in WPF can be broken up into four main concepts: the command, the command source, the command target, and the command binding:</text:p>
      <text:list xml:id="list2466717834388132841" text:style-name="L14">
        <text:list-item>
          <text:p text:style-name="P54"><text:span text:style-name="T19">The </text:span><text:span text:style-name="T20">command</text:span><text:span text:style-name="T19"> is the action to be executed.</text:span></text:p>
        </text:list-item>
        <text:list-item>
          <text:p text:style-name="P54"><text:span text:style-name="T19">The </text:span><text:span text:style-name="T20">command source</text:span><text:span text:style-name="T19"> is the object which invokes the command.</text:span></text:p>
        </text:list-item>
        <text:list-item>
          <text:p text:style-name="P54"><text:span text:style-name="T19">The </text:span><text:span text:style-name="T20">command target</text:span><text:span text:style-name="T19"> is the object that the command is being executed on.</text:span></text:p>
        </text:list-item>
        <text:list-item>
          <text:p text:style-name="P54"><text:span text:style-name="T19">The </text:span><text:span text:style-name="T20">command binding</text:span><text:span text:style-name="T19"> is the object which maps the command logic to the command.</text:span></text:p>
        </text:list-item>
      </text:list>
      <text:p text:style-name="P85"><text:span text:style-name="T11">Example : </text:span><text:span text:style-name="T74">&lt;WrapPanel</text:span><text:span text:style-name="T43"> </text:span><text:span text:style-name="T76">DockPanel</text:span><text:span text:style-name="T43">.</text:span><text:span text:style-name="T76">Dock</text:span><text:span text:style-name="T71">=</text:span><text:span text:style-name="T78">"Top"</text:span><text:span text:style-name="T43"> </text:span><text:span text:style-name="T76">Margin</text:span><text:span text:style-name="T71">=</text:span><text:span text:style-name="T78">"3"</text:span><text:span text:style-name="T74">&gt;</text:span><text:span text:style-name="T43"><text:line-break/>            </text:span><text:span text:style-name="T74">&lt;Button</text:span><text:span text:style-name="T43"> </text:span><text:span text:style-name="T76">Command</text:span><text:span text:style-name="T71">=</text:span><text:span text:style-name="T78">"ApplicationCommands.Cut"</text:span><text:span text:style-name="T43"> </text:span><text:span text:style-name="T76">CommandTarget</text:span><text:span text:style-name="T71">=</text:span><text:span text:style-name="T78">"{Binding ElementName=txtEditor}"</text:span><text:span text:style-name="T43"> </text:span><text:span text:style-name="T76">Width</text:span><text:span text:style-name="T71">=</text:span><text:span text:style-name="T78">"60"</text:span><text:span text:style-name="T74">&gt;</text:span><text:span text:style-name="T43">_Cut</text:span><text:span text:style-name="T74">&lt;/Button&gt;</text:span><text:span text:style-name="T43"><text:line-break/>            </text:span><text:span text:style-name="T74">&lt;Button</text:span><text:span text:style-name="T43"> </text:span><text:span text:style-name="T76">Command</text:span><text:span text:style-name="T71">=</text:span><text:span text:style-name="T78">"ApplicationCommands.Paste"</text:span><text:span text:style-name="T43"> </text:span><text:span text:style-name="T76">CommandTarget</text:span><text:span text:style-name="T71">=</text:span><text:span text:style-name="T78">"{Binding ElementName=txtEditor}"</text:span><text:span text:style-name="T43"> </text:span><text:span text:style-name="T76">Width</text:span><text:span text:style-name="T71">=</text:span><text:span text:style-name="T78">"60"</text:span><text:span text:style-name="T43"> </text:span><text:span text:style-name="T76">Margin</text:span><text:span text:style-name="T71">=</text:span><text:span text:style-name="T78">"3,0"</text:span><text:span text:style-name="T74">&gt;</text:span><text:span text:style-name="T43">_Paste</text:span><text:span text:style-name="T74">&lt;/Button&gt;</text:span><text:span text:style-name="T43"><text:line-break/>        </text:span><text:span text:style-name="T74">&lt;/WrapPanel&gt;</text:span></text:p>
      <text:p text:style-name="P40"/>
      <text:p text:style-name="P33"/>
      <text:p text:style-name="P33"/>
      <text:p text:style-name="P34">Command source : </text:p>
      <text:p text:style-name="P86"><text:soft-page-break/><text:span text:style-name="T59"><text:tab/></text:span><text:a xlink:type="simple" xlink:href="http://msdn.microsoft.com/en-us/library/system.windows.input.icommandsource(v=vs.110).aspx" text:style-name="Internet_20_link" text:visited-style-name="Visited_20_Internet_20_Link"><text:span text:style-name="T80">ICommandSource</text:span></text:a><text:span text:style-name="T19"> exposes three properties: </text:span><text:a xlink:type="simple" xlink:href="http://msdn.microsoft.com/en-us/library/system.windows.input.icommandsource.command(v=vs.110).aspx" text:style-name="Internet_20_link" text:visited-style-name="Visited_20_Internet_20_Link"><text:span text:style-name="T80">Command</text:span></text:a><text:span text:style-name="T19">, </text:span><text:a xlink:type="simple" xlink:href="http://msdn.microsoft.com/en-us/library/system.windows.input.icommandsource.commandtarget(v=vs.110).aspx" text:style-name="Internet_20_link" text:visited-style-name="Visited_20_Internet_20_Link"><text:span text:style-name="T80">CommandTarget</text:span></text:a><text:span text:style-name="T19">, and </text:span><text:a xlink:type="simple" xlink:href="http://msdn.microsoft.com/en-us/library/system.windows.input.icommandsource.commandparameter(v=vs.110).aspx" text:style-name="Internet_20_link" text:visited-style-name="Visited_20_Internet_20_Link"><text:span text:style-name="T80">CommandParameter</text:span></text:a><text:span text:style-name="T19">:</text:span></text:p>
      <text:list xml:id="list6169082195031358805" text:style-name="L15">
        <text:list-item>
          <text:p text:style-name="P52"><text:a xlink:type="simple" xlink:href="http://msdn.microsoft.com/en-us/library/system.windows.input.icommandsource.command(v=vs.110).aspx" text:style-name="Internet_20_link" text:visited-style-name="Visited_20_Internet_20_Link"><text:span text:style-name="T80">Command</text:span></text:a><text:span text:style-name="T19">  : is the command to execute when the command source is invoked.</text:span></text:p>
        </text:list-item>
        <text:list-item>
          <text:p text:style-name="P52"><text:a xlink:type="simple" xlink:href="http://msdn.microsoft.com/en-us/library/system.windows.input.icommandsource.commandtarget(v=vs.110).aspx" text:style-name="Internet_20_link" text:visited-style-name="Visited_20_Internet_20_Link"><text:span text:style-name="T80">CommandTarget</text:span></text:a><text:span text:style-name="T19"> : is the object on which to execute the command. It is worth noting that in WPF the </text:span><text:a xlink:type="simple" xlink:href="http://msdn.microsoft.com/en-us/library/system.windows.input.icommandsource.commandtarget(v=vs.110).aspx" text:style-name="Internet_20_link" text:visited-style-name="Visited_20_Internet_20_Link"><text:span text:style-name="T80">CommandTarget</text:span></text:a><text:span text:style-name="T19"> property on </text:span><text:a xlink:type="simple" xlink:href="http://msdn.microsoft.com/en-us/library/system.windows.input.icommandsource(v=vs.110).aspx" text:style-name="Internet_20_link" text:visited-style-name="Visited_20_Internet_20_Link"><text:span text:style-name="T80">ICommandSource</text:span></text:a><text:span text:style-name="T19"> is only applicable when the </text:span><text:a xlink:type="simple" xlink:href="http://msdn.microsoft.com/en-us/library/system.windows.input.icommand(v=vs.110).aspx" text:style-name="Internet_20_link" text:visited-style-name="Visited_20_Internet_20_Link"><text:span text:style-name="T80">ICommand</text:span></text:a><text:span text:style-name="T19"> is a </text:span><text:a xlink:type="simple" xlink:href="http://msdn.microsoft.com/en-us/library/system.windows.input.routedcommand(v=vs.110).aspx" text:style-name="Internet_20_link" text:visited-style-name="Visited_20_Internet_20_Link"><text:span text:style-name="T80">RoutedCommand</text:span></text:a><text:span text:style-name="T19">. If the </text:span><text:a xlink:type="simple" xlink:href="http://msdn.microsoft.com/en-us/library/system.windows.input.icommandsource.commandtarget(v=vs.110).aspx" text:style-name="Internet_20_link" text:visited-style-name="Visited_20_Internet_20_Link"><text:span text:style-name="T80">CommandTarget</text:span></text:a><text:span text:style-name="T19"> is set on an </text:span><text:a xlink:type="simple" xlink:href="http://msdn.microsoft.com/en-us/library/system.windows.input.icommandsource(v=vs.110).aspx" text:style-name="Internet_20_link" text:visited-style-name="Visited_20_Internet_20_Link"><text:span text:style-name="T80">ICommandSource</text:span></text:a><text:span text:style-name="T19"> and the corresponding command is not a</text:span><text:a xlink:type="simple" xlink:href="http://msdn.microsoft.com/en-us/library/system.windows.input.routedcommand(v=vs.110).aspx" text:style-name="Internet_20_link" text:visited-style-name="Visited_20_Internet_20_Link"><text:span text:style-name="T80">RoutedCommand</text:span></text:a><text:span text:style-name="T19">, the command target is ignored. If the </text:span><text:a xlink:type="simple" xlink:href="http://msdn.microsoft.com/en-us/library/system.windows.input.icommandsource.commandtarget(v=vs.110).aspx" text:style-name="Internet_20_link" text:visited-style-name="Visited_20_Internet_20_Link"><text:span text:style-name="T80">CommandTarget</text:span></text:a><text:span text:style-name="T19"> is not set, the element with keyboard focus will be the command target.</text:span></text:p>
        </text:list-item>
        <text:list-item>
          <text:p text:style-name="P52"><text:a xlink:type="simple" xlink:href="http://msdn.microsoft.com/en-us/library/system.windows.input.icommandsource.commandparameter(v=vs.110).aspx" text:style-name="Internet_20_link" text:visited-style-name="Visited_20_Internet_20_Link"><text:span text:style-name="T80">CommandParameter</text:span></text:a><text:span text:style-name="T19"> : is a user-defined data type used to pass information to the handlers implementing the command.</text:span></text:p>
        </text:list-item>
      </text:list>
      <text:p text:style-name="P33"/>
      <text:p text:style-name="P35">Command Binding : </text:p>
      <text:p text:style-name="P4"><text:span text:style-name="T56">A CommandBinding object associates a specific command object with a handler function in the scope of a particular user interface element</text:span><text:span text:style-name="T64">.</text:span></text:p>
      <text:p text:style-name="P87"><text:span text:style-name="T57">Example </text:span><text:span text:style-name="T75">&lt;CommandBinding</text:span><text:span text:style-name="T36"> </text:span><text:span text:style-name="T77">Command</text:span><text:span text:style-name="T70">=</text:span><text:span text:style-name="T79">"Help"</text:span><text:span text:style-name="T36"> <text:s/>//specific command object</text:span></text:p>
      <text:p text:style-name="P87"><text:span text:style-name="T36"><text:s text:c="8"/></text:span><text:span text:style-name="T77">CanExecute</text:span><text:span text:style-name="T70">=</text:span><text:span text:style-name="T79">"HelpCanExecute" <text:s text:c="4"/>//handler</text:span></text:p>
      <text:p text:style-name="P87"><text:span text:style-name="T36"><text:s text:c="8"/></text:span><text:span text:style-name="T77">Executed</text:span><text:span text:style-name="T70">=</text:span><text:span text:style-name="T79">"HelpExecuted"</text:span><text:span text:style-name="T36"> </text:span><text:span text:style-name="T75">/&gt;<text:tab/><text:tab/>//handler function</text:span></text:p>
      <text:p text:style-name="P6"/>
      <text:p text:style-name="P88"><text:span text:style-name="T57"><text:tab/><text:tab/></text:span><text:span text:style-name="T75">&lt;Window</text:span><text:span text:style-name="T36"> </text:span><text:span text:style-name="T77">x:Class</text:span><text:span text:style-name="T70">=</text:span><text:span text:style-name="T79">"CustomCommandTest.CommandWindow"</text:span></text:p>
      <text:p text:style-name="P87"><text:span text:style-name="T36"><text:s text:c="4"/></text:span><text:span text:style-name="T77">xmlns</text:span><text:span text:style-name="T70">=</text:span><text:span text:style-name="T79">"http://schemas.microsoft.com/winfx/2006/xaml/presentation"</text:span></text:p>
      <text:p text:style-name="P87"><text:span text:style-name="T36"><text:s text:c="4"/></text:span><text:span text:style-name="T77">xmlns:x</text:span><text:span text:style-name="T70">=</text:span><text:span text:style-name="T79">"http://schemas.microsoft.com/winfx/2006/xaml"</text:span></text:p>
      <text:p text:style-name="P87"><text:span text:style-name="T36"><text:s text:c="4"/></text:span><text:span text:style-name="T77">Title</text:span><text:span text:style-name="T70">=</text:span><text:span text:style-name="T79">"Custom Command Test"</text:span><text:span text:style-name="T36"> </text:span><text:span text:style-name="T77">Height</text:span><text:span text:style-name="T70">=</text:span><text:span text:style-name="T79">"300"</text:span><text:span text:style-name="T36"> </text:span><text:span text:style-name="T77">Width</text:span><text:span text:style-name="T70">=</text:span><text:span text:style-name="T79">"300"</text:span><text:span text:style-name="T75">&gt;</text:span></text:p>
      <text:p text:style-name="P89"/>
      <text:p text:style-name="P87"><text:span text:style-name="T36"><text:s text:c="2"/></text:span><text:span text:style-name="T75">&lt;Window.CommandBindings&gt;</text:span></text:p>
      <text:p text:style-name="P87"><text:span text:style-name="T36"><text:s text:c="4"/></text:span><text:span text:style-name="T75">&lt;CommandBinding</text:span><text:span text:style-name="T36"> </text:span><text:span text:style-name="T77">Command</text:span><text:span text:style-name="T70">=</text:span><text:span text:style-name="T79">"Help"</text:span><text:span text:style-name="T36"> </text:span></text:p>
      <text:p text:style-name="P87"><text:span text:style-name="T36"><text:s text:c="8"/></text:span><text:span text:style-name="T77">CanExecute</text:span><text:span text:style-name="T70">=</text:span><text:span text:style-name="T79">"HelpCanExecute"</text:span></text:p>
      <text:p text:style-name="P87"><text:span text:style-name="T36"><text:s text:c="8"/></text:span><text:span text:style-name="T77">Executed</text:span><text:span text:style-name="T70">=</text:span><text:span text:style-name="T79">"HelpExecuted"</text:span><text:span text:style-name="T36"> </text:span><text:span text:style-name="T75">/&gt;</text:span></text:p>
      <text:p text:style-name="P87"><text:span text:style-name="T36"><text:s text:c="2"/></text:span><text:span text:style-name="T75">&lt;/Window.CommandBindings&gt;</text:span></text:p>
      <text:p text:style-name="P89"/>
      <text:p text:style-name="P87"><text:span text:style-name="T36"><text:s text:c="2"/></text:span><text:span text:style-name="T75">&lt;Window.InputBindings&gt;</text:span></text:p>
      <text:p text:style-name="P87"><text:span text:style-name="T36"><text:s text:c="4"/></text:span><text:span text:style-name="T75">&lt;KeyBinding</text:span><text:span text:style-name="T36"> </text:span><text:span text:style-name="T77">Command</text:span><text:span text:style-name="T70">=</text:span><text:span text:style-name="T79">"Help"</text:span><text:span text:style-name="T36"> </text:span><text:span text:style-name="T77">Key</text:span><text:span text:style-name="T70">=</text:span><text:span text:style-name="T79">"H"</text:span><text:span text:style-name="T36"> </text:span><text:span text:style-name="T77">Modifiers</text:span><text:span text:style-name="T70">=</text:span><text:span text:style-name="T79">"Ctrl"</text:span><text:span text:style-name="T75">/&gt;</text:span></text:p>
      <text:p text:style-name="P87"><text:span text:style-name="T36"><text:s text:c="4"/></text:span><text:span text:style-name="T75">&lt;MouseBinding</text:span><text:span text:style-name="T36"> </text:span><text:span text:style-name="T77">Command</text:span><text:span text:style-name="T70">=</text:span><text:span text:style-name="T79">"Help"</text:span><text:span text:style-name="T36"> </text:span><text:span text:style-name="T77">MouseAction</text:span><text:span text:style-name="T70">=</text:span><text:span text:style-name="T79">"LeftDoubleClick"</text:span><text:span text:style-name="T36"> </text:span><text:span text:style-name="T75">/&gt;</text:span></text:p>
      <text:p text:style-name="P87"><text:span text:style-name="T36"><text:s text:c="2"/></text:span><text:span text:style-name="T75">&lt;/Window.InputBindings&gt;</text:span></text:p>
      <text:p text:style-name="P89"><text:soft-page-break/></text:p>
      <text:p text:style-name="P87"><text:span text:style-name="T36"><text:s text:c="2"/></text:span><text:span text:style-name="T75">&lt;Button</text:span><text:span text:style-name="T36"> </text:span><text:span text:style-name="T77">Command</text:span><text:span text:style-name="T70">=</text:span><text:span text:style-name="T79">"Help"</text:span><text:span text:style-name="T36"> </text:span><text:span text:style-name="T77">Content</text:span><text:span text:style-name="T70">=</text:span><text:span text:style-name="T79">"Help Command Button"</text:span><text:span text:style-name="T36"> </text:span><text:span text:style-name="T75">/&gt;</text:span></text:p>
      <text:p text:style-name="P90">&lt;/Window&gt;</text:p>
      <text:p text:style-name="P34">In the above example help command can be triggered by clicking the help button or by ctrl+h or mouse left button double click.</text:p>
      <text:p text:style-name="P35">Example with CommandParameter : </text:p>
      <text:p text:style-name="P4"><text:span text:style-name="T25">&lt;</text:span><text:span text:style-name="T67">Button command=MyCommand</text:span><text:span text:style-name="T47"> Name</text:span><text:span text:style-name="T25">="btnSubmit"</text:span><text:span text:style-name="T47"> CommandParameter</text:span><text:span text:style-name="T25">="{</text:span><text:span text:style-name="T67">Binding</text:span><text:span text:style-name="T47"> ElementName</text:span><text:span text:style-name="T25">=tbEmp,</text:span><text:span text:style-name="T47"> Path</text:span><text:span text:style-name="T25">=Text}"</text:span><text:span text:style-name="T47"> Content</text:span><text:span text:style-name="T25">="Submit"</text:span><text:span text:style-name="T47"> Margin</text:span><text:span text:style-name="T25">="5"</text:span><text:span text:style-name="T47"> Width</text:span><text:span text:style-name="T25">="50"&gt;&lt;/</text:span><text:span text:style-name="T67">Button</text:span><text:span text:style-name="T25">&gt;</text:span></text:p>
      <text:p text:style-name="P34">Here in this example we are binding the textbox text property value to command parameter.</text:p>
      <text:p text:style-name="P35">Command routing :</text:p>
      <text:p text:style-name="P34">All of the built-in command objects use a class called RoutedUICommand, and you will normally use this if you define application-specific commands.* RoutedUICommand provides the mechanism for finding the right command binding when the command is invoked.</text:p>
      <text:p text:style-name="P4"><text:span text:style-name="T60">Example :<text:tab/></text:span><text:span text:style-name="T56">&lt;Menu Grid.Row="0"&gt;</text:span></text:p>
      <text:p text:style-name="P91">&lt;MenuItem Header="_Edit"&gt;</text:p>
      <text:p text:style-name="P91">&lt;MenuItem Header="Cut" Command="ApplicationCommands.Cut" /&gt;</text:p>
      <text:p text:style-name="P91">&lt;MenuItem Header="_Copy" Command="ApplicationCommands.Copy" /&gt;</text:p>
      <text:p text:style-name="P91">&lt;MenuItem Header="_Paste" Command="ApplicationCommands.Paste" /&gt;</text:p>
      <text:p text:style-name="P91">&lt;/MenuItem&gt;</text:p>
      <text:p text:style-name="P92">&lt;/Menu</text:p>
      <text:p text:style-name="P33"/>
      <text:p text:style-name="P34">Data Binding :</text:p>
      <text:p text:style-name="P4"><text:span text:style-name="T56">The key to data binding is a System.Windows.Data.Binding object that “glues” two properties together and keeps a channel of communication open between them. You can set up a Binding once and then have it do all the synchronization work for the remainder of the application’s lifetime</text:span><text:span text:style-name="T65">.</text:span></text:p>
      <text:p text:style-name="P4"><text:span text:style-name="T65">Example :</text:span><text:span text:style-name="T61"> </text:span><text:span text:style-name="T55">Binding binding = new Binding();</text:span></text:p>
      <text:p text:style-name="P9">// Set source object</text:p>
      <text:p text:style-name="P9">binding.Source = treeView;</text:p>
      <text:p text:style-name="P9">// Set source property</text:p>
      <text:p text:style-name="P9">binding.Path = new PropertyPath(“SelectedItem.Header”); //path value consists of <text:s/>//dependencyproperty</text:p>
      <text:p text:style-name="P9">// Attach to target property</text:p>
      <text:p text:style-name="P9">currentFolder.SetBinding(TextBlock.TextProperty, binding);</text:p>
      <text:p text:style-name="P6"/>
      <text:p text:style-name="P9">example in xaml :</text:p>
      <text:p text:style-name="P4"><text:span text:style-name="T62"><text:tab/><text:tab/><text:tab/></text:span><text:span text:style-name="T61">&lt;TextBlock x:Name=”currentFolder” DockPanel.Dock=”Top”</text:span></text:p>
      <text:p text:style-name="P21">Text=”{Binding ElementName=treeView, Path=SelectedItem.Header}”/&gt; <text:s text:c="2"/>//element name replaces the source object I the above program.</text:p>
      <text:p text:style-name="P6"/>
      <text:p text:style-name="P19">Bindings Relative Source :</text:p>
      <text:p text:style-name="P12">To make the source element equal the target element:</text:p>
      <text:p text:style-name="P4"><text:span text:style-name="T81">{Binding RelativeSource={RelativeSource </text:span><text:span text:style-name="T82">Self</text:span><text:span text:style-name="T81">}}</text:span></text:p>
      <text:p text:style-name="P4"><text:span text:style-name="T81">Eg: </text:span><text:span text:style-name="T56">&lt;Slider ToolTip=”{Binding RelativeSource={RelativeSource Self}, Path=Value}”/&gt; <text:s/>//here in this example the </text:span><text:soft-page-break/><text:span text:style-name="T56">source for binding is slider itself so the relativesource is self and the path is value property of the slider.</text:span></text:p>
      <text:p text:style-name="P6"/>
      <text:p text:style-name="P22"><text:span text:style-name="T82">Note:</text:span><text:span text:style-name="T81"> in binding when the source is updated target should also be updated automatically for this we can use INotifyPropertyChanged interface and raises </text:span><text:span text:style-name="T83">the propertychangedevent Fortunately, the .NET</text:span><text:span text:style-name="T84"> </text:span><text:span text:style-name="T83">Framework already has a built-in class that does this work for you! It’s called ObservableCollection.</text:span></text:p>
      <text:p text:style-name="P18"/>
      <text:p text:style-name="P22"><text:span text:style-name="T55">Note :</text:span><text:span text:style-name="T56"> <text:s/>Although the source property can be any .NET property on any .NET object, the same is not true for the data-binding target. The target property </text:span><text:span text:style-name="T58">must </text:span><text:span text:style-name="T56">be a dependency property. Also note that the source member must be a real (and public) property, not just a simple field.</text:span></text:p>
      <text:p text:style-name="P18"/>
      <text:p text:style-name="P18"/>
      <text:p text:style-name="P19">Binding Observable Collection to ListBox Wpf:</text:p>
      <text:p text:style-name="P18"/>
      <text:p text:style-name="P93"><text:span text:style-name="T26">public</text:span><text:span text:style-name="T6"> </text:span><text:span text:style-name="T26">partial</text:span><text:span text:style-name="T6"> </text:span><text:span text:style-name="T26">class</text:span><text:span text:style-name="T6"> </text:span><text:span text:style-name="T85">BindingCollection</text:span><text:span text:style-name="T6"> : </text:span><text:span text:style-name="T85">Window</text:span></text:p>
      <text:p text:style-name="P95">{</text:p>
      <text:p text:style-name="P93"><text:span text:style-name="T6">    </text:span><text:span text:style-name="T26">public</text:span><text:span text:style-name="T6"> </text:span><text:span text:style-name="T85">ObservableCollection</text:span><text:span text:style-name="T6">&lt;</text:span><text:span text:style-name="T85">People</text:span><text:span text:style-name="T6">&gt; PeopleLists =</text:span></text:p>
      <text:p text:style-name="P93"><text:span text:style-name="T6">           </text:span><text:span text:style-name="T26">new</text:span><text:span text:style-name="T6"> </text:span><text:span text:style-name="T85">ObservableCollection</text:span><text:span text:style-name="T6">&lt;</text:span><text:span text:style-name="T85">People</text:span><text:span text:style-name="T6">&gt;();</text:span></text:p>
      <text:p text:style-name="P93"><text:span text:style-name="T6">    </text:span><text:span text:style-name="T26">public</text:span><text:span text:style-name="T6"> BindingCollection()</text:span></text:p>
      <text:p text:style-name="P95">    {</text:p>
      <text:p text:style-name="P95">        InitializeComponent();</text:p>
      <text:p text:style-name="P95">        LoadPeopleList();</text:p>
      <text:p text:style-name="P93"><text:span text:style-name="T7">        </text:span><text:span text:style-name="T27">this</text:span><text:span text:style-name="T7">.DataContext = PeopleLists;</text:span></text:p>
      <text:p text:style-name="P95">    }</text:p>
      <text:p text:style-name="P93"><text:span text:style-name="T6">    </text:span><text:span text:style-name="T26">private</text:span><text:span text:style-name="T6"> </text:span><text:span text:style-name="T26">void</text:span><text:span text:style-name="T6"> LoadPeopleList()</text:span></text:p>
      <text:p text:style-name="P95">    {</text:p>
      <text:p text:style-name="P93"><text:span text:style-name="T6">        PeopleLists.Add(</text:span><text:span text:style-name="T26">new</text:span><text:span text:style-name="T6"> </text:span><text:span text:style-name="T85">People</text:span><text:span text:style-name="T6">(</text:span><text:span text:style-name="T68">"Mitesh"</text:span><text:span text:style-name="T6">, </text:span><text:span text:style-name="T68">"Sureja"</text:span><text:span text:style-name="T6">, 29));</text:span></text:p>
      <text:p text:style-name="P93"><text:span text:style-name="T6">        PeopleLists.Add(</text:span><text:span text:style-name="T26">new</text:span><text:span text:style-name="T6"> </text:span><text:span text:style-name="T85">People</text:span><text:span text:style-name="T6">(</text:span><text:span text:style-name="T68">"Pritesh"</text:span><text:span text:style-name="T6">, </text:span><text:span text:style-name="T68">"Parmar"</text:span><text:span text:style-name="T6">, 30));</text:span></text:p>
      <text:p text:style-name="P93"><text:span text:style-name="T6">        PeopleLists.Add(</text:span><text:span text:style-name="T26">new</text:span><text:span text:style-name="T6"> </text:span><text:span text:style-name="T85">People</text:span><text:span text:style-name="T6">(</text:span><text:span text:style-name="T68">"Dharmesh"</text:span><text:span text:style-name="T6">, </text:span><text:span text:style-name="T68">"Bheda"</text:span><text:span text:style-name="T6">, 32));</text:span></text:p>
      <text:p text:style-name="P93"><text:span text:style-name="T6">        PeopleLists.Add(</text:span><text:span text:style-name="T26">new</text:span><text:span text:style-name="T6"> </text:span><text:span text:style-name="T85">People</text:span><text:span text:style-name="T6">(</text:span><text:span text:style-name="T68">"Jatin"</text:span><text:span text:style-name="T6">, </text:span><text:span text:style-name="T68">"Mishra"</text:span><text:span text:style-name="T6">, 28));</text:span></text:p>
      <text:p text:style-name="P93"><text:span text:style-name="T6">        PeopleLists.Add(</text:span><text:span text:style-name="T26">new</text:span><text:span text:style-name="T6"> </text:span><text:span text:style-name="T85">People</text:span><text:span text:style-name="T6">(</text:span><text:span text:style-name="T68">"Paresh"</text:span><text:span text:style-name="T6">, </text:span><text:span text:style-name="T68">"Bijvani"</text:span><text:span text:style-name="T6">, 30));</text:span></text:p>
      <text:p text:style-name="P95">    }</text:p>
      <text:p text:style-name="P95">}</text:p>
      <text:p text:style-name="P93"><text:span text:style-name="T26">public</text:span><text:span text:style-name="T6"> </text:span><text:span text:style-name="T26">class</text:span><text:span text:style-name="T6"> </text:span><text:span text:style-name="T85">People</text:span></text:p>
      <text:p text:style-name="P95">{</text:p>
      <text:p text:style-name="P93"><text:span text:style-name="T6">    </text:span><text:span text:style-name="T26">public</text:span><text:span text:style-name="T6"> </text:span><text:span text:style-name="T26">string</text:span><text:span text:style-name="T6"> FirstName { </text:span><text:span text:style-name="T26">get</text:span><text:span text:style-name="T6">; </text:span><text:span text:style-name="T26">set</text:span><text:span text:style-name="T6">; }</text:span></text:p>
      <text:p text:style-name="P93"><text:span text:style-name="T6">    </text:span><text:span text:style-name="T26">public</text:span><text:span text:style-name="T6"> </text:span><text:span text:style-name="T26">string</text:span><text:span text:style-name="T6"> LastName { </text:span><text:span text:style-name="T26">get</text:span><text:span text:style-name="T6">; </text:span><text:span text:style-name="T26">set</text:span><text:span text:style-name="T6">; }</text:span></text:p>
      <text:p text:style-name="P93"><text:span text:style-name="T6">    </text:span><text:span text:style-name="T26">public</text:span><text:span text:style-name="T6"> </text:span><text:span text:style-name="T26">int</text:span><text:span text:style-name="T6"> Age { </text:span><text:span text:style-name="T26">get</text:span><text:span text:style-name="T6">; </text:span><text:span text:style-name="T26">set</text:span><text:span text:style-name="T6">; }</text:span></text:p>
      <text:p text:style-name="P93"><text:soft-page-break/><text:span text:style-name="T6">    </text:span><text:span text:style-name="T26">public</text:span><text:span text:style-name="T6"> People(</text:span><text:span text:style-name="T26">string</text:span><text:span text:style-name="T6"> firstName, </text:span><text:span text:style-name="T26">string</text:span><text:span text:style-name="T6"> lastName, </text:span><text:span text:style-name="T26">int</text:span><text:span text:style-name="T6"> age)</text:span></text:p>
      <text:p text:style-name="P95">    {</text:p>
      <text:p text:style-name="P95">        FirstName = firstName;</text:p>
      <text:p text:style-name="P95">        LastName = lastName;</text:p>
      <text:p text:style-name="P95">        Age = age;</text:p>
      <text:p text:style-name="P95">    }</text:p>
      <text:p text:style-name="P95">}</text:p>
      <text:p text:style-name="P96"/>
      <text:p text:style-name="P97"/>
      <text:p text:style-name="P94"><draw:frame draw:style-name="fr1" draw:name="6" text:anchor-type="as-char" svg:width="3.1665in" style:rel-width="scale" svg:height="1.7709in" style:rel-height="scale" draw:z-index="4"><draw:object-ole xlink:href="./Object 5" xlink:type="simple" xlink:show="embed" xlink:actuate="onLoad"/><draw:image xlink:href="./ObjectReplacements/Object 5" xlink:type="simple" xlink:show="embed" xlink:actuate="onLoad"/><svg:desc>OLE-object</svg:desc></draw:frame></text:p>
      <text:p text:style-name="P98"/>
      <text:p text:style-name="P96"/>
      <text:p text:style-name="P93"><text:span text:style-name="T4">First I bound ItemSource property in XAML than i set </text:span><text:span text:style-name="T2">DisplayMemberPath</text:span><text:span text:style-name="T4"> to FirstName it means Listbox should display only values of FirstName property available in Collection. In Code behind, i created one class called People and created one ObservableCollection of People class. I added few data to that collection and set window’s</text:span><text:a xlink:type="simple" xlink:href="http://miteshsureja.blogspot.com/2011/07/data-context-property-in-wpf.html" text:style-name="Internet_20_link" text:visited-style-name="Visited_20_Internet_20_Link"><text:span text:style-name="T86">DataContext property</text:span></text:a><text:span text:style-name="T4"> to ObserableCollection.</text:span></text:p>
      <text:p text:style-name="P96"/>
      <text:p text:style-name="P93"><text:span text:style-name="T4">I also set </text:span><text:span text:style-name="T2">IsSynchronizedWithCurrentItem</text:span><text:span text:style-name="T4"> property to true. This property ensures that the selected item always correspond to the CurrentItem property in ItemCollection. For example, I have two listbox and both are bound with same itemsource property. Now if I change selected item in any of the listbox it will automatically change selection in other listbox if the IsSynchronizedWithCurrentItem property is set to true in both Listbox. Let’s have a look on below XAML snippet.</text:span></text:p>
      <text:p text:style-name="P96"/>
      <text:p text:style-name="P93"><text:span text:style-name="T26">&lt;</text:span><text:span text:style-name="T68">ListBox</text:span><text:span text:style-name="T48"> x</text:span><text:span text:style-name="T26">:</text:span><text:span text:style-name="T48">Name</text:span><text:span text:style-name="T26">="PeopleList"</text:span><text:span text:style-name="T48"> ItemsSource</text:span><text:span text:style-name="T26">="{</text:span><text:span text:style-name="T68">Binding</text:span><text:span text:style-name="T26">}"</text:span></text:p>
      <text:p text:style-name="P93"><text:span text:style-name="T6">       </text:span><text:span text:style-name="T48"> DisplayMemberPath</text:span><text:span text:style-name="T26">="FirstName"</text:span></text:p>
      <text:p text:style-name="P93"><text:span text:style-name="T7">       </text:span><text:span text:style-name="T49"> IsSynchronizedWithCurrentItem</text:span><text:span text:style-name="T27">="True"</text:span></text:p>
      <text:p text:style-name="P93"><text:span text:style-name="T6">       </text:span><text:span text:style-name="T48"> Margin</text:span><text:span text:style-name="T26">="10"</text:span><text:span text:style-name="T48"> Height</text:span><text:span text:style-name="T26">="110"/&gt;</text:span></text:p>
      <text:p text:style-name="P93"><text:span text:style-name="T26">&lt;</text:span><text:span text:style-name="T68">ListBox</text:span><text:span text:style-name="T48"> x</text:span><text:span text:style-name="T26">:</text:span><text:span text:style-name="T48">Name</text:span><text:span text:style-name="T26">="PeopleList1"</text:span><text:span text:style-name="T48"> ItemsSource</text:span><text:span text:style-name="T26">="{</text:span><text:span text:style-name="T68">Binding</text:span><text:span text:style-name="T26">}"</text:span></text:p>
      <text:p text:style-name="P93"><text:soft-page-break/><text:span text:style-name="T6">       </text:span><text:span text:style-name="T48"> DisplayMemberPath</text:span><text:span text:style-name="T26">="FirstName"</text:span></text:p>
      <text:p text:style-name="P93"><text:span text:style-name="T7">       </text:span><text:span text:style-name="T49"> IsSynchronizedWithCurrentItem</text:span><text:span text:style-name="T27">="True"</text:span></text:p>
      <text:p text:style-name="P93"><text:span text:style-name="T6">       </text:span><text:span text:style-name="T48"> Margin</text:span><text:span text:style-name="T26">="10"</text:span><text:span text:style-name="T48"> Height</text:span><text:span text:style-name="T26">="110"/&gt;</text:span></text:p>
      <text:p text:style-name="P96"/>
      <text:p text:style-name="P93"><draw:frame draw:style-name="fr1" draw:name="7" text:anchor-type="as-char" svg:width="3.1665in" style:rel-width="scale" svg:height="3.1563in" style:rel-height="scale" draw:z-index="5"><draw:object-ole xlink:href="./Object 6" xlink:type="simple" xlink:show="embed" xlink:actuate="onLoad"/><draw:image xlink:href="./ObjectReplacements/Object 6" xlink:type="simple" xlink:show="embed" xlink:actuate="onLoad"/><svg:desc>OLE-object</svg:desc></draw:frame></text:p>
      <text:p text:style-name="P20">GRID CONTROL PROPERTIES :</text:p>
      <text:p text:style-name="P18"/>
      <text:p text:style-name="P19">Conditional formatting in wpf grid control for gridcell :</text:p>
      <text:p text:style-name="P18"/>
      <text:p text:style-name="P4"><text:span text:style-name="T25">&lt;</text:span><text:span text:style-name="T67">my</text:span><text:span text:style-name="T25">:</text:span><text:span text:style-name="T67">GridControl.Resources</text:span><text:span text:style-name="T25">&gt;</text:span></text:p>
      <text:p text:style-name="P4"><text:span text:style-name="T67"><text:s text:c="16"/></text:span><text:span text:style-name="T25">&lt;</text:span><text:span text:style-name="T67">Style</text:span><text:span text:style-name="T47"> x</text:span><text:span text:style-name="T25">:</text:span><text:span text:style-name="T47">Key</text:span><text:span text:style-name="T25">="customCellStyle"</text:span></text:p>
      <text:p text:style-name="P4"><text:span text:style-name="T66"><text:s text:c="22"/></text:span><text:span text:style-name="T47"><text:s/>BasedOn</text:span><text:span text:style-name="T25">="{</text:span><text:span text:style-name="T67">StaticResource</text:span><text:span text:style-name="T25"> {</text:span><text:span text:style-name="T67">dxgt</text:span><text:span text:style-name="T25">:</text:span><text:span text:style-name="T67">GridRowThemeKey</text:span><text:span text:style-name="T47"> ResourceKey</text:span><text:span text:style-name="T25">=CellStyle}}"</text:span></text:p>
      <text:p text:style-name="P4"><text:span text:style-name="T66"><text:s text:c="22"/></text:span><text:span text:style-name="T47"><text:s/>TargetType</text:span><text:span text:style-name="T25">="dxgm:CellContentPresenter"&gt;</text:span></text:p>
      <text:p text:style-name="P4"><text:span text:style-name="T67"><text:s text:c="20"/></text:span><text:span text:style-name="T25">&lt;</text:span><text:span text:style-name="T67">Setter</text:span><text:span text:style-name="T47"> Property</text:span><text:span text:style-name="T25">="Background"</text:span><text:span text:style-name="T47"> Value</text:span><text:span text:style-name="T25">="{</text:span><text:span text:style-name="T67">Binding</text:span><text:span text:style-name="T47"> Path</text:span><text:span text:style-name="T25">=RowData.Row.ENAME,</text:span><text:span text:style-name="T47"> Converter</text:span><text:span text:style-name="T25">={</text:span><text:span text:style-name="T67">local</text:span><text:span text:style-name="T25">:</text:span><text:span text:style-name="T67">StringToColorConvereter</text:span><text:span text:style-name="T25">}}"/&gt;</text:span></text:p>
      <text:p text:style-name="P4"><text:span text:style-name="T67"><text:s text:c="16"/></text:span><text:span text:style-name="T25">&lt;/</text:span><text:span text:style-name="T67">Style</text:span><text:span text:style-name="T25">&gt;</text:span></text:p>
      <text:p text:style-name="P4"><text:span text:style-name="T67"><text:s text:c="12"/></text:span><text:span text:style-name="T25">&lt;/</text:span><text:span text:style-name="T67">my</text:span><text:span text:style-name="T25">:</text:span><text:span text:style-name="T67">GridControl.Resources</text:span><text:span text:style-name="T25">&gt;</text:span></text:p>
      <text:p text:style-name="P19"><text:tab/><text:tab/><text:tab/><text:tab/><text:tab/><text:tab/></text:p>
      <text:p text:style-name="P19"><text:tab/><text:tab/><text:tab/><text:tab/><text:tab/><text:tab/><text:tab/>Or</text:p>
      <text:p text:style-name="P4"><text:span text:style-name="T25">&lt;</text:span><text:span text:style-name="T67">Window.Resources</text:span><text:span text:style-name="T25">&gt;</text:span></text:p>
      <text:p text:style-name="P4"><text:span text:style-name="T67"><text:s text:c="8"/></text:span><text:span text:style-name="T25">&lt;</text:span><text:span text:style-name="T67">ResourceDictionary</text:span><text:span text:style-name="T25">&gt;</text:span></text:p>
      <text:p text:style-name="P4"><text:span text:style-name="T67"><text:s text:c="12"/></text:span><text:span text:style-name="T25">&lt;</text:span><text:span text:style-name="T67">Style</text:span><text:span text:style-name="T47"> x</text:span><text:span text:style-name="T25">:</text:span><text:span text:style-name="T47">Key</text:span><text:span text:style-name="T25">="ConditionalFormatting"</text:span><text:span text:style-name="T47"> BasedOn</text:span><text:span text:style-name="T25">="{</text:span><text:span text:style-name="T67">StaticResource</text:span><text:span text:style-name="T25"> {</text:span><text:span text:style-name="T67">dxgt</text:span><text:span text:style-name="T25">:</text:span><text:span text:style-name="T67">GridRowThemeKey</text:span><text:span text:style-name="T47"> ResourceKey</text:span><text:span text:style-name="T25">=CellStyle}}"</text:span><text:span text:style-name="T47"> TargetType</text:span><text:span text:style-name="T25">="{</text:span><text:span text:style-name="T67">x</text:span><text:span text:style-name="T25">:</text:span><text:span text:style-name="T67">Type</text:span><text:span text:style-name="T47"> dxg</text:span><text:span text:style-name="T25">:</text:span><text:span text:style-name="T47">CellContentPresenter</text:span><text:span text:style-name="T25">}"&gt;</text:span><text:span text:style-name="T67"> </text:span><text:span text:style-name="T52">&lt;!--TargetType="dxg:CellContentPresenter"&gt;--&gt;</text:span></text:p>
      <text:p text:style-name="P4"><text:span text:style-name="T67"><text:s text:c="12"/></text:span><text:span text:style-name="T25">&lt;</text:span><text:span text:style-name="T67">Style.Triggers</text:span><text:span text:style-name="T25">&gt;</text:span></text:p>
      <text:p text:style-name="P4"><text:span text:style-name="T67"><text:s text:c="16"/></text:span><text:span text:style-name="T25">&lt;</text:span><text:span text:style-name="T67">DataTrigger</text:span><text:span text:style-name="T47"> Binding</text:span><text:span text:style-name="T25">="{</text:span><text:span text:style-name="T67">Binding</text:span><text:span text:style-name="T47"> Path</text:span><text:span text:style-name="T25">=RowData.Row.ENAME}"</text:span><text:span text:style-name="T47"> Value</text:span><text:span text:style-name="T25">="JONES"&gt;</text:span></text:p>
      <text:p text:style-name="P4"><text:span text:style-name="T67"><text:s text:c="20"/></text:span><text:span text:style-name="T25">&lt;</text:span><text:span text:style-name="T67">Setter</text:span><text:span text:style-name="T47"> Property</text:span><text:span text:style-name="T25">="Background"</text:span><text:span text:style-name="T47"> Value</text:span><text:span text:style-name="T25">="red"&gt;&lt;/</text:span><text:span text:style-name="T67">Setter</text:span><text:span text:style-name="T25">&gt;</text:span></text:p>
      <text:p text:style-name="P4"><text:span text:style-name="T67"><text:s text:c="16"/></text:span><text:span text:style-name="T25">&lt;/</text:span><text:span text:style-name="T67">DataTrigger</text:span><text:span text:style-name="T25">&gt;</text:span></text:p>
      <text:p text:style-name="P4"><text:span text:style-name="T67"><text:s text:c="12"/></text:span><text:span text:style-name="T25">&lt;/</text:span><text:span text:style-name="T67">Style.Triggers</text:span><text:span text:style-name="T25">&gt;</text:span></text:p>
      <text:p text:style-name="P4"><text:span text:style-name="T67"><text:s text:c="8"/></text:span><text:span text:style-name="T25">&lt;/</text:span><text:span text:style-name="T67">Style</text:span><text:span text:style-name="T25">&gt;</text:span></text:p>
      <text:p text:style-name="P4"><text:span text:style-name="T67"><text:s text:c="8"/></text:span><text:span text:style-name="T25">&lt;/</text:span><text:span text:style-name="T67">ResourceDictionary</text:span><text:span text:style-name="T25">&gt;</text:span></text:p>
      <text:p text:style-name="P4"><text:span text:style-name="T67"><text:s text:c="4"/></text:span><text:span text:style-name="T25">&lt;/</text:span><text:span text:style-name="T67">Window.Resources</text:span><text:span text:style-name="T25">&gt;</text:span></text:p>
      <text:p text:style-name="P6"/>
      <text:p text:style-name="P4"><text:span text:style-name="T55">And In gridcolumn cellStyle property write </text:span><text:span text:style-name="T47">CellStyle</text:span><text:span text:style-name="T25">="{</text:span><text:span text:style-name="T67">StaticResource</text:span><text:span text:style-name="T47"> ConditionalFormatting</text:span><text:span text:style-name="T25">}"</text:span></text:p>
      <text:p text:style-name="P18"/>
      <text:p text:style-name="P19">Conditional formatting of grid row in wpf gridcontrol <text:s/>:</text:p>
      <text:p text:style-name="P18"/>
      <text:p text:style-name="P4"><text:span text:style-name="T67"><text:s text:c="2"/></text:span><text:span text:style-name="T25">&lt;/</text:span><text:span text:style-name="T67">Style</text:span><text:span text:style-name="T25">&gt;</text:span></text:p>
      <text:p text:style-name="P99"><text:soft-page-break/><text:span text:style-name="T67"><text:s text:c="5"/></text:span><text:span text:style-name="T25">&lt;</text:span><text:span text:style-name="T67">Style</text:span><text:span text:style-name="T47"> x</text:span><text:span text:style-name="T25">:</text:span><text:span text:style-name="T47">Key</text:span><text:span text:style-name="T25">="RowConditionalFormatting"</text:span><text:span text:style-name="T47"> BasedOn</text:span><text:span text:style-name="T25">="{</text:span><text:span text:style-name="T67">StaticResource</text:span><text:span text:style-name="T25"> {</text:span><text:span text:style-name="T67">dxgt</text:span><text:span text:style-name="T25">:</text:span><text:span text:style-name="T67">GridRowThemeKey</text:span><text:span text:style-name="T47"> ResourceKey</text:span><text:span text:style-name="T25">=RowStyle}}"</text:span><text:span text:style-name="T47"> TargetType</text:span><text:span text:style-name="T25">="{</text:span><text:span text:style-name="T67">x</text:span><text:span text:style-name="T25">:</text:span><text:span text:style-name="T67">Type</text:span><text:span text:style-name="T47"> dxg</text:span><text:span text:style-name="T25">:</text:span><text:span text:style-name="T47">GridRowContent</text:span><text:span text:style-name="T25">}"&gt;</text:span></text:p>
      <text:p text:style-name="P4"><text:span text:style-name="T67"><text:s text:c="16"/></text:span><text:span text:style-name="T25">&lt;</text:span><text:span text:style-name="T67">Style.Triggers</text:span><text:span text:style-name="T25">&gt;</text:span></text:p>
      <text:p text:style-name="P4"><text:span text:style-name="T67"><text:s text:c="20"/></text:span><text:span text:style-name="T25">&lt;</text:span><text:span text:style-name="T67">DataTrigger</text:span><text:span text:style-name="T47"> Binding</text:span><text:span text:style-name="T25">="{</text:span><text:span text:style-name="T67">Binding</text:span><text:span text:style-name="T47"> Path</text:span><text:span text:style-name="T25">=Row.ENAME}"</text:span><text:span text:style-name="T47"> Value</text:span><text:span text:style-name="T25">="ALLEN"&gt;</text:span></text:p>
      <text:p text:style-name="P4"><text:span text:style-name="T67"><text:s text:c="24"/></text:span><text:span text:style-name="T25">&lt;</text:span><text:span text:style-name="T67">Setter</text:span><text:span text:style-name="T47"> Property</text:span><text:span text:style-name="T25">="Background"</text:span><text:span text:style-name="T47"> Value</text:span><text:span text:style-name="T25">="Yellow"&gt;&lt;/</text:span><text:span text:style-name="T67">Setter</text:span><text:span text:style-name="T25">&gt;</text:span></text:p>
      <text:p text:style-name="P4"><text:span text:style-name="T67"><text:s text:c="20"/></text:span><text:span text:style-name="T25">&lt;/</text:span><text:span text:style-name="T67">DataTrigger</text:span><text:span text:style-name="T25">&gt;</text:span></text:p>
      <text:p text:style-name="P4"><text:span text:style-name="T67"><text:s text:c="16"/></text:span><text:span text:style-name="T25">&lt;/</text:span><text:span text:style-name="T67">Style.Triggers</text:span><text:span text:style-name="T25">&gt;</text:span></text:p>
      <text:p text:style-name="P4"><text:span text:style-name="T67"><text:s text:c="12"/></text:span><text:span text:style-name="T25">&lt;/</text:span><text:span text:style-name="T67">Style</text:span><text:span text:style-name="T25">&gt;</text:span></text:p>
      <text:p text:style-name="P18"/>
      <text:p text:style-name="P4"><text:span text:style-name="T55">And in tableview we have to write<text:tab/></text:span><text:span text:style-name="T25">&lt;</text:span><text:span text:style-name="T67">my</text:span><text:span text:style-name="T25">:</text:span><text:span text:style-name="T67">TableView</text:span><text:span text:style-name="T47"> Name</text:span><text:span text:style-name="T25">="tvEmployeeDetails"</text:span><text:span text:style-name="T47"> RowStyle</text:span><text:span text:style-name="T25">="{</text:span><text:span text:style-name="T67">StaticResource</text:span><text:span text:style-name="T47"> RowConditionalFormatting</text:span><text:span text:style-name="T25">}"/&gt;</text:span></text:p>
      <text:p text:style-name="P18"/>
      <text:p text:style-name="P19">Total summary of a column in gridcontrol :</text:p>
      <text:p text:style-name="P4"><text:span text:style-name="T55"><text:tab/><text:tab/></text:span><text:span text:style-name="T25">&lt;</text:span><text:span text:style-name="T67">my</text:span><text:span text:style-name="T25">:</text:span><text:span text:style-name="T67">GridControl.TotalSummary</text:span><text:span text:style-name="T25">&gt;</text:span></text:p>
      <text:p text:style-name="P4"><text:span text:style-name="T67"><text:s text:c="16"/></text:span><text:span text:style-name="T25">&lt;</text:span><text:span text:style-name="T67">my</text:span><text:span text:style-name="T25">:</text:span><text:span text:style-name="T67">GridSummaryItem</text:span><text:span text:style-name="T47"> FieldName</text:span><text:span text:style-name="T25">="SAL"</text:span><text:span text:style-name="T47"> SummaryType</text:span><text:span text:style-name="T25">="Sum"</text:span><text:span text:style-name="T47"> DisplayFormat</text:span><text:span text:style-name="T25">="summary : {0:c2}"&gt;&lt;/</text:span><text:span text:style-name="T67">my</text:span><text:span text:style-name="T25">:</text:span><text:span text:style-name="T67">GridSummaryItem</text:span><text:span text:style-name="T25">&gt;</text:span></text:p>
      <text:p text:style-name="P4"><text:span text:style-name="T67"><text:s text:c="12"/></text:span><text:span text:style-name="T25">&lt;/</text:span><text:span text:style-name="T67">my</text:span><text:span text:style-name="T25">:</text:span><text:span text:style-name="T67">GridControl.TotalSummary</text:span><text:span text:style-name="T25">&gt;</text:span></text:p>
      <text:p text:style-name="P19">To set the display format of a gridcontrol column :</text:p>
      <text:p text:style-name="P19"><text:tab/></text:p>
      <text:p text:style-name="P4"><text:span text:style-name="T55"><text:tab/></text:span><text:span text:style-name="T25">&lt;</text:span><text:span text:style-name="T67">my</text:span><text:span text:style-name="T25">:</text:span><text:span text:style-name="T67">GridColumn</text:span><text:span text:style-name="T47"> FieldName</text:span><text:span text:style-name="T25">="SAL"</text:span><text:span text:style-name="T47"> Name</text:span><text:span text:style-name="T25">="gcSal"</text:span><text:span text:style-name="T47"> CellStyle</text:span><text:span text:style-name="T25">="{</text:span><text:span text:style-name="T67">StaticResource</text:span><text:span text:style-name="T47"> ConditionalFormatting</text:span><text:span text:style-name="T25">}"</text:span><text:span text:style-name="T47"> AllowEditing</text:span><text:span text:style-name="T25">="False"&gt;</text:span></text:p>
      <text:p text:style-name="P4"><text:span text:style-name="T67"><text:s text:c="20"/></text:span><text:span text:style-name="T25">&lt;</text:span><text:span text:style-name="T67">dxgm</text:span><text:span text:style-name="T25">:</text:span><text:span text:style-name="T67">GridColumn.EditSettings</text:span><text:span text:style-name="T25">&gt;</text:span></text:p>
      <text:p text:style-name="P4"><text:span text:style-name="T67"><text:s text:c="24"/></text:span><text:span text:style-name="T25">&lt;</text:span><text:span text:style-name="T67">dxe</text:span><text:span text:style-name="T25">:</text:span><text:span text:style-name="T67">TextEditSettings</text:span><text:span text:style-name="T66"> </text:span><text:span text:style-name="T47"><text:s/>DisplayFormat</text:span><text:span text:style-name="T25">="0.0" /&gt;</text:span></text:p>
      <text:p text:style-name="P4"><text:span text:style-name="T67"><text:s text:c="20"/></text:span><text:span text:style-name="T25">&lt;/</text:span><text:span text:style-name="T67">dxgm</text:span><text:span text:style-name="T25">:</text:span><text:span text:style-name="T67">GridColumn.EditSettings</text:span><text:span text:style-name="T25">&gt;</text:span></text:p>
      <text:p text:style-name="P13"><text:s text:c="20"/></text:p>
      <text:p text:style-name="P4"><text:span text:style-name="T67"><text:s text:c="16"/></text:span><text:span text:style-name="T25">&lt;/</text:span><text:span text:style-name="T67">my</text:span><text:span text:style-name="T25">:</text:span><text:span text:style-name="T67">GridColumn</text:span><text:span text:style-name="T25">&gt;</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1" svg:font-family="Arial"/>
    <style:font-face style:name="Birka" svg:font-family="Birka"/>
    <style:font-face style:name="Calibri" svg:font-family="Calibri"/>
    <style:font-face style:name="Consolas" svg:font-family="Consolas"/>
    <style:font-face style:name="Courier New" svg:font-family="'Courier New'"/>
    <style:font-face style:name="Myriad-CnSemibold" svg:font-family="Myriad-CnSemibold"/>
    <style:font-face style:name="Segoe UI" svg:font-family="'Segoe UI'"/>
    <style:font-face style:name="Segoe UI Semibold" svg:font-family="'Segoe UI Semibold'"/>
    <style:font-face style:name="StoneSerif" svg:font-family="StoneSerif"/>
    <style:font-face style:name="Symbol" svg:font-family="Symbol"/>
    <style:font-face style:name="Tahoma1" svg:font-family="Tahoma"/>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552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2S</meta:editing-duration>
    <meta:editing-cycles>3</meta:editing-cycles>
    <meta:generator>OpenOffice/4.1.1$Win32 OpenOffice.org_project/411m6$Build-9775</meta:generator>
    <dc:date>2015-08-21T15:00:25.14</dc:date>
    <meta:document-statistic meta:table-count="3" meta:image-count="0" meta:object-count="6" meta:page-count="16" meta:paragraph-count="486" meta:word-count="4126" meta:character-count="33215"/>
    <meta:user-defined meta:name="Info 1"/>
    <meta:user-defined meta:name="Info 2"/>
    <meta:user-defined meta:name="Info 3"/>
    <meta:user-defined meta:name="Info 4"/>
  </office:meta>
</office:document-meta>
</file>